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2eb3" officeooo:paragraph-rsid="000c2eb3"/>
    </style:style>
    <style:style style:name="P2" style:family="paragraph" style:parent-style-name="Standard">
      <style:text-properties officeooo:rsid="000c2eb3" officeooo:paragraph-rsid="000d1853"/>
    </style:style>
    <style:style style:name="P3" style:family="paragraph" style:parent-style-name="Standard">
      <style:paragraph-properties fo:text-align="center" style:justify-single-word="false"/>
      <style:text-properties officeooo:rsid="000c2eb3" officeooo:paragraph-rsid="000c2eb3"/>
    </style:style>
    <style:style style:name="P4" style:family="paragraph" style:parent-style-name="Standard">
      <style:text-properties officeooo:rsid="000d1853" officeooo:paragraph-rsid="000d1853"/>
    </style:style>
    <style:style style:name="P5" style:family="paragraph" style:parent-style-name="Standard">
      <style:paragraph-properties fo:text-align="center" style:justify-single-word="false"/>
      <style:text-properties officeooo:rsid="0010e809" officeooo:paragraph-rsid="0010e809"/>
    </style:style>
    <style:style style:name="P6" style:family="paragraph" style:parent-style-name="Standard">
      <style:paragraph-properties fo:text-align="start" style:justify-single-word="false"/>
      <style:text-properties officeooo:rsid="0010e809" officeooo:paragraph-rsid="0010e809"/>
    </style:style>
    <style:style style:name="P7" style:family="paragraph" style:parent-style-name="Standard">
      <style:paragraph-properties fo:text-align="start" style:justify-single-word="false"/>
      <style:text-properties officeooo:rsid="001192a0" officeooo:paragraph-rsid="001192a0"/>
    </style:style>
    <style:style style:name="P8" style:family="paragraph" style:parent-style-name="Standard">
      <style:paragraph-properties fo:text-align="start" style:justify-single-word="false"/>
      <style:text-properties officeooo:rsid="00159594" officeooo:paragraph-rsid="00159594"/>
    </style:style>
    <style:style style:name="P9" style:family="paragraph" style:parent-style-name="Standard">
      <style:paragraph-properties fo:text-align="center" style:justify-single-word="false"/>
      <style:text-properties officeooo:rsid="00159594" officeooo:paragraph-rsid="00159594"/>
    </style:style>
    <style:style style:name="P10" style:family="paragraph" style:parent-style-name="Standard">
      <style:paragraph-properties fo:text-align="start" style:justify-single-word="false"/>
      <style:text-properties officeooo:rsid="0015ac17" officeooo:paragraph-rsid="0015ac17"/>
    </style:style>
    <style:style style:name="P11" style:family="paragraph" style:parent-style-name="Standard">
      <style:paragraph-properties fo:text-align="start" style:justify-single-word="false"/>
      <style:text-properties officeooo:rsid="0015ff09" officeooo:paragraph-rsid="0015ff09"/>
    </style:style>
    <style:style style:name="P12" style:family="paragraph" style:parent-style-name="Standard">
      <style:paragraph-properties fo:text-align="start" style:justify-single-word="false"/>
      <style:text-properties officeooo:rsid="0016d03d" officeooo:paragraph-rsid="0016d03d"/>
    </style:style>
    <style:style style:name="P13" style:family="paragraph" style:parent-style-name="Standard">
      <style:paragraph-properties fo:text-align="start" style:justify-single-word="false"/>
      <style:text-properties officeooo:rsid="00184fa1" officeooo:paragraph-rsid="00184fa1"/>
    </style:style>
    <style:style style:name="P14" style:family="paragraph" style:parent-style-name="Standard">
      <style:paragraph-properties fo:text-align="start" style:justify-single-word="false"/>
      <style:text-properties officeooo:rsid="00186b5c" officeooo:paragraph-rsid="00186b5c"/>
    </style:style>
    <style:style style:name="P15" style:family="paragraph" style:parent-style-name="Standard">
      <style:paragraph-properties fo:text-align="start" style:justify-single-word="false"/>
      <style:text-properties officeooo:rsid="001a308b" officeooo:paragraph-rsid="001a308b"/>
    </style:style>
    <style:style style:name="P16" style:family="paragraph" style:parent-style-name="Standard">
      <style:paragraph-properties fo:text-align="center" style:justify-single-word="false"/>
      <style:text-properties officeooo:rsid="001a308b" officeooo:paragraph-rsid="001a308b"/>
    </style:style>
    <style:style style:name="P17" style:family="paragraph" style:parent-style-name="Standard">
      <style:paragraph-properties fo:text-align="start" style:justify-single-word="false"/>
      <style:text-properties officeooo:rsid="001a5172" officeooo:paragraph-rsid="001a5172"/>
    </style:style>
    <style:style style:name="P18" style:family="paragraph" style:parent-style-name="Standard">
      <style:paragraph-properties fo:text-align="start" style:justify-single-word="false"/>
      <style:text-properties officeooo:rsid="001b2ca0" officeooo:paragraph-rsid="001b2ca0"/>
    </style:style>
    <style:style style:name="P19" style:family="paragraph" style:parent-style-name="Standard">
      <style:paragraph-properties fo:text-align="start" style:justify-single-word="false"/>
      <style:text-properties officeooo:rsid="001b2ca0" officeooo:paragraph-rsid="001b9a10"/>
    </style:style>
    <style:style style:name="P20" style:family="paragraph" style:parent-style-name="Standard">
      <style:paragraph-properties fo:text-align="center" style:justify-single-word="false"/>
      <style:text-properties officeooo:rsid="001b2ca0" officeooo:paragraph-rsid="001b2ca0"/>
    </style:style>
    <style:style style:name="P21" style:family="paragraph" style:parent-style-name="Standard">
      <style:paragraph-properties fo:text-align="start" style:justify-single-word="false"/>
      <style:text-properties officeooo:rsid="001b9a10" officeooo:paragraph-rsid="001b9a10"/>
    </style:style>
    <style:style style:name="P22" style:family="paragraph" style:parent-style-name="Standard">
      <style:paragraph-properties fo:text-align="start" style:justify-single-word="false"/>
      <style:text-properties officeooo:rsid="001cd3fe" officeooo:paragraph-rsid="001cd3fe"/>
    </style:style>
    <style:style style:name="P23" style:family="paragraph" style:parent-style-name="Standard">
      <style:paragraph-properties fo:text-align="center" style:justify-single-word="false"/>
      <style:text-properties officeooo:rsid="001cd3fe" officeooo:paragraph-rsid="001cd3fe"/>
    </style:style>
    <style:style style:name="P24" style:family="paragraph" style:parent-style-name="Standard">
      <style:paragraph-properties fo:text-align="start" style:justify-single-word="false"/>
      <style:text-properties officeooo:rsid="001dd137" officeooo:paragraph-rsid="001dd137"/>
    </style:style>
    <style:style style:name="P25" style:family="paragraph" style:parent-style-name="Standard">
      <style:paragraph-properties fo:text-align="start" style:justify-single-word="false"/>
      <style:text-properties officeooo:rsid="001eaf88" officeooo:paragraph-rsid="001eaf88"/>
    </style:style>
    <style:style style:name="P26" style:family="paragraph" style:parent-style-name="Standard">
      <style:paragraph-properties fo:text-align="start" style:justify-single-word="false"/>
      <style:text-properties officeooo:rsid="001ee8a3" officeooo:paragraph-rsid="001ee8a3"/>
    </style:style>
    <style:style style:name="P27" style:family="paragraph" style:parent-style-name="Standard">
      <style:paragraph-properties fo:text-align="start" style:justify-single-word="false"/>
      <style:text-properties officeooo:rsid="0021f36d" officeooo:paragraph-rsid="001ee8a3"/>
    </style:style>
    <style:style style:name="P28" style:family="paragraph" style:parent-style-name="Standard">
      <style:paragraph-properties fo:text-align="start" style:justify-single-word="false"/>
      <style:text-properties officeooo:rsid="0021f36d" officeooo:paragraph-rsid="0021f36d"/>
    </style:style>
    <style:style style:name="P29" style:family="paragraph" style:parent-style-name="Standard">
      <style:paragraph-properties fo:text-align="start" style:justify-single-word="false"/>
      <style:text-properties fo:font-weight="bold" officeooo:rsid="0021f36d" officeooo:paragraph-rsid="0021f36d" style:font-weight-asian="bold" style:font-weight-complex="bold"/>
    </style:style>
    <style:style style:name="P30" style:family="paragraph" style:parent-style-name="Standard">
      <style:paragraph-properties fo:text-align="start" style:justify-single-word="false"/>
      <style:text-properties fo:font-weight="bold" officeooo:rsid="0023db40" officeooo:paragraph-rsid="0023db40" style:font-weight-asian="bold" style:font-weight-complex="bold"/>
    </style:style>
    <style:style style:name="P31" style:family="paragraph" style:parent-style-name="Standard">
      <style:paragraph-properties fo:text-align="start" style:justify-single-word="false"/>
      <style:text-properties fo:font-weight="bold" officeooo:rsid="002569ee" officeooo:paragraph-rsid="002569ee" style:font-weight-asian="bold" style:font-weight-complex="bold"/>
    </style:style>
    <style:style style:name="P32" style:family="paragraph" style:parent-style-name="Standard">
      <style:paragraph-properties fo:text-align="start" style:justify-single-word="false"/>
      <style:text-properties fo:font-weight="bold" officeooo:rsid="0026a53c" officeooo:paragraph-rsid="0026a53c" style:font-weight-asian="bold" style:font-weight-complex="bold"/>
    </style:style>
    <style:style style:name="P33" style:family="paragraph" style:parent-style-name="Standard">
      <style:paragraph-properties fo:text-align="start" style:justify-single-word="false"/>
      <style:text-properties style:text-position="0% 100%" fo:font-weight="bold" officeooo:rsid="0026a53c" officeooo:paragraph-rsid="0026a53c" style:font-weight-asian="bold" style:font-weight-complex="bold"/>
    </style:style>
    <style:style style:name="P34" style:family="paragraph" style:parent-style-name="Standard">
      <style:paragraph-properties fo:text-align="start" style:justify-single-word="false"/>
      <style:text-properties style:text-position="0% 100%" fo:font-weight="bold" officeooo:rsid="00282ddb" officeooo:paragraph-rsid="00282ddb" style:font-weight-asian="bold" style:font-weight-complex="bold"/>
    </style:style>
    <style:style style:name="P35" style:family="paragraph" style:parent-style-name="Standard">
      <style:paragraph-properties fo:text-align="start" style:justify-single-word="false"/>
      <style:text-properties style:text-position="0% 100%" fo:font-weight="bold" officeooo:rsid="00282ddb" officeooo:paragraph-rsid="0029a6d8" style:font-weight-asian="bold" style:font-weight-complex="bold"/>
    </style:style>
    <style:style style:name="P36" style:family="paragraph" style:parent-style-name="Standard">
      <style:paragraph-properties fo:text-align="start" style:justify-single-word="false"/>
      <style:text-properties style:text-position="0% 100%" fo:font-weight="bold" officeooo:rsid="00282ddb" officeooo:paragraph-rsid="002a1e3c" style:font-weight-asian="bold" style:font-weight-complex="bold"/>
    </style:style>
    <style:style style:name="P37" style:family="paragraph" style:parent-style-name="Standard">
      <style:paragraph-properties fo:text-align="start" style:justify-single-word="false"/>
      <style:text-properties style:text-position="0% 100%" fo:font-weight="bold" officeooo:rsid="002a1e3c" officeooo:paragraph-rsid="002a1e3c" style:font-weight-asian="bold" style:font-weight-complex="bold"/>
    </style:style>
    <style:style style:name="P38" style:family="paragraph" style:parent-style-name="Standard">
      <style:paragraph-properties fo:text-align="start" style:justify-single-word="false"/>
      <style:text-properties style:text-position="0% 100%" fo:font-weight="bold" officeooo:rsid="0029a6d8" officeooo:paragraph-rsid="0029a6d8" style:font-weight-asian="bold" style:font-weight-complex="bold"/>
    </style:style>
    <style:style style:name="P39" style:family="paragraph" style:parent-style-name="Standard">
      <style:paragraph-properties fo:text-align="start" style:justify-single-word="false"/>
      <style:text-properties style:text-position="0% 100%" fo:font-weight="bold" officeooo:rsid="002b155e" officeooo:paragraph-rsid="002b155e" style:font-weight-asian="bold" style:font-weight-complex="bold"/>
    </style:style>
    <style:style style:name="P40" style:family="paragraph" style:parent-style-name="Standard">
      <style:paragraph-properties fo:text-align="start" style:justify-single-word="false"/>
      <style:text-properties style:text-position="0% 100%" fo:font-weight="bold" officeooo:rsid="002cdcf9" officeooo:paragraph-rsid="002cdcf9" style:font-weight-asian="bold" style:font-weight-complex="bold"/>
    </style:style>
    <style:style style:name="P41" style:family="paragraph" style:parent-style-name="Standard">
      <style:paragraph-properties fo:text-align="start" style:justify-single-word="false"/>
      <style:text-properties style:text-position="0% 100%" fo:font-weight="normal" officeooo:rsid="00282ddb" officeooo:paragraph-rsid="00282ddb" style:font-weight-asian="normal" style:font-weight-complex="normal"/>
    </style:style>
    <style:style style:name="P42" style:family="paragraph" style:parent-style-name="Standard">
      <style:paragraph-properties fo:text-align="start" style:justify-single-word="false"/>
      <style:text-properties style:text-position="0% 100%" fo:font-weight="normal" officeooo:rsid="00282ddb" officeooo:paragraph-rsid="0029a6d8" style:font-weight-asian="normal" style:font-weight-complex="normal"/>
    </style:style>
    <style:style style:name="P43" style:family="paragraph" style:parent-style-name="Standard">
      <style:paragraph-properties fo:text-align="start" style:justify-single-word="false"/>
      <style:text-properties style:text-position="0% 100%" fo:font-weight="normal" officeooo:rsid="0029a6d8" officeooo:paragraph-rsid="0029a6d8" style:font-weight-asian="normal" style:font-weight-complex="normal"/>
    </style:style>
    <style:style style:name="P44" style:family="paragraph" style:parent-style-name="Standard">
      <style:paragraph-properties fo:text-align="start" style:justify-single-word="false"/>
      <style:text-properties style:text-position="0% 100%" fo:font-weight="normal" officeooo:rsid="002a1e3c" officeooo:paragraph-rsid="002a1e3c" style:font-weight-asian="normal" style:font-weight-complex="normal"/>
    </style:style>
    <style:style style:name="P45" style:family="paragraph" style:parent-style-name="Standard">
      <style:paragraph-properties fo:text-align="center" style:justify-single-word="false"/>
      <style:text-properties style:text-position="0% 100%" fo:font-weight="normal" officeooo:rsid="002ad4f2" officeooo:paragraph-rsid="002ad4f2" style:font-weight-asian="normal" style:font-weight-complex="normal"/>
    </style:style>
    <style:style style:name="P46"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2cdcf9" officeooo:paragraph-rsid="002cdcf9" style:font-weight-asian="bold" style:font-weight-complex="bold"/>
    </style:style>
    <style:style style:name="P47"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2dd1b1" officeooo:paragraph-rsid="002dd1b1" style:font-weight-asian="bold" style:font-weight-complex="bold"/>
    </style:style>
    <style:style style:name="P48"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2f2151" officeooo:paragraph-rsid="002f2151" style:font-weight-asian="bold" style:font-weight-complex="bold"/>
    </style:style>
    <style:style style:name="P49"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0aed4" officeooo:paragraph-rsid="0030aed4" style:font-weight-asian="bold" style:font-weight-complex="bold"/>
    </style:style>
    <style:style style:name="P50"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0aed4" officeooo:paragraph-rsid="0033f190" style:font-weight-asian="bold" style:font-weight-complex="bold"/>
    </style:style>
    <style:style style:name="P51"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21cf4" officeooo:paragraph-rsid="00321cf4" style:font-weight-asian="bold" style:font-weight-complex="bold"/>
    </style:style>
    <style:style style:name="P52"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30630" officeooo:paragraph-rsid="00330630" style:font-weight-asian="bold" style:font-weight-complex="bold"/>
    </style:style>
    <style:style style:name="P53" style:family="paragraph" style:parent-style-name="Standard">
      <style:paragraph-properties fo:text-align="center" style:justify-single-word="false"/>
      <style:text-properties style:text-position="0% 100%" style:text-underline-style="solid" style:text-underline-width="auto" style:text-underline-color="font-color" fo:font-weight="bold" officeooo:rsid="0034d7ad" officeooo:paragraph-rsid="0034d7ad" style:font-weight-asian="bold" style:font-weight-complex="bold"/>
    </style:style>
    <style:style style:name="P54"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4d7ad" officeooo:paragraph-rsid="0034d7ad" style:font-weight-asian="bold" style:font-weight-complex="bold"/>
    </style:style>
    <style:style style:name="P55"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4d7ad" officeooo:paragraph-rsid="0034e27c" style:font-weight-asian="bold" style:font-weight-complex="bold"/>
    </style:style>
    <style:style style:name="P56"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8ce6f" officeooo:paragraph-rsid="0038ce6f" style:font-weight-asian="bold" style:font-weight-complex="bold"/>
    </style:style>
    <style:style style:name="P57"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a1426" officeooo:paragraph-rsid="003a1426" style:font-weight-asian="bold" style:font-weight-complex="bold"/>
    </style:style>
    <style:style style:name="P58"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af06c" officeooo:paragraph-rsid="003af06c" style:font-weight-asian="bold" style:font-weight-complex="bold"/>
    </style:style>
    <style:style style:name="P59"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c9ebf" officeooo:paragraph-rsid="003c9ebf" style:font-weight-asian="bold" style:font-weight-complex="bold"/>
    </style:style>
    <style:style style:name="P60"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c9ebf" officeooo:paragraph-rsid="003ca1ab" style:font-weight-asian="bold" style:font-weight-complex="bold"/>
    </style:style>
    <style:style style:name="P61" style:family="paragraph" style:parent-style-name="Standard">
      <style:paragraph-properties fo:text-align="start" style:justify-single-word="false"/>
      <style:text-properties style:text-position="0% 100%" style:text-underline-style="solid" style:text-underline-width="auto" style:text-underline-color="font-color" fo:font-weight="normal" officeooo:rsid="0030aed4" officeooo:paragraph-rsid="0030aed4" style:font-weight-asian="normal" style:font-weight-complex="normal"/>
    </style:style>
    <style:style style:name="P62" style:family="paragraph" style:parent-style-name="Standard">
      <style:paragraph-properties fo:text-align="start" style:justify-single-word="false"/>
      <style:text-properties style:text-position="0% 100%" style:text-underline-style="solid" style:text-underline-width="auto" style:text-underline-color="font-color" fo:font-weight="normal" officeooo:rsid="00323f20" officeooo:paragraph-rsid="00323f20" style:font-weight-asian="normal" style:font-weight-complex="normal"/>
    </style:style>
    <style:style style:name="P63" style:family="paragraph" style:parent-style-name="Standard">
      <style:paragraph-properties fo:text-align="start" style:justify-single-word="false"/>
      <style:text-properties style:text-position="0% 100%" style:text-underline-style="solid" style:text-underline-width="auto" style:text-underline-color="font-color" fo:font-weight="normal" officeooo:rsid="00330630" officeooo:paragraph-rsid="00330630" style:font-weight-asian="normal" style:font-weight-complex="normal"/>
    </style:style>
    <style:style style:name="P64" style:family="paragraph" style:parent-style-name="Standard">
      <style:paragraph-properties fo:text-align="start" style:justify-single-word="false"/>
      <style:text-properties style:text-position="0% 100%" style:text-underline-style="solid" style:text-underline-width="auto" style:text-underline-color="font-color" fo:font-weight="normal" officeooo:rsid="00369e20" officeooo:paragraph-rsid="00369e20" style:font-weight-asian="normal" style:font-weight-complex="normal"/>
    </style:style>
    <style:style style:name="P65" style:family="paragraph" style:parent-style-name="Standard">
      <style:paragraph-properties fo:text-align="start" style:justify-single-word="false"/>
      <style:text-properties style:text-position="0% 100%" style:text-underline-style="solid" style:text-underline-width="auto" style:text-underline-color="font-color" fo:font-weight="normal" officeooo:rsid="00379ea5" officeooo:paragraph-rsid="00379ea5" style:font-weight-asian="normal" style:font-weight-complex="normal"/>
    </style:style>
    <style:style style:name="P66" style:family="paragraph" style:parent-style-name="Standard">
      <style:paragraph-properties fo:text-align="start" style:justify-single-word="false"/>
      <style:text-properties style:text-position="0% 100%" style:text-underline-style="solid" style:text-underline-width="auto" style:text-underline-color="font-color" fo:font-weight="normal" officeooo:rsid="0038ce6f" officeooo:paragraph-rsid="0038ce6f" style:font-weight-asian="normal" style:font-weight-complex="normal"/>
    </style:style>
    <style:style style:name="P67" style:family="paragraph" style:parent-style-name="Standard">
      <style:paragraph-properties fo:text-align="start" style:justify-single-word="false"/>
      <style:text-properties style:text-position="0% 100%" style:text-underline-style="none" fo:font-weight="bold" officeooo:rsid="003ca1ab" officeooo:paragraph-rsid="003ca1ab" style:font-weight-asian="bold" style:font-weight-complex="bold"/>
    </style:style>
    <style:style style:name="P68" style:family="paragraph" style:parent-style-name="Standard">
      <style:paragraph-properties fo:text-align="start" style:justify-single-word="false"/>
      <style:text-properties style:text-position="0% 100%" style:text-underline-style="none" fo:font-weight="bold" officeooo:rsid="003cffc2" officeooo:paragraph-rsid="003cffc2" style:font-weight-asian="bold" style:font-weight-complex="bold"/>
    </style:style>
    <style:style style:name="P69" style:family="paragraph" style:parent-style-name="Standard">
      <style:paragraph-properties fo:text-align="start" style:justify-single-word="false"/>
      <style:text-properties style:text-position="0% 100%" style:text-underline-style="none" fo:font-weight="bold" officeooo:rsid="003ed516" officeooo:paragraph-rsid="003ed516" style:font-weight-asian="bold" style:font-weight-complex="bold"/>
    </style:style>
    <style:style style:name="P70" style:family="paragraph" style:parent-style-name="Standard">
      <style:paragraph-properties fo:text-align="start" style:justify-single-word="false"/>
      <style:text-properties style:text-position="0% 100%" style:text-underline-style="none" fo:font-weight="bold" officeooo:rsid="00406488" officeooo:paragraph-rsid="00406488" style:font-weight-asian="bold" style:font-weight-complex="bold"/>
    </style:style>
    <style:style style:name="P71" style:family="paragraph" style:parent-style-name="Standard">
      <style:paragraph-properties fo:text-align="start" style:justify-single-word="false"/>
      <style:text-properties style:text-position="0% 100%" style:text-underline-style="none" fo:font-weight="bold" officeooo:rsid="00406841" officeooo:paragraph-rsid="00406841" style:font-weight-asian="bold" style:font-weight-complex="bold"/>
    </style:style>
    <style:style style:name="P72" style:family="paragraph" style:parent-style-name="Standard">
      <style:paragraph-properties fo:text-align="start" style:justify-single-word="false"/>
      <style:text-properties style:text-position="0% 100%" style:text-underline-style="none" fo:font-weight="bold" officeooo:rsid="004216ce" officeooo:paragraph-rsid="004216ce" style:font-weight-asian="bold" style:font-weight-complex="bold"/>
    </style:style>
    <style:style style:name="P73" style:family="paragraph" style:parent-style-name="Standard">
      <style:paragraph-properties fo:text-align="start" style:justify-single-word="false"/>
      <style:text-properties style:text-position="0% 100%" style:text-underline-style="none" fo:font-weight="bold" officeooo:rsid="0044af70" officeooo:paragraph-rsid="0044af70" style:font-weight-asian="bold" style:font-weight-complex="bold"/>
    </style:style>
    <style:style style:name="P74" style:family="paragraph" style:parent-style-name="Standard">
      <style:paragraph-properties fo:text-align="start" style:justify-single-word="false"/>
      <style:text-properties style:text-position="0% 100%" style:text-underline-style="none" fo:font-weight="bold" officeooo:rsid="00469357" officeooo:paragraph-rsid="00469357" style:font-weight-asian="bold" style:font-weight-complex="bold"/>
    </style:style>
    <style:style style:name="P75" style:family="paragraph" style:parent-style-name="Standard">
      <style:paragraph-properties fo:text-align="start" style:justify-single-word="false"/>
      <style:text-properties style:text-position="0% 100%" style:text-underline-style="none" fo:font-weight="bold" officeooo:rsid="0046dd45" officeooo:paragraph-rsid="0046dd45" style:font-weight-asian="bold" style:font-weight-complex="bold"/>
    </style:style>
    <style:style style:name="P76" style:family="paragraph" style:parent-style-name="Standard">
      <style:paragraph-properties fo:text-align="start" style:justify-single-word="false"/>
      <style:text-properties style:text-position="0% 100%" style:text-underline-style="none" fo:font-weight="bold" officeooo:rsid="0048d28a" officeooo:paragraph-rsid="0048d28a" style:font-weight-asian="bold" style:font-weight-complex="bold"/>
    </style:style>
    <style:style style:name="P77" style:family="paragraph" style:parent-style-name="Standard">
      <style:paragraph-properties fo:text-align="start" style:justify-single-word="false"/>
      <style:text-properties style:text-position="0% 100%" style:text-underline-style="none" fo:font-weight="bold" officeooo:rsid="004a9017" officeooo:paragraph-rsid="004a9017" style:font-weight-asian="bold" style:font-weight-complex="bold"/>
    </style:style>
    <style:style style:name="P78" style:family="paragraph" style:parent-style-name="Standard">
      <style:paragraph-properties fo:text-align="start" style:justify-single-word="false"/>
      <style:text-properties style:text-position="0% 100%" style:text-underline-style="none" fo:font-weight="bold" officeooo:rsid="004bbe52" officeooo:paragraph-rsid="004bbe52" style:font-weight-asian="bold" style:font-weight-complex="bold"/>
    </style:style>
    <style:style style:name="P79" style:family="paragraph" style:parent-style-name="Standard">
      <style:paragraph-properties fo:text-align="start" style:justify-single-word="false"/>
      <style:text-properties style:text-position="0% 100%" style:text-underline-style="none" fo:font-weight="bold" officeooo:rsid="004c4457" officeooo:paragraph-rsid="004c4457" style:font-weight-asian="bold" style:font-weight-complex="bold"/>
    </style:style>
    <style:style style:name="P80" style:family="paragraph" style:parent-style-name="Standard">
      <style:paragraph-properties fo:text-align="start" style:justify-single-word="false"/>
      <style:text-properties style:text-position="0% 100%" style:text-underline-style="none" fo:font-weight="bold" officeooo:rsid="004d8979" officeooo:paragraph-rsid="004d8979" style:font-weight-asian="bold" style:font-weight-complex="bold"/>
    </style:style>
    <style:style style:name="P81" style:family="paragraph" style:parent-style-name="Standard">
      <style:paragraph-properties fo:text-align="start" style:justify-single-word="false"/>
      <style:text-properties style:text-position="0% 100%" style:text-underline-style="none" fo:font-weight="bold" officeooo:rsid="004e5fd9" officeooo:paragraph-rsid="004e5fd9" style:font-weight-asian="bold" style:font-weight-complex="bold"/>
    </style:style>
    <style:style style:name="P82" style:family="paragraph" style:parent-style-name="Standard">
      <style:paragraph-properties fo:text-align="start" style:justify-single-word="false"/>
      <style:text-properties style:text-position="0% 100%" style:text-underline-style="none" fo:font-weight="bold" officeooo:rsid="004f07b3" officeooo:paragraph-rsid="004f07b3" style:font-weight-asian="bold" style:font-weight-complex="bold"/>
    </style:style>
    <style:style style:name="P83" style:family="paragraph" style:parent-style-name="Standard">
      <style:paragraph-properties fo:text-align="start" style:justify-single-word="false"/>
      <style:text-properties style:text-position="0% 100%" style:text-underline-style="none" fo:font-weight="bold" officeooo:rsid="0050ff08" officeooo:paragraph-rsid="0050ff08" style:font-weight-asian="bold" style:font-weight-complex="bold"/>
    </style:style>
    <style:style style:name="P84" style:family="paragraph" style:parent-style-name="Standard">
      <style:paragraph-properties fo:text-align="start" style:justify-single-word="false"/>
      <style:text-properties style:text-position="0% 100%" style:text-underline-style="none" fo:font-weight="bold" officeooo:rsid="0051bebe" officeooo:paragraph-rsid="0051bebe" style:font-weight-asian="bold" style:font-weight-complex="bold"/>
    </style:style>
    <style:style style:name="P85" style:family="paragraph" style:parent-style-name="Standard">
      <style:paragraph-properties fo:text-align="start" style:justify-single-word="false"/>
      <style:text-properties style:text-position="0% 100%" style:text-underline-style="none" fo:font-weight="bold" officeooo:rsid="005308b6" officeooo:paragraph-rsid="005308b6" style:font-weight-asian="bold" style:font-weight-complex="bold"/>
    </style:style>
    <style:style style:name="P86" style:family="paragraph" style:parent-style-name="Standard">
      <style:paragraph-properties fo:text-align="start" style:justify-single-word="false"/>
      <style:text-properties style:text-position="0% 100%" style:text-underline-style="none" fo:font-weight="normal" officeooo:rsid="00469357" officeooo:paragraph-rsid="00469357" style:font-weight-asian="normal" style:font-weight-complex="normal"/>
    </style:style>
    <style:style style:name="P87" style:family="paragraph" style:parent-style-name="Standard">
      <style:paragraph-properties fo:text-align="start" style:justify-single-word="false"/>
      <style:text-properties fo:font-style="normal" fo:font-weight="normal" officeooo:rsid="0021f36d" officeooo:paragraph-rsid="0021f36d"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23db40" officeooo:paragraph-rsid="0023db40" style:font-style-asian="normal" style:font-weight-asian="normal" style:font-style-complex="normal" style:font-weight-complex="normal"/>
    </style:style>
    <style:style style:name="P89" style:family="paragraph" style:parent-style-name="Standard">
      <style:paragraph-properties fo:text-align="center" style:justify-single-word="false"/>
      <style:text-properties fo:font-style="normal" fo:font-weight="normal" officeooo:rsid="0023db40" officeooo:paragraph-rsid="0023db40"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italic" fo:font-weight="normal" officeooo:rsid="002569ee" officeooo:paragraph-rsid="002569ee" style:font-style-asian="italic" style:font-weight-asian="normal" style:font-style-complex="italic" style:font-weight-complex="normal"/>
    </style:style>
    <style:style style:name="P91" style:family="paragraph" style:parent-style-name="Standard">
      <style:paragraph-properties fo:text-align="start" style:justify-single-word="false"/>
      <style:text-properties fo:font-style="italic" fo:font-weight="normal" officeooo:rsid="0026a53c" officeooo:paragraph-rsid="0026a53c" style:font-style-asian="italic" style:font-weight-asian="normal" style:font-style-complex="italic" style:font-weight-complex="normal"/>
    </style:style>
    <style:style style:name="P92" style:family="paragraph" style:parent-style-name="Standard">
      <style:paragraph-properties fo:text-align="start" style:justify-single-word="false"/>
      <style:text-properties fo:font-weight="normal" officeooo:rsid="0026a53c" officeooo:paragraph-rsid="0026a53c" style:font-weight-asian="normal" style:font-weight-complex="normal"/>
    </style:style>
    <style:style style:name="P93" style:family="paragraph" style:parent-style-name="Standard">
      <style:paragraph-properties fo:text-align="start" style:justify-single-word="false"/>
      <style:text-properties style:text-position="0% 100%" fo:font-style="normal" style:text-underline-style="none" fo:font-weight="normal" officeooo:rsid="004f07b3" officeooo:paragraph-rsid="004f07b3"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style:text-position="0% 100%" fo:font-style="normal" style:text-underline-style="none" fo:font-weight="normal" officeooo:rsid="004f07b3" officeooo:paragraph-rsid="004e5fd9"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style:text-position="0% 100%" fo:font-style="normal" style:text-underline-style="none" fo:font-weight="normal" officeooo:rsid="0034d7ad" officeooo:paragraph-rsid="0034d7ad"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style:text-position="0% 100%" fo:font-style="normal" style:text-underline-style="none" fo:font-weight="normal" officeooo:rsid="0034e27c" officeooo:paragraph-rsid="0034e27c"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style:text-position="0% 100%" fo:font-style="normal" style:text-underline-style="none" fo:font-weight="normal" officeooo:rsid="00369e20" officeooo:paragraph-rsid="00369e20" style:font-style-asian="normal" style:font-weight-asian="normal" style:font-style-complex="normal" style:font-weight-complex="normal"/>
    </style:style>
    <style:style style:name="P98" style:family="paragraph" style:parent-style-name="Standard">
      <style:paragraph-properties fo:text-align="center" style:justify-single-word="false"/>
      <style:text-properties style:text-position="0% 100%" fo:font-style="normal" style:text-underline-style="none" fo:font-weight="normal" officeooo:rsid="00369e20" officeooo:paragraph-rsid="00369e20"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style:text-position="0% 100%" fo:font-style="normal" style:text-underline-style="none" fo:font-weight="normal" officeooo:rsid="00379ea5" officeooo:paragraph-rsid="00379ea5"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style:text-position="0% 100%" fo:font-style="normal" style:text-underline-style="none" fo:font-weight="normal" officeooo:rsid="0037ba8e" officeooo:paragraph-rsid="0037ba8e"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style:text-position="0% 100%" fo:font-style="normal" style:text-underline-style="none" fo:font-weight="normal" officeooo:rsid="0038ce6f" officeooo:paragraph-rsid="0038ce6f" style:font-style-asian="normal" style:font-weight-asian="normal" style:font-style-complex="normal" style:font-weight-complex="normal"/>
    </style:style>
    <style:style style:name="P102" style:family="paragraph" style:parent-style-name="Standard">
      <style:paragraph-properties fo:text-align="center" style:justify-single-word="false"/>
      <style:text-properties style:text-position="0% 100%" fo:font-style="normal" style:text-underline-style="none" fo:font-weight="normal" officeooo:rsid="003907c3" officeooo:paragraph-rsid="003907c3"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style:text-position="0% 100%" fo:font-style="normal" style:text-underline-style="none" fo:font-weight="normal" officeooo:rsid="003a1426" officeooo:paragraph-rsid="003a1426"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style:text-position="0% 100%" fo:font-style="normal" style:text-underline-style="none" fo:font-weight="normal" officeooo:rsid="003af06c" officeooo:paragraph-rsid="003af06c" style:font-style-asian="normal" style:font-weight-asian="normal" style:font-style-complex="normal" style:font-weight-complex="normal"/>
    </style:style>
    <style:style style:name="P105" style:family="paragraph" style:parent-style-name="Standard">
      <style:paragraph-properties fo:text-align="center" style:justify-single-word="false"/>
      <style:text-properties style:text-position="0% 100%" fo:font-style="normal" style:text-underline-style="none" fo:font-weight="normal" officeooo:rsid="003c9ebf" officeooo:paragraph-rsid="003c9ebf"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style:text-position="0% 100%" fo:font-style="normal" style:text-underline-style="none" fo:font-weight="normal" officeooo:rsid="003c9ebf" officeooo:paragraph-rsid="003c9ebf"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style:text-position="0% 100%" fo:font-style="normal" style:text-underline-style="none" fo:font-weight="normal" officeooo:rsid="00406841" officeooo:paragraph-rsid="00406841"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style:text-position="0% 100%" fo:font-style="normal" style:text-underline-style="none" fo:font-weight="normal" officeooo:rsid="004216ce" officeooo:paragraph-rsid="004216ce"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style:text-position="0% 100%" fo:font-style="normal" style:text-underline-style="none" fo:font-weight="normal" officeooo:rsid="0044af70" officeooo:paragraph-rsid="0044af70" style:font-style-asian="normal" style:font-weight-asian="normal" style:font-style-complex="normal" style:font-weight-complex="normal"/>
    </style:style>
    <style:style style:name="P110" style:family="paragraph" style:parent-style-name="Standard">
      <style:paragraph-properties fo:text-align="center" style:justify-single-word="false"/>
      <style:text-properties style:text-position="0% 100%" fo:font-style="normal" style:text-underline-style="none" fo:font-weight="normal" officeooo:rsid="0044af70" officeooo:paragraph-rsid="0044af70"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style:text-position="0% 100%" fo:font-style="normal" style:text-underline-style="none" fo:font-weight="normal" officeooo:rsid="00469357" officeooo:paragraph-rsid="00469357"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style:text-position="0% 100%" fo:font-style="normal" style:text-underline-style="none" fo:font-weight="normal" officeooo:rsid="0046dd45" officeooo:paragraph-rsid="0046dd45"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style:text-position="0% 100%" fo:font-style="normal" style:text-underline-style="none" fo:font-weight="normal" officeooo:rsid="0048d28a" officeooo:paragraph-rsid="0048d28a" style:font-style-asian="normal" style:font-weight-asian="normal" style:font-style-complex="normal" style:font-weight-complex="normal"/>
    </style:style>
    <style:style style:name="P114" style:family="paragraph" style:parent-style-name="Standard">
      <style:paragraph-properties fo:text-align="center" style:justify-single-word="false"/>
      <style:text-properties style:text-position="0% 100%" fo:font-style="normal" style:text-underline-style="none" fo:font-weight="normal" officeooo:rsid="0048d28a" officeooo:paragraph-rsid="0048d28a"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style:text-position="0% 100%" fo:font-style="normal" style:text-underline-style="none" fo:font-weight="normal" officeooo:rsid="004a9017" officeooo:paragraph-rsid="004a9017"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style:text-position="0% 100%" fo:font-style="normal" style:text-underline-style="none" fo:font-weight="normal" officeooo:rsid="004bbe52" officeooo:paragraph-rsid="004bbe52"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style:text-position="0% 100%" fo:font-style="normal" style:text-underline-style="none" fo:font-weight="normal" officeooo:rsid="004c4457" officeooo:paragraph-rsid="004c4457"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style:text-position="0% 100%" fo:font-style="normal" style:text-underline-style="none" fo:font-weight="normal" officeooo:rsid="004cab89" officeooo:paragraph-rsid="004cab89"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text-position="0% 100%" fo:font-style="normal" style:text-underline-style="none" fo:font-weight="normal" officeooo:rsid="0050ff08" officeooo:paragraph-rsid="004e5fd9"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style:text-position="0% 100%" fo:font-style="normal" style:text-underline-style="none" fo:font-weight="normal" officeooo:rsid="0051bebe" officeooo:paragraph-rsid="0051bebe"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style:text-position="0% 100%" fo:font-style="normal" style:text-underline-style="none" fo:font-weight="normal" officeooo:rsid="0058d235" officeooo:paragraph-rsid="0058d235"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style:text-position="0% 100%" fo:font-style="normal" style:text-underline-style="none" fo:font-weight="normal" officeooo:rsid="005cfdb4" officeooo:paragraph-rsid="005cfdb4"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style:text-position="0% 100%" fo:font-style="normal" style:text-underline-style="none" fo:font-weight="normal" officeooo:rsid="005d0fe8" officeooo:paragraph-rsid="005d0fe8"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style:text-position="0% 100%" fo:font-style="normal" style:text-underline-style="none" fo:font-weight="normal" officeooo:rsid="0062177e" officeooo:paragraph-rsid="0062177e"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style:text-position="0% 100%" fo:font-style="normal" style:text-underline-style="none" fo:font-weight="normal" officeooo:rsid="00622bec" officeooo:paragraph-rsid="00622bec"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style:text-position="0% 100%" fo:font-style="normal" style:text-underline-style="none" fo:font-weight="normal" officeooo:rsid="00642dd3" officeooo:paragraph-rsid="00642dd3" style:font-style-asian="normal" style:font-weight-asian="normal" style:font-style-complex="normal" style:font-weight-complex="normal"/>
    </style:style>
    <style:style style:name="P127" style:family="paragraph" style:parent-style-name="Standard">
      <style:paragraph-properties fo:text-align="center" style:justify-single-word="false"/>
      <style:text-properties style:text-position="0% 100%" fo:font-style="normal" style:text-underline-style="none" fo:font-weight="normal" officeooo:rsid="00642dd3" officeooo:paragraph-rsid="00642dd3"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style:text-position="0% 100%" fo:font-style="normal" style:text-underline-style="none" fo:font-weight="normal" officeooo:rsid="006486c4" officeooo:paragraph-rsid="006486c4"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style:text-position="0% 100%" fo:font-style="normal" style:text-underline-style="none" fo:font-weight="normal" officeooo:rsid="0065a3fa" officeooo:paragraph-rsid="0065a3fa"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style:text-position="0% 100%" fo:font-style="normal" style:text-underline-style="none" fo:font-weight="normal" officeooo:rsid="0065c9c9" officeooo:paragraph-rsid="0065c9c9"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style:text-position="0% 100%" fo:font-style="normal" style:text-underline-style="none" fo:font-weight="normal" officeooo:rsid="0067155a" officeooo:paragraph-rsid="0067155a"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style:text-position="0% 100%" fo:font-style="normal" style:text-underline-style="none" fo:font-weight="normal" officeooo:rsid="00674558" officeooo:paragraph-rsid="00674558"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style:text-position="0% 100%" fo:font-style="normal" style:text-underline-style="none" fo:font-weight="normal" officeooo:rsid="007d7674" officeooo:paragraph-rsid="007d7674"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style:text-position="0% 100%" fo:font-style="normal" style:text-underline-style="none" fo:font-weight="normal" officeooo:rsid="007ecfb1" officeooo:paragraph-rsid="007ecfb1"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style:text-position="0% 100%" fo:font-style="normal" style:text-underline-style="none" fo:font-weight="normal" officeooo:rsid="00808705" officeooo:paragraph-rsid="00808705"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style:text-position="0% 100%" fo:font-style="normal" style:text-underline-style="none" fo:font-weight="normal" officeooo:rsid="0080e9ec" officeooo:paragraph-rsid="0080e9ec"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style:text-position="0% 100%" fo:font-style="normal" style:text-underline-style="none" fo:font-weight="normal" officeooo:rsid="008255f2" officeooo:paragraph-rsid="008255f2"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style:text-position="0% 100%" fo:font-style="normal" style:text-underline-style="none" fo:font-weight="normal" officeooo:rsid="00896d94" officeooo:paragraph-rsid="00896d94"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style:text-position="0% 100%" fo:font-style="normal" style:text-underline-style="none" fo:font-weight="normal" officeooo:rsid="008b3844" officeooo:paragraph-rsid="008b3844"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style:text-position="0% 100%" fo:font-style="normal" style:text-underline-style="none" fo:font-weight="normal" officeooo:rsid="008e681c" officeooo:paragraph-rsid="008e681c" style:font-style-asian="normal" style:font-weight-asian="normal" style:font-style-complex="normal" style:font-weight-complex="normal"/>
    </style:style>
    <style:style style:name="P141" style:family="paragraph" style:parent-style-name="Standard">
      <style:paragraph-properties fo:text-align="center" style:justify-single-word="false"/>
      <style:text-properties style:text-position="0% 100%" fo:font-style="normal" style:text-underline-style="none" fo:font-weight="normal" officeooo:rsid="008eeab3" officeooo:paragraph-rsid="008eeab3"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style:text-position="0% 100%" fo:font-style="normal" style:text-underline-style="none" fo:font-weight="normal" officeooo:rsid="00900b65" officeooo:paragraph-rsid="00900b65"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style:text-position="0% 100%" fo:font-style="normal" style:text-underline-style="none" fo:font-weight="normal" officeooo:rsid="0099e7e7" officeooo:paragraph-rsid="0099e7e7"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style:text-position="0% 100%" fo:font-style="normal" style:text-underline-style="none" fo:font-weight="normal" officeooo:rsid="0099f6a7" officeooo:paragraph-rsid="0099f6a7"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style:text-position="0% 100%" fo:font-style="normal" style:text-underline-style="none" fo:font-weight="normal" officeooo:rsid="009bbede" officeooo:paragraph-rsid="009bbede"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style:text-position="0% 100%" fo:font-style="normal" style:text-underline-style="none" fo:font-weight="normal" officeooo:rsid="009db5d8" officeooo:paragraph-rsid="009db5d8"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style:text-position="0% 100%" fo:font-style="normal" style:text-underline-style="none" fo:font-weight="normal" officeooo:rsid="009fa75d" officeooo:paragraph-rsid="009fa75d"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style:text-position="0% 100%" fo:font-style="normal" style:text-underline-style="none" fo:font-weight="normal" officeooo:rsid="00a12643" officeooo:paragraph-rsid="00a12643"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style:text-position="0% 100%" fo:font-style="normal" style:text-underline-style="none" fo:font-weight="normal" officeooo:rsid="00a2cb20" officeooo:paragraph-rsid="00a2cb20"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style:text-position="0% 100%" fo:font-style="normal" style:text-underline-style="none" fo:font-weight="normal" officeooo:rsid="00a317b2" officeooo:paragraph-rsid="00a317b2"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style:text-position="0% 100%" fo:font-style="normal" style:text-underline-style="none" fo:font-weight="normal" officeooo:rsid="00a90574" officeooo:paragraph-rsid="00a90574" style:font-style-asian="normal" style:font-weight-asian="normal" style:font-style-complex="normal" style:font-weight-complex="normal"/>
    </style:style>
    <style:style style:name="P152" style:family="paragraph" style:parent-style-name="Standard">
      <style:paragraph-properties fo:text-align="center" style:justify-single-word="false"/>
      <style:text-properties style:text-position="0% 100%" fo:font-style="normal" style:text-underline-style="none" fo:font-weight="normal" officeooo:rsid="00aab251" officeooo:paragraph-rsid="00aab251"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style:text-position="0% 100%" fo:font-style="normal" style:text-underline-style="none" fo:font-weight="normal" officeooo:rsid="00aab251" officeooo:paragraph-rsid="00aab251"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style:text-position="0% 100%" fo:font-style="normal" style:text-underline-style="none" fo:font-weight="normal" officeooo:rsid="00aab312" officeooo:paragraph-rsid="00aab312"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style:text-position="0% 100%" fo:font-style="normal" style:text-underline-style="none" fo:font-weight="normal" officeooo:rsid="00ac9aae" officeooo:paragraph-rsid="00ac9aae" style:font-style-asian="normal" style:font-weight-asian="normal" style:font-style-complex="normal" style:font-weight-complex="normal"/>
    </style:style>
    <style:style style:name="P156" style:family="paragraph" style:parent-style-name="Standard">
      <style:paragraph-properties fo:text-align="center" style:justify-single-word="false"/>
      <style:text-properties style:text-position="0% 100%" fo:font-style="normal" style:text-underline-style="none" fo:font-weight="normal" officeooo:rsid="00ac9aae" officeooo:paragraph-rsid="00ac9aae" style:font-style-asian="normal" style:font-weight-asian="normal" style:font-style-complex="normal" style:font-weight-complex="normal"/>
    </style:style>
    <style:style style:name="P157"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none" fo:font-weight="normal" officeooo:rsid="00afad2f" officeooo:paragraph-rsid="00afad2f" style:font-style-asian="normal" style:font-weight-asian="normal" style:font-style-complex="normal" style:font-weight-complex="normal"/>
    </style:style>
    <style:style style:name="P158"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none" fo:font-weight="normal" officeooo:rsid="00b063ee" officeooo:paragraph-rsid="00b063ee" style:font-style-asian="normal" style:font-weight-asian="normal" style:font-style-complex="normal" style:font-weight-complex="normal"/>
    </style:style>
    <style:style style:name="P159"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none" fo:font-weight="normal" officeooo:rsid="00b20589" officeooo:paragraph-rsid="00b20589"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style:text-position="0% 100%" fo:font-style="normal" style:text-underline-style="none" fo:font-weight="bold" officeooo:rsid="003af06c" officeooo:paragraph-rsid="003af06c" style:font-style-asian="normal" style:font-weight-asian="bold" style:font-style-complex="normal" style:font-weight-complex="bold"/>
    </style:style>
    <style:style style:name="P161" style:family="paragraph" style:parent-style-name="Standard">
      <style:paragraph-properties fo:text-align="start" style:justify-single-word="false"/>
      <style:text-properties style:text-position="0% 100%" fo:font-style="normal" style:text-underline-style="none" fo:font-weight="bold" officeooo:rsid="004216ce" officeooo:paragraph-rsid="004216ce" style:font-style-asian="normal" style:font-weight-asian="bold" style:font-style-complex="normal" style:font-weight-complex="bold"/>
    </style:style>
    <style:style style:name="P162" style:family="paragraph" style:parent-style-name="Standard">
      <style:paragraph-properties fo:text-align="start" style:justify-single-word="false"/>
      <style:text-properties style:text-position="0% 100%" fo:font-style="normal" style:text-underline-style="none" fo:font-weight="bold" officeooo:rsid="00469357" officeooo:paragraph-rsid="00469357" style:font-style-asian="normal" style:font-weight-asian="bold" style:font-style-complex="normal" style:font-weight-complex="bold"/>
    </style:style>
    <style:style style:name="P163" style:family="paragraph" style:parent-style-name="Standard">
      <style:paragraph-properties fo:text-align="start" style:justify-single-word="false"/>
      <style:text-properties style:text-position="0% 100%" fo:font-style="normal" style:text-underline-style="none" fo:font-weight="bold" officeooo:rsid="0046dd45" officeooo:paragraph-rsid="0046dd45" style:font-style-asian="normal" style:font-weight-asian="bold" style:font-style-complex="normal" style:font-weight-complex="bold"/>
    </style:style>
    <style:style style:name="P164" style:family="paragraph" style:parent-style-name="Standard">
      <style:paragraph-properties fo:text-align="start" style:justify-single-word="false"/>
      <style:text-properties style:text-position="0% 100%" fo:font-style="normal" style:text-underline-style="none" fo:font-weight="bold" officeooo:rsid="0051bebe" officeooo:paragraph-rsid="0051bebe" style:font-style-asian="normal" style:font-weight-asian="bold" style:font-style-complex="normal" style:font-weight-complex="bold"/>
    </style:style>
    <style:style style:name="P165" style:family="paragraph" style:parent-style-name="Standard">
      <style:paragraph-properties fo:text-align="start" style:justify-single-word="false"/>
      <style:text-properties style:text-position="0% 100%" fo:font-style="normal" style:text-underline-style="none" fo:font-weight="bold" officeooo:rsid="00577c9c" officeooo:paragraph-rsid="00577c9c" style:font-style-asian="normal" style:font-weight-asian="bold" style:font-style-complex="normal" style:font-weight-complex="bold"/>
    </style:style>
    <style:style style:name="P166" style:family="paragraph" style:parent-style-name="Standard">
      <style:paragraph-properties fo:text-align="start" style:justify-single-word="false"/>
      <style:text-properties style:text-position="0% 100%" fo:font-style="normal" style:text-underline-style="none" fo:font-weight="bold" officeooo:rsid="00584708" officeooo:paragraph-rsid="00584708" style:font-style-asian="normal" style:font-weight-asian="bold" style:font-style-complex="normal" style:font-weight-complex="bold"/>
    </style:style>
    <style:style style:name="P167" style:family="paragraph" style:parent-style-name="Standard">
      <style:paragraph-properties fo:text-align="start" style:justify-single-word="false"/>
      <style:text-properties style:text-position="0% 100%" fo:font-style="normal" style:text-underline-style="none" fo:font-weight="bold" officeooo:rsid="00589f6a" officeooo:paragraph-rsid="00589f6a" style:font-style-asian="normal" style:font-weight-asian="bold" style:font-style-complex="normal" style:font-weight-complex="bold"/>
    </style:style>
    <style:style style:name="P168" style:family="paragraph" style:parent-style-name="Standard">
      <style:paragraph-properties fo:text-align="start" style:justify-single-word="false"/>
      <style:text-properties style:text-position="0% 100%" fo:font-style="normal" style:text-underline-style="none" fo:font-weight="bold" officeooo:rsid="0058d235" officeooo:paragraph-rsid="0058d235" style:font-style-asian="normal" style:font-weight-asian="bold" style:font-style-complex="normal" style:font-weight-complex="bold"/>
    </style:style>
    <style:style style:name="P169" style:family="paragraph" style:parent-style-name="Standard">
      <style:paragraph-properties fo:text-align="start" style:justify-single-word="false"/>
      <style:text-properties style:text-position="0% 100%" fo:font-style="normal" style:text-underline-style="none" fo:font-weight="bold" officeooo:rsid="005be3df" officeooo:paragraph-rsid="005be3df" style:font-style-asian="normal" style:font-weight-asian="bold" style:font-style-complex="normal" style:font-weight-complex="bold"/>
    </style:style>
    <style:style style:name="P170" style:family="paragraph" style:parent-style-name="Standard">
      <style:paragraph-properties fo:text-align="start" style:justify-single-word="false"/>
      <style:text-properties style:text-position="0% 100%" fo:font-style="normal" style:text-underline-style="none" fo:font-weight="bold" officeooo:rsid="005cfdb4" officeooo:paragraph-rsid="005cfdb4" style:font-style-asian="normal" style:font-weight-asian="bold" style:font-style-complex="normal" style:font-weight-complex="bold"/>
    </style:style>
    <style:style style:name="P171" style:family="paragraph" style:parent-style-name="Standard">
      <style:paragraph-properties fo:text-align="start" style:justify-single-word="false"/>
      <style:text-properties style:text-position="0% 100%" fo:font-style="normal" style:text-underline-style="none" fo:font-weight="bold" officeooo:rsid="005d0fe8" officeooo:paragraph-rsid="005d0fe8" style:font-style-asian="normal" style:font-weight-asian="bold" style:font-style-complex="normal" style:font-weight-complex="bold"/>
    </style:style>
    <style:style style:name="P172" style:family="paragraph" style:parent-style-name="Standard">
      <style:paragraph-properties fo:text-align="center" style:justify-single-word="false"/>
      <style:text-properties style:text-position="0% 100%" fo:font-style="normal" style:text-underline-style="none" fo:font-weight="bold" officeooo:rsid="005e991f" officeooo:paragraph-rsid="005e991f" style:font-style-asian="normal" style:font-weight-asian="bold" style:font-style-complex="normal" style:font-weight-complex="bold"/>
    </style:style>
    <style:style style:name="P173" style:family="paragraph" style:parent-style-name="Standard">
      <style:paragraph-properties fo:text-align="start" style:justify-single-word="false"/>
      <style:text-properties style:text-position="0% 100%" fo:font-style="normal" style:text-underline-style="none" fo:font-weight="bold" officeooo:rsid="005e991f" officeooo:paragraph-rsid="005e991f" style:font-style-asian="normal" style:font-weight-asian="bold" style:font-style-complex="normal" style:font-weight-complex="bold"/>
    </style:style>
    <style:style style:name="P174" style:family="paragraph" style:parent-style-name="Standard">
      <style:paragraph-properties fo:text-align="start" style:justify-single-word="false"/>
      <style:text-properties style:text-position="0% 100%" fo:font-style="normal" style:text-underline-style="none" fo:font-weight="bold" officeooo:rsid="00601788" officeooo:paragraph-rsid="00601788" style:font-style-asian="normal" style:font-weight-asian="bold" style:font-style-complex="normal" style:font-weight-complex="bold"/>
    </style:style>
    <style:style style:name="P175" style:family="paragraph" style:parent-style-name="Standard">
      <style:paragraph-properties fo:text-align="start" style:justify-single-word="false"/>
      <style:text-properties style:text-position="0% 100%" fo:font-style="normal" style:text-underline-style="none" fo:font-weight="bold" officeooo:rsid="0062177e" officeooo:paragraph-rsid="0062177e" style:font-style-asian="normal" style:font-weight-asian="bold" style:font-style-complex="normal" style:font-weight-complex="bold"/>
    </style:style>
    <style:style style:name="P176" style:family="paragraph" style:parent-style-name="Standard">
      <style:paragraph-properties fo:text-align="start" style:justify-single-word="false"/>
      <style:text-properties style:text-position="0% 100%" fo:font-style="normal" style:text-underline-style="none" fo:font-weight="bold" officeooo:rsid="00642dd3" officeooo:paragraph-rsid="00642dd3" style:font-style-asian="normal" style:font-weight-asian="bold" style:font-style-complex="normal" style:font-weight-complex="bold"/>
    </style:style>
    <style:style style:name="P177" style:family="paragraph" style:parent-style-name="Standard">
      <style:paragraph-properties fo:text-align="start" style:justify-single-word="false"/>
      <style:text-properties style:text-position="0% 100%" fo:font-style="normal" style:text-underline-style="none" fo:font-weight="bold" officeooo:rsid="006486c4" officeooo:paragraph-rsid="006486c4" style:font-style-asian="normal" style:font-weight-asian="bold" style:font-style-complex="normal" style:font-weight-complex="bold"/>
    </style:style>
    <style:style style:name="P178" style:family="paragraph" style:parent-style-name="Standard">
      <style:paragraph-properties fo:text-align="start" style:justify-single-word="false"/>
      <style:text-properties style:text-position="0% 100%" fo:font-style="normal" style:text-underline-style="none" fo:font-weight="bold" officeooo:rsid="0067155a" officeooo:paragraph-rsid="0067155a" style:font-style-asian="normal" style:font-weight-asian="bold" style:font-style-complex="normal" style:font-weight-complex="bold"/>
    </style:style>
    <style:style style:name="P179" style:family="paragraph" style:parent-style-name="Standard">
      <style:paragraph-properties fo:text-align="start" style:justify-single-word="false"/>
      <style:text-properties style:text-position="0% 100%" fo:font-style="normal" style:text-underline-style="none" fo:font-weight="bold" officeooo:rsid="00674558" officeooo:paragraph-rsid="00674558" style:font-style-asian="normal" style:font-weight-asian="bold" style:font-style-complex="normal" style:font-weight-complex="bold"/>
    </style:style>
    <style:style style:name="P180" style:family="paragraph" style:parent-style-name="Standard">
      <style:paragraph-properties fo:text-align="center" style:justify-single-word="false"/>
      <style:text-properties style:text-position="0% 100%" fo:font-style="normal" style:text-underline-style="none" fo:font-weight="bold" officeooo:rsid="00674558" officeooo:paragraph-rsid="00674558" style:font-style-asian="normal" style:font-weight-asian="bold" style:font-style-complex="normal" style:font-weight-complex="bold"/>
    </style:style>
    <style:style style:name="P181" style:family="paragraph" style:parent-style-name="Standard">
      <style:paragraph-properties fo:text-align="start" style:justify-single-word="false"/>
      <style:text-properties style:text-position="0% 100%" fo:font-style="normal" style:text-underline-style="none" fo:font-weight="bold" officeooo:rsid="00790f86" officeooo:paragraph-rsid="00790f86" style:font-style-asian="normal" style:font-weight-asian="bold" style:font-style-complex="normal" style:font-weight-complex="bold"/>
    </style:style>
    <style:style style:name="P182" style:family="paragraph" style:parent-style-name="Standard">
      <style:paragraph-properties fo:text-align="start" style:justify-single-word="false"/>
      <style:text-properties style:text-position="0% 100%" fo:font-style="normal" style:text-underline-style="none" fo:font-weight="bold" officeooo:rsid="007a8f79" officeooo:paragraph-rsid="007a8f79" style:font-style-asian="normal" style:font-weight-asian="bold" style:font-style-complex="normal" style:font-weight-complex="bold"/>
    </style:style>
    <style:style style:name="P183" style:family="paragraph" style:parent-style-name="Standard">
      <style:paragraph-properties fo:text-align="start" style:justify-single-word="false"/>
      <style:text-properties style:text-position="0% 100%" fo:font-style="normal" style:text-underline-style="none" fo:font-weight="bold" officeooo:rsid="007bfac0" officeooo:paragraph-rsid="007bfac0" style:font-style-asian="normal" style:font-weight-asian="bold" style:font-style-complex="normal" style:font-weight-complex="bold"/>
    </style:style>
    <style:style style:name="P184" style:family="paragraph" style:parent-style-name="Standard">
      <style:paragraph-properties fo:text-align="start" style:justify-single-word="false"/>
      <style:text-properties style:text-position="0% 100%" fo:font-style="normal" style:text-underline-style="none" fo:font-weight="bold" officeooo:rsid="007c847d" officeooo:paragraph-rsid="007c847d" style:font-style-asian="normal" style:font-weight-asian="bold" style:font-style-complex="normal" style:font-weight-complex="bold"/>
    </style:style>
    <style:style style:name="P185" style:family="paragraph" style:parent-style-name="Standard">
      <style:paragraph-properties fo:text-align="start" style:justify-single-word="false"/>
      <style:text-properties style:text-position="0% 100%" fo:font-style="normal" style:text-underline-style="none" fo:font-weight="bold" officeooo:rsid="007d7674" officeooo:paragraph-rsid="007d7674" style:font-style-asian="normal" style:font-weight-asian="bold" style:font-style-complex="normal" style:font-weight-complex="bold"/>
    </style:style>
    <style:style style:name="P186" style:family="paragraph" style:parent-style-name="Standard">
      <style:paragraph-properties fo:text-align="start" style:justify-single-word="false"/>
      <style:text-properties style:text-position="0% 100%" fo:font-style="normal" style:text-underline-style="none" fo:font-weight="bold" officeooo:rsid="00808705" officeooo:paragraph-rsid="00808705" style:font-style-asian="normal" style:font-weight-asian="bold" style:font-style-complex="normal" style:font-weight-complex="bold"/>
    </style:style>
    <style:style style:name="P187" style:family="paragraph" style:parent-style-name="Standard">
      <style:paragraph-properties fo:text-align="start" style:justify-single-word="false"/>
      <style:text-properties style:text-position="0% 100%" fo:font-style="normal" style:text-underline-style="none" fo:font-weight="bold" officeooo:rsid="008255f2" officeooo:paragraph-rsid="008255f2" style:font-style-asian="normal" style:font-weight-asian="bold" style:font-style-complex="normal" style:font-weight-complex="bold"/>
    </style:style>
    <style:style style:name="P188" style:family="paragraph" style:parent-style-name="Standard">
      <style:paragraph-properties fo:text-align="start" style:justify-single-word="false"/>
      <style:text-properties style:text-position="0% 100%" fo:font-style="normal" style:text-underline-style="none" fo:font-weight="bold" officeooo:rsid="008286ef" officeooo:paragraph-rsid="008286ef" style:font-style-asian="normal" style:font-weight-asian="bold" style:font-style-complex="normal" style:font-weight-complex="bold"/>
    </style:style>
    <style:style style:name="P189" style:family="paragraph" style:parent-style-name="Standard">
      <style:paragraph-properties fo:text-align="start" style:justify-single-word="false"/>
      <style:text-properties style:text-position="0% 100%" fo:font-style="normal" style:text-underline-style="none" fo:font-weight="bold" officeooo:rsid="0083cc90" officeooo:paragraph-rsid="0083cc90" style:font-style-asian="normal" style:font-weight-asian="bold" style:font-style-complex="normal" style:font-weight-complex="bold"/>
    </style:style>
    <style:style style:name="P190" style:family="paragraph" style:parent-style-name="Standard">
      <style:paragraph-properties fo:text-align="start" style:justify-single-word="false"/>
      <style:text-properties style:text-position="0% 100%" fo:font-style="normal" style:text-underline-style="none" fo:font-weight="bold" officeooo:rsid="00855037" officeooo:paragraph-rsid="00855037" style:font-style-asian="normal" style:font-weight-asian="bold" style:font-style-complex="normal" style:font-weight-complex="bold"/>
    </style:style>
    <style:style style:name="P191" style:family="paragraph" style:parent-style-name="Standard">
      <style:paragraph-properties fo:text-align="center" style:justify-single-word="false"/>
      <style:text-properties style:text-position="0% 100%" fo:font-style="normal" style:text-underline-style="none" fo:font-weight="bold" officeooo:rsid="0085d6cf" officeooo:paragraph-rsid="0085d6cf" style:font-style-asian="normal" style:font-weight-asian="bold" style:font-style-complex="normal" style:font-weight-complex="bold"/>
    </style:style>
    <style:style style:name="P192" style:family="paragraph" style:parent-style-name="Standard">
      <style:paragraph-properties fo:text-align="start" style:justify-single-word="false"/>
      <style:text-properties style:text-position="0% 100%" fo:font-style="normal" style:text-underline-style="none" fo:font-weight="bold" officeooo:rsid="0085d6cf" officeooo:paragraph-rsid="0085d6cf" style:font-style-asian="normal" style:font-weight-asian="bold" style:font-style-complex="normal" style:font-weight-complex="bold"/>
    </style:style>
    <style:style style:name="P193" style:family="paragraph" style:parent-style-name="Standard">
      <style:paragraph-properties fo:text-align="start" style:justify-single-word="false"/>
      <style:text-properties style:text-position="0% 100%" fo:font-style="normal" style:text-underline-style="none" fo:font-weight="bold" officeooo:rsid="008782d2" officeooo:paragraph-rsid="008782d2" style:font-style-asian="normal" style:font-weight-asian="bold" style:font-style-complex="normal" style:font-weight-complex="bold"/>
    </style:style>
    <style:style style:name="P194" style:family="paragraph" style:parent-style-name="Standard">
      <style:paragraph-properties fo:text-align="start" style:justify-single-word="false"/>
      <style:text-properties style:text-position="0% 100%" fo:font-style="normal" style:text-underline-style="none" fo:font-weight="bold" officeooo:rsid="00896d94" officeooo:paragraph-rsid="00896d94" style:font-style-asian="normal" style:font-weight-asian="bold" style:font-style-complex="normal" style:font-weight-complex="bold"/>
    </style:style>
    <style:style style:name="P195" style:family="paragraph" style:parent-style-name="Standard">
      <style:paragraph-properties fo:text-align="start" style:justify-single-word="false"/>
      <style:text-properties style:text-position="0% 100%" fo:font-style="normal" style:text-underline-style="none" fo:font-weight="bold" officeooo:rsid="008b3844" officeooo:paragraph-rsid="008b3844" style:font-style-asian="normal" style:font-weight-asian="bold" style:font-style-complex="normal" style:font-weight-complex="bold"/>
    </style:style>
    <style:style style:name="P196" style:family="paragraph" style:parent-style-name="Standard">
      <style:paragraph-properties fo:text-align="start" style:justify-single-word="false"/>
      <style:text-properties style:text-position="0% 100%" fo:font-style="normal" style:text-underline-style="none" fo:font-weight="bold" officeooo:rsid="008cc226" officeooo:paragraph-rsid="008cc226" style:font-style-asian="normal" style:font-weight-asian="bold" style:font-style-complex="normal" style:font-weight-complex="bold"/>
    </style:style>
    <style:style style:name="P197" style:family="paragraph" style:parent-style-name="Standard">
      <style:paragraph-properties fo:text-align="start" style:justify-single-word="false"/>
      <style:text-properties style:text-position="0% 100%" fo:font-style="normal" style:text-underline-style="none" fo:font-weight="bold" officeooo:rsid="008e681c" officeooo:paragraph-rsid="008e681c" style:font-style-asian="normal" style:font-weight-asian="bold" style:font-style-complex="normal" style:font-weight-complex="bold"/>
    </style:style>
    <style:style style:name="P198" style:family="paragraph" style:parent-style-name="Standard">
      <style:paragraph-properties fo:text-align="start" style:justify-single-word="false"/>
      <style:text-properties style:text-position="0% 100%" fo:font-style="normal" style:text-underline-style="none" fo:font-weight="bold" officeooo:rsid="0091e212" officeooo:paragraph-rsid="0091e212" style:font-style-asian="normal" style:font-weight-asian="bold" style:font-style-complex="normal" style:font-weight-complex="bold"/>
    </style:style>
    <style:style style:name="P199" style:family="paragraph" style:parent-style-name="Standard">
      <style:paragraph-properties fo:text-align="start" style:justify-single-word="false"/>
      <style:text-properties style:text-position="0% 100%" fo:font-style="normal" style:text-underline-style="none" fo:font-weight="bold" officeooo:rsid="0091e212" officeooo:paragraph-rsid="009635dd" style:font-style-asian="normal" style:font-weight-asian="bold" style:font-style-complex="normal" style:font-weight-complex="bold"/>
    </style:style>
    <style:style style:name="P200" style:family="paragraph" style:parent-style-name="Standard">
      <style:paragraph-properties fo:text-align="start" style:justify-single-word="false"/>
      <style:text-properties style:text-position="0% 100%" fo:font-style="normal" style:text-underline-style="none" fo:font-weight="bold" officeooo:rsid="00921065" officeooo:paragraph-rsid="00921065" style:font-style-asian="normal" style:font-weight-asian="bold" style:font-style-complex="normal" style:font-weight-complex="bold"/>
    </style:style>
    <style:style style:name="P201" style:family="paragraph" style:parent-style-name="Standard">
      <style:paragraph-properties fo:text-align="start" style:justify-single-word="false"/>
      <style:text-properties style:text-position="0% 100%" fo:font-style="normal" style:text-underline-style="none" fo:font-weight="bold" officeooo:rsid="0093ec26" officeooo:paragraph-rsid="0093ec26" style:font-style-asian="normal" style:font-weight-asian="bold" style:font-style-complex="normal" style:font-weight-complex="bold"/>
    </style:style>
    <style:style style:name="P202" style:family="paragraph" style:parent-style-name="Standard">
      <style:paragraph-properties fo:text-align="start" style:justify-single-word="false"/>
      <style:text-properties style:text-position="0% 100%" fo:font-style="normal" style:text-underline-style="none" fo:font-weight="bold" officeooo:rsid="0097b888" officeooo:paragraph-rsid="0097b888" style:font-style-asian="normal" style:font-weight-asian="bold" style:font-style-complex="normal" style:font-weight-complex="bold"/>
    </style:style>
    <style:style style:name="P203" style:family="paragraph" style:parent-style-name="Standard">
      <style:paragraph-properties fo:text-align="center" style:justify-single-word="false"/>
      <style:text-properties style:text-position="0% 100%" fo:font-style="normal" style:text-underline-style="none" fo:font-weight="bold" officeooo:rsid="00996e5f" officeooo:paragraph-rsid="00996e5f" style:font-style-asian="normal" style:font-weight-asian="bold" style:font-style-complex="normal" style:font-weight-complex="bold"/>
    </style:style>
    <style:style style:name="P204" style:family="paragraph" style:parent-style-name="Standard">
      <style:paragraph-properties fo:text-align="start" style:justify-single-word="false"/>
      <style:text-properties style:text-position="0% 100%" fo:font-style="normal" style:text-underline-style="none" fo:font-weight="bold" officeooo:rsid="0099abe4" officeooo:paragraph-rsid="0099abe4" style:font-style-asian="normal" style:font-weight-asian="bold" style:font-style-complex="normal" style:font-weight-complex="bold"/>
    </style:style>
    <style:style style:name="P205" style:family="paragraph" style:parent-style-name="Standard">
      <style:paragraph-properties fo:text-align="start" style:justify-single-word="false"/>
      <style:text-properties style:text-position="0% 100%" fo:font-style="normal" style:text-underline-style="none" fo:font-weight="bold" officeooo:rsid="0099e7e7" officeooo:paragraph-rsid="0099e7e7" style:font-style-asian="normal" style:font-weight-asian="bold" style:font-style-complex="normal" style:font-weight-complex="bold"/>
    </style:style>
    <style:style style:name="P206" style:family="paragraph" style:parent-style-name="Standard">
      <style:paragraph-properties fo:text-align="start" style:justify-single-word="false"/>
      <style:text-properties style:text-position="0% 100%" fo:font-style="normal" style:text-underline-style="none" fo:font-weight="bold" officeooo:rsid="009fa75d" officeooo:paragraph-rsid="009fa75d" style:font-style-asian="normal" style:font-weight-asian="bold" style:font-style-complex="normal" style:font-weight-complex="bold"/>
    </style:style>
    <style:style style:name="P207" style:family="paragraph" style:parent-style-name="Standard">
      <style:paragraph-properties fo:text-align="start" style:justify-single-word="false"/>
      <style:text-properties style:text-position="0% 100%" fo:font-style="normal" style:text-underline-style="none" fo:font-weight="bold" officeooo:rsid="00a12643" officeooo:paragraph-rsid="00a12643" style:font-style-asian="normal" style:font-weight-asian="bold" style:font-style-complex="normal" style:font-weight-complex="bold"/>
    </style:style>
    <style:style style:name="P208" style:family="paragraph" style:parent-style-name="Standard">
      <style:paragraph-properties fo:text-align="center" style:justify-single-word="false"/>
      <style:text-properties style:text-position="0% 100%" fo:font-style="normal" style:text-underline-style="none" fo:font-weight="bold" officeooo:rsid="00a12643" officeooo:paragraph-rsid="00a12643" style:font-style-asian="normal" style:font-weight-asian="bold" style:font-style-complex="normal" style:font-weight-complex="bold"/>
    </style:style>
    <style:style style:name="P209" style:family="paragraph" style:parent-style-name="Standard">
      <style:paragraph-properties fo:text-align="start" style:justify-single-word="false"/>
      <style:text-properties style:text-position="0% 100%" fo:font-style="normal" style:text-underline-style="none" fo:font-weight="bold" officeooo:rsid="00a1a2b0" officeooo:paragraph-rsid="00a1a2b0" style:font-style-asian="normal" style:font-weight-asian="bold" style:font-style-complex="normal" style:font-weight-complex="bold"/>
    </style:style>
    <style:style style:name="P210" style:family="paragraph" style:parent-style-name="Standard">
      <style:paragraph-properties fo:text-align="start" style:justify-single-word="false"/>
      <style:text-properties style:text-position="0% 100%" fo:font-style="normal" style:text-underline-style="none" fo:font-weight="bold" officeooo:rsid="00a2032a" officeooo:paragraph-rsid="00a2032a" style:font-style-asian="normal" style:font-weight-asian="bold" style:font-style-complex="normal" style:font-weight-complex="bold"/>
    </style:style>
    <style:style style:name="P211" style:family="paragraph" style:parent-style-name="Standard">
      <style:paragraph-properties fo:text-align="start" style:justify-single-word="false"/>
      <style:text-properties style:text-position="0% 100%" fo:font-style="normal" style:text-underline-style="none" fo:font-weight="bold" officeooo:rsid="00a2032a" officeooo:paragraph-rsid="00a2cb20" style:font-style-asian="normal" style:font-weight-asian="bold" style:font-style-complex="normal" style:font-weight-complex="bold"/>
    </style:style>
    <style:style style:name="P212" style:family="paragraph" style:parent-style-name="Standard">
      <style:paragraph-properties fo:text-align="start" style:justify-single-word="false"/>
      <style:text-properties style:text-position="0% 100%" fo:font-style="normal" style:text-underline-style="none" fo:font-weight="bold" officeooo:rsid="00a2cb20" officeooo:paragraph-rsid="00a2cb20" style:font-style-asian="normal" style:font-weight-asian="bold" style:font-style-complex="normal" style:font-weight-complex="bold"/>
    </style:style>
    <style:style style:name="P213" style:family="paragraph" style:parent-style-name="Standard">
      <style:paragraph-properties fo:text-align="start" style:justify-single-word="false"/>
      <style:text-properties style:text-position="0% 100%" fo:font-style="normal" style:text-underline-style="none" fo:font-weight="bold" officeooo:rsid="00a317b2" officeooo:paragraph-rsid="00a317b2" style:font-style-asian="normal" style:font-weight-asian="bold" style:font-style-complex="normal" style:font-weight-complex="bold"/>
    </style:style>
    <style:style style:name="P214" style:family="paragraph" style:parent-style-name="Standard">
      <style:paragraph-properties fo:text-align="start" style:justify-single-word="false"/>
      <style:text-properties style:text-position="0% 100%" fo:font-style="normal" style:text-underline-style="none" fo:font-weight="bold" officeooo:rsid="00a3915f" officeooo:paragraph-rsid="00a3915f" style:font-style-asian="normal" style:font-weight-asian="bold" style:font-style-complex="normal" style:font-weight-complex="bold"/>
    </style:style>
    <style:style style:name="P215" style:family="paragraph" style:parent-style-name="Standard">
      <style:paragraph-properties fo:text-align="start" style:justify-single-word="false"/>
      <style:text-properties style:text-position="0% 100%" fo:font-style="normal" style:text-underline-style="none" fo:font-weight="bold" officeooo:rsid="00a4738f" officeooo:paragraph-rsid="00a4738f" style:font-style-asian="normal" style:font-weight-asian="bold" style:font-style-complex="normal" style:font-weight-complex="bold"/>
    </style:style>
    <style:style style:name="P216" style:family="paragraph" style:parent-style-name="Standard">
      <style:paragraph-properties fo:text-align="start" style:justify-single-word="false"/>
      <style:text-properties style:text-position="0% 100%" fo:font-style="normal" style:text-underline-style="none" fo:font-weight="bold" officeooo:rsid="00a4738f" officeooo:paragraph-rsid="00a53650" style:font-style-asian="normal" style:font-weight-asian="bold" style:font-style-complex="normal" style:font-weight-complex="bold"/>
    </style:style>
    <style:style style:name="P217" style:family="paragraph" style:parent-style-name="Standard">
      <style:paragraph-properties fo:text-align="start" style:justify-single-word="false"/>
      <style:text-properties style:text-position="0% 100%" fo:font-style="normal" style:text-underline-style="none" fo:font-weight="bold" officeooo:rsid="00a6a9b6" officeooo:paragraph-rsid="00a6a9b6" style:font-style-asian="normal" style:font-weight-asian="bold" style:font-style-complex="normal" style:font-weight-complex="bold"/>
    </style:style>
    <style:style style:name="P218" style:family="paragraph" style:parent-style-name="Standard">
      <style:paragraph-properties fo:text-align="start" style:justify-single-word="false"/>
      <style:text-properties style:text-position="0% 100%" fo:font-style="normal" style:text-underline-style="none" fo:font-weight="bold" officeooo:rsid="00a8077e" officeooo:paragraph-rsid="00a8077e" style:font-style-asian="normal" style:font-weight-asian="bold" style:font-style-complex="normal" style:font-weight-complex="bold"/>
    </style:style>
    <style:style style:name="P219" style:family="paragraph" style:parent-style-name="Standard">
      <style:paragraph-properties fo:text-align="start" style:justify-single-word="false"/>
      <style:text-properties style:text-position="0% 100%" fo:font-style="normal" style:text-underline-style="none" fo:font-weight="bold" officeooo:rsid="00aab251" officeooo:paragraph-rsid="00aab251" style:font-style-asian="normal" style:font-weight-asian="bold" style:font-style-complex="normal" style:font-weight-complex="bold"/>
    </style:style>
    <style:style style:name="P220" style:family="paragraph" style:parent-style-name="Standard">
      <style:paragraph-properties fo:text-align="start" style:justify-single-word="false"/>
      <style:text-properties style:text-position="0% 100%" fo:font-style="normal" style:text-underline-style="none" fo:font-weight="bold" officeooo:rsid="00ab4ec9" officeooo:paragraph-rsid="00ab4ec9" style:font-style-asian="normal" style:font-weight-asian="bold" style:font-style-complex="normal" style:font-weight-complex="bold"/>
    </style:style>
    <style:style style:name="P221" style:family="paragraph" style:parent-style-name="Standard">
      <style:paragraph-properties fo:text-align="start" style:justify-single-word="false"/>
      <style:text-properties style:text-position="0% 100%" fo:font-style="normal" style:text-underline-style="none" fo:font-weight="bold" officeooo:rsid="00ac9aae" officeooo:paragraph-rsid="00ac9aae" style:font-style-asian="normal" style:font-weight-asian="bold" style:font-style-complex="normal" style:font-weight-complex="bold"/>
    </style:style>
    <style:style style:name="P222"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none" fo:font-weight="bold" officeooo:rsid="00ac9aae" officeooo:paragraph-rsid="00ac9aae" style:font-style-asian="normal" style:font-weight-asian="bold" style:font-style-complex="normal" style:font-weight-complex="bold"/>
    </style:style>
    <style:style style:name="P223"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none" fo:font-weight="bold" officeooo:rsid="00ae1955" officeooo:paragraph-rsid="00ae1955" style:font-style-asian="normal" style:font-weight-asian="bold" style:font-style-complex="normal" style:font-weight-complex="bold"/>
    </style:style>
    <style:style style:name="P224" style:family="paragraph" style:parent-style-name="Standard">
      <style:paragraph-properties fo:text-align="center" style:justify-single-word="false">
        <style:tab-stops>
          <style:tab-stop style:position="9.393cm"/>
        </style:tab-stops>
      </style:paragraph-properties>
      <style:text-properties style:text-position="0% 100%" fo:font-style="normal" style:text-underline-style="none" fo:font-weight="bold" officeooo:rsid="00afad2f" officeooo:paragraph-rsid="00afad2f" style:font-style-asian="normal" style:font-weight-asian="bold" style:font-style-complex="normal" style:font-weight-complex="bold"/>
    </style:style>
    <style:style style:name="P225"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none" fo:font-weight="bold" officeooo:rsid="00afad2f" officeooo:paragraph-rsid="00afad2f" style:font-style-asian="normal" style:font-weight-asian="bold" style:font-style-complex="normal" style:font-weight-complex="bold"/>
    </style:style>
    <style:style style:name="P226"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none" fo:font-weight="bold" officeooo:rsid="00b063ee" officeooo:paragraph-rsid="00b063ee" style:font-style-asian="normal" style:font-weight-asian="bold" style:font-style-complex="normal" style:font-weight-complex="bold"/>
    </style:style>
    <style:style style:name="P227"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none" fo:font-weight="bold" officeooo:rsid="00b20589" officeooo:paragraph-rsid="00b20589" style:font-style-asian="normal" style:font-weight-asian="bold" style:font-style-complex="normal" style:font-weight-complex="bold"/>
    </style:style>
    <style:style style:name="P228"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normal" officeooo:rsid="003ca1ab" officeooo:paragraph-rsid="003ca1ab" style:font-style-asian="normal" style:font-weight-asian="normal" style:font-style-complex="normal" style:font-weight-complex="normal"/>
    </style:style>
    <style:style style:name="P229"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normal" officeooo:rsid="00674558" officeooo:paragraph-rsid="00674558" style:font-style-asian="normal" style:font-weight-asian="normal" style:font-style-complex="normal" style:font-weight-complex="normal"/>
    </style:style>
    <style:style style:name="P230"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normal" officeooo:rsid="0067e4a0" officeooo:paragraph-rsid="0067e4a0" style:font-style-asian="normal" style:font-weight-asian="normal" style:font-style-complex="normal" style:font-weight-complex="normal"/>
    </style:style>
    <style:style style:name="P231" style:family="paragraph" style:parent-style-name="Standard">
      <style:paragraph-properties fo:text-align="center" style:justify-single-word="false"/>
      <style:text-properties style:text-position="0% 100%" fo:font-style="normal" style:text-underline-style="solid" style:text-underline-width="auto" style:text-underline-color="font-color" fo:font-weight="normal" officeooo:rsid="0067e4a0" officeooo:paragraph-rsid="0067e4a0" style:font-style-asian="normal" style:font-weight-asian="normal" style:font-style-complex="normal" style:font-weight-complex="normal"/>
    </style:style>
    <style:style style:name="P232"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normal" officeooo:rsid="007103ca" officeooo:paragraph-rsid="007103ca" style:font-style-asian="normal" style:font-weight-asian="normal" style:font-style-complex="normal" style:font-weight-complex="normal"/>
    </style:style>
    <style:style style:name="P233"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normal" officeooo:rsid="007371e5" officeooo:paragraph-rsid="007371e5" style:font-style-asian="normal" style:font-weight-asian="normal" style:font-style-complex="normal" style:font-weight-complex="normal"/>
    </style:style>
    <style:style style:name="P234"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normal" officeooo:rsid="00769675" officeooo:paragraph-rsid="00769675" style:font-style-asian="normal" style:font-weight-asian="normal" style:font-style-complex="normal" style:font-weight-complex="normal"/>
    </style:style>
    <style:style style:name="P235"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normal" officeooo:rsid="00b20589" officeooo:paragraph-rsid="00b20589" style:font-style-asian="normal" style:font-weight-asian="normal" style:font-style-complex="normal" style:font-weight-complex="normal"/>
    </style:style>
    <style:style style:name="P236" style:family="paragraph" style:parent-style-name="Standard">
      <style:paragraph-properties fo:text-align="center" style:justify-single-word="false">
        <style:tab-stops>
          <style:tab-stop style:position="9.393cm"/>
        </style:tab-stops>
      </style:paragraph-properties>
      <style:text-properties style:text-position="0% 100%" fo:font-style="normal" style:text-underline-style="solid" style:text-underline-width="auto" style:text-underline-color="font-color" fo:font-weight="normal" officeooo:rsid="00ba3bc3" officeooo:paragraph-rsid="00ba3bc3" style:font-style-asian="normal" style:font-weight-asian="normal" style:font-style-complex="normal" style:font-weight-complex="normal"/>
    </style:style>
    <style:style style:name="P237"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normal" officeooo:rsid="00bc8c8e" officeooo:paragraph-rsid="00bc8c8e" style:font-style-asian="normal" style:font-weight-asian="normal" style:font-style-complex="normal" style:font-weight-complex="normal"/>
    </style:style>
    <style:style style:name="P238" style:family="paragraph" style:parent-style-name="Standard">
      <style:paragraph-properties fo:text-align="center" style:justify-single-word="false">
        <style:tab-stops>
          <style:tab-stop style:position="9.393cm"/>
        </style:tab-stops>
      </style:paragraph-properties>
      <style:text-properties style:text-position="0% 100%" fo:font-style="normal" style:text-underline-style="solid" style:text-underline-width="auto" style:text-underline-color="font-color" fo:font-weight="normal" officeooo:rsid="00bcc93d" officeooo:paragraph-rsid="00bcc93d" style:font-style-asian="normal" style:font-weight-asian="normal" style:font-style-complex="normal" style:font-weight-complex="normal"/>
    </style:style>
    <style:style style:name="P239"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normal" officeooo:rsid="00bcc93d" officeooo:paragraph-rsid="00bcc93d" style:font-style-asian="normal" style:font-weight-asian="normal" style:font-style-complex="normal" style:font-weight-complex="normal"/>
    </style:style>
    <style:style style:name="P240"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normal" officeooo:rsid="00bd491f" officeooo:paragraph-rsid="00bd491f" style:font-style-asian="normal" style:font-weight-asian="normal" style:font-style-complex="normal" style:font-weight-complex="normal"/>
    </style:style>
    <style:style style:name="P241"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normal" officeooo:rsid="00bdfbc3" officeooo:paragraph-rsid="00bdfbc3" style:font-style-asian="normal" style:font-weight-asian="normal" style:font-style-complex="normal" style:font-weight-complex="normal"/>
    </style:style>
    <style:style style:name="P242"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67e4a0" officeooo:paragraph-rsid="0067e4a0" style:font-style-asian="normal" style:font-weight-asian="bold" style:font-style-complex="normal" style:font-weight-complex="bold"/>
    </style:style>
    <style:style style:name="P243"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67e4a0" officeooo:paragraph-rsid="00698be7" style:font-style-asian="normal" style:font-weight-asian="bold" style:font-style-complex="normal" style:font-weight-complex="bold"/>
    </style:style>
    <style:style style:name="P244"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67e4a0" officeooo:paragraph-rsid="0069a00d" style:font-style-asian="normal" style:font-weight-asian="bold" style:font-style-complex="normal" style:font-weight-complex="bold"/>
    </style:style>
    <style:style style:name="P245"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67e4a0" officeooo:paragraph-rsid="006b9a6f" style:font-style-asian="normal" style:font-weight-asian="bold" style:font-style-complex="normal" style:font-weight-complex="bold"/>
    </style:style>
    <style:style style:name="P246"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6b9a6f" officeooo:paragraph-rsid="006b9a6f" style:font-style-asian="normal" style:font-weight-asian="bold" style:font-style-complex="normal" style:font-weight-complex="bold"/>
    </style:style>
    <style:style style:name="P247"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6d7cf7" officeooo:paragraph-rsid="006d7cf7" style:font-style-asian="normal" style:font-weight-asian="bold" style:font-style-complex="normal" style:font-weight-complex="bold"/>
    </style:style>
    <style:style style:name="P248"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6f3cb9" officeooo:paragraph-rsid="006f3cb9" style:font-style-asian="normal" style:font-weight-asian="bold" style:font-style-complex="normal" style:font-weight-complex="bold"/>
    </style:style>
    <style:style style:name="P249"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7103ca" officeooo:paragraph-rsid="007103ca" style:font-style-asian="normal" style:font-weight-asian="bold" style:font-style-complex="normal" style:font-weight-complex="bold"/>
    </style:style>
    <style:style style:name="P250" style:family="paragraph" style:parent-style-name="Standard">
      <style:paragraph-properties fo:text-align="center" style:justify-single-word="false"/>
      <style:text-properties style:text-position="0% 100%" fo:font-style="normal" style:text-underline-style="solid" style:text-underline-width="auto" style:text-underline-color="font-color" fo:font-weight="bold" officeooo:rsid="007103ca" officeooo:paragraph-rsid="007103ca" style:font-style-asian="normal" style:font-weight-asian="bold" style:font-style-complex="normal" style:font-weight-complex="bold"/>
    </style:style>
    <style:style style:name="P251"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7188dd" officeooo:paragraph-rsid="007188dd" style:font-style-asian="normal" style:font-weight-asian="bold" style:font-style-complex="normal" style:font-weight-complex="bold"/>
    </style:style>
    <style:style style:name="P252"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72ba54" officeooo:paragraph-rsid="0072ba54" style:font-style-asian="normal" style:font-weight-asian="bold" style:font-style-complex="normal" style:font-weight-complex="bold"/>
    </style:style>
    <style:style style:name="P253"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7371e5" officeooo:paragraph-rsid="007371e5" style:font-style-asian="normal" style:font-weight-asian="bold" style:font-style-complex="normal" style:font-weight-complex="bold"/>
    </style:style>
    <style:style style:name="P254" style:family="paragraph" style:parent-style-name="Standard">
      <style:paragraph-properties fo:text-align="center" style:justify-single-word="false"/>
      <style:text-properties style:text-position="0% 100%" fo:font-style="normal" style:text-underline-style="solid" style:text-underline-width="auto" style:text-underline-color="font-color" fo:font-weight="bold" officeooo:rsid="00741223" officeooo:paragraph-rsid="00741223" style:font-style-asian="normal" style:font-weight-asian="bold" style:font-style-complex="normal" style:font-weight-complex="bold"/>
    </style:style>
    <style:style style:name="P255"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748a96" officeooo:paragraph-rsid="00748a96" style:font-style-asian="normal" style:font-weight-asian="bold" style:font-style-complex="normal" style:font-weight-complex="bold"/>
    </style:style>
    <style:style style:name="P256"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769675" officeooo:paragraph-rsid="00769675" style:font-style-asian="normal" style:font-weight-asian="bold" style:font-style-complex="normal" style:font-weight-complex="bold"/>
    </style:style>
    <style:style style:name="P257"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77e321" officeooo:paragraph-rsid="0077e321" style:font-style-asian="normal" style:font-weight-asian="bold" style:font-style-complex="normal" style:font-weight-complex="bold"/>
    </style:style>
    <style:style style:name="P258"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7811f3" officeooo:paragraph-rsid="007811f3" style:font-style-asian="normal" style:font-weight-asian="bold" style:font-style-complex="normal" style:font-weight-complex="bold"/>
    </style:style>
    <style:style style:name="P259"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781a2c" officeooo:paragraph-rsid="00781a2c" style:font-style-asian="normal" style:font-weight-asian="bold" style:font-style-complex="normal" style:font-weight-complex="bold"/>
    </style:style>
    <style:style style:name="P260"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790f86" officeooo:paragraph-rsid="00790f86" style:font-style-asian="normal" style:font-weight-asian="bold" style:font-style-complex="normal" style:font-weight-complex="bold"/>
    </style:style>
    <style:style style:name="P261"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bold" officeooo:rsid="00b20589" officeooo:paragraph-rsid="00b20589" style:font-style-asian="normal" style:font-weight-asian="bold" style:font-style-complex="normal" style:font-weight-complex="bold"/>
    </style:style>
    <style:style style:name="P262"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bold" officeooo:rsid="00b59f08" officeooo:paragraph-rsid="00b59f08" style:font-style-asian="normal" style:font-weight-asian="bold" style:font-style-complex="normal" style:font-weight-complex="bold"/>
    </style:style>
    <style:style style:name="P263"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bold" officeooo:rsid="00b6b81d" officeooo:paragraph-rsid="00b6b81d" style:font-style-asian="normal" style:font-weight-asian="bold" style:font-style-complex="normal" style:font-weight-complex="bold"/>
    </style:style>
    <style:style style:name="P264"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bold" officeooo:rsid="00b6fd2f" officeooo:paragraph-rsid="00b6fd2f" style:font-style-asian="normal" style:font-weight-asian="bold" style:font-style-complex="normal" style:font-weight-complex="bold"/>
    </style:style>
    <style:style style:name="P265"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bold" officeooo:rsid="00b864f6" officeooo:paragraph-rsid="00b864f6" style:font-style-asian="normal" style:font-weight-asian="bold" style:font-style-complex="normal" style:font-weight-complex="bold"/>
    </style:style>
    <style:style style:name="P266"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bold" officeooo:rsid="00b864f6" officeooo:paragraph-rsid="00ba3bc3" style:font-style-asian="normal" style:font-weight-asian="bold" style:font-style-complex="normal" style:font-weight-complex="bold"/>
    </style:style>
    <style:style style:name="P267"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bold" officeooo:rsid="00b864f6" officeooo:paragraph-rsid="00bad1b5" style:font-style-asian="normal" style:font-weight-asian="bold" style:font-style-complex="normal" style:font-weight-complex="bold"/>
    </style:style>
    <style:style style:name="P268"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bold" officeooo:rsid="00b864f6" officeooo:paragraph-rsid="00bc8c8e" style:font-style-asian="normal" style:font-weight-asian="bold" style:font-style-complex="normal" style:font-weight-complex="bold"/>
    </style:style>
    <style:style style:name="P269"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bold" officeooo:rsid="00b864f6" officeooo:paragraph-rsid="00bcc93d" style:font-style-asian="normal" style:font-weight-asian="bold" style:font-style-complex="normal" style:font-weight-complex="bold"/>
    </style:style>
    <style:style style:name="P270"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bold" officeooo:rsid="00b864f6" officeooo:paragraph-rsid="00bd491f" style:font-style-asian="normal" style:font-weight-asian="bold" style:font-style-complex="normal" style:font-weight-complex="bold"/>
    </style:style>
    <style:style style:name="P271"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bold" officeooo:rsid="00ba3bc3" officeooo:paragraph-rsid="00ba3bc3" style:font-style-asian="normal" style:font-weight-asian="bold" style:font-style-complex="normal" style:font-weight-complex="bold"/>
    </style:style>
    <style:style style:name="P272"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bold" officeooo:rsid="00bad1b5" officeooo:paragraph-rsid="00bad1b5" style:font-style-asian="normal" style:font-weight-asian="bold" style:font-style-complex="normal" style:font-weight-complex="bold"/>
    </style:style>
    <style:style style:name="P273"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bold" officeooo:rsid="00bc8c8e" officeooo:paragraph-rsid="00bc8c8e" style:font-style-asian="normal" style:font-weight-asian="bold" style:font-style-complex="normal" style:font-weight-complex="bold"/>
    </style:style>
    <style:style style:name="P274"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bold" officeooo:rsid="00bcc93d" officeooo:paragraph-rsid="00bcc93d" style:font-style-asian="normal" style:font-weight-asian="bold" style:font-style-complex="normal" style:font-weight-complex="bold"/>
    </style:style>
    <style:style style:name="P275" style:family="paragraph" style:parent-style-name="Standard">
      <style:paragraph-properties fo:text-align="start" style:justify-single-word="false">
        <style:tab-stops>
          <style:tab-stop style:position="9.393cm"/>
        </style:tab-stops>
      </style:paragraph-properties>
      <style:text-properties style:text-position="0% 100%" fo:font-style="normal" style:text-underline-style="solid" style:text-underline-width="auto" style:text-underline-color="font-color" fo:font-weight="bold" officeooo:rsid="00bd491f" officeooo:paragraph-rsid="00bd491f" style:font-style-asian="normal" style:font-weight-asian="bold" style:font-style-complex="normal" style:font-weight-complex="bold"/>
    </style:style>
    <style:style style:name="P276" style:family="paragraph" style:parent-style-name="Standard">
      <style:paragraph-properties fo:text-align="start" style:justify-single-word="false"/>
      <style:text-properties style:text-position="0% 100%" fo:font-weight="normal" officeooo:rsid="002b155e" officeooo:paragraph-rsid="002b155e" style:font-weight-asian="normal" style:font-weight-complex="normal"/>
    </style:style>
    <style:style style:name="P277" style:family="paragraph" style:parent-style-name="Standard">
      <style:paragraph-properties fo:text-align="start" style:justify-single-word="false"/>
      <style:text-properties style:text-position="0% 100%" fo:font-weight="normal" officeooo:rsid="002cdcf9" officeooo:paragraph-rsid="002cdcf9" style:font-weight-asian="normal" style:font-weight-complex="normal"/>
    </style:style>
    <style:style style:name="P278" style:family="paragraph" style:parent-style-name="Standard">
      <style:paragraph-properties fo:text-align="start" style:justify-single-word="false"/>
      <style:text-properties style:text-position="0% 100%" style:text-underline-style="none" fo:font-weight="normal" officeooo:rsid="002cdcf9" officeooo:paragraph-rsid="002cdcf9" style:font-weight-asian="normal" style:font-weight-complex="normal"/>
    </style:style>
    <style:style style:name="P279" style:family="paragraph" style:parent-style-name="Standard">
      <style:paragraph-properties fo:text-align="center" style:justify-single-word="false"/>
      <style:text-properties style:text-position="0% 100%" style:text-underline-style="none" fo:font-weight="normal" officeooo:rsid="002cdcf9" officeooo:paragraph-rsid="002cdcf9" style:font-weight-asian="normal" style:font-weight-complex="normal"/>
    </style:style>
    <style:style style:name="P280" style:family="paragraph" style:parent-style-name="Standard">
      <style:paragraph-properties fo:text-align="start" style:justify-single-word="false"/>
      <style:text-properties style:text-position="0% 100%" style:text-underline-style="none" fo:font-weight="normal" officeooo:rsid="002dd1b1" officeooo:paragraph-rsid="002dd1b1" style:font-weight-asian="normal" style:font-weight-complex="normal"/>
    </style:style>
    <style:style style:name="P281" style:family="paragraph" style:parent-style-name="Standard">
      <style:paragraph-properties fo:text-align="start" style:justify-single-word="false"/>
      <style:text-properties style:text-position="0% 100%" style:text-underline-style="none" fo:font-weight="normal" officeooo:rsid="0030aed4" officeooo:paragraph-rsid="0030aed4" style:font-weight-asian="normal" style:font-weight-complex="normal"/>
    </style:style>
    <style:style style:name="P282" style:family="paragraph" style:parent-style-name="Standard">
      <style:paragraph-properties fo:text-align="center" style:justify-single-word="false"/>
      <style:text-properties style:text-position="0% 100%" style:text-underline-style="none" fo:font-weight="normal" officeooo:rsid="0030aed4" officeooo:paragraph-rsid="0030aed4" style:font-weight-asian="normal" style:font-weight-complex="normal"/>
    </style:style>
    <style:style style:name="P283" style:family="paragraph" style:parent-style-name="Standard">
      <style:paragraph-properties fo:text-align="start" style:justify-single-word="false"/>
      <style:text-properties style:text-position="0% 100%" style:text-underline-style="none" fo:font-weight="normal" officeooo:rsid="0032d880" officeooo:paragraph-rsid="0030aed4" style:font-weight-asian="normal" style:font-weight-complex="normal"/>
    </style:style>
    <style:style style:name="P284" style:family="paragraph" style:parent-style-name="Standard">
      <style:paragraph-properties fo:text-align="start" style:justify-single-word="false"/>
      <style:text-properties style:text-position="0% 100%" style:text-underline-style="none" fo:font-weight="normal" officeooo:rsid="0032d880" officeooo:paragraph-rsid="0032d880" style:font-weight-asian="normal" style:font-weight-complex="normal"/>
    </style:style>
    <style:style style:name="P285" style:family="paragraph" style:parent-style-name="Standard">
      <style:paragraph-properties fo:text-align="start" style:justify-single-word="false"/>
      <style:text-properties style:text-position="0% 100%" style:text-underline-style="none" fo:font-weight="normal" officeooo:rsid="00321cf4" officeooo:paragraph-rsid="00321cf4" style:font-weight-asian="normal" style:font-weight-complex="normal"/>
    </style:style>
    <style:style style:name="P286" style:family="paragraph" style:parent-style-name="Standard">
      <style:paragraph-properties fo:text-align="start" style:justify-single-word="false"/>
      <style:text-properties style:text-position="0% 100%" style:text-underline-style="none" fo:font-weight="normal" officeooo:rsid="00323f20" officeooo:paragraph-rsid="00323f20" style:font-weight-asian="normal" style:font-weight-complex="normal"/>
    </style:style>
    <style:style style:name="P287" style:family="paragraph" style:parent-style-name="Standard">
      <style:paragraph-properties fo:text-align="start" style:justify-single-word="false"/>
      <style:text-properties style:text-position="0% 100%" style:text-underline-style="none" fo:font-weight="normal" officeooo:rsid="00330630" officeooo:paragraph-rsid="00330630" style:font-weight-asian="normal" style:font-weight-complex="normal"/>
    </style:style>
    <style:style style:name="P288" style:family="paragraph" style:parent-style-name="Standard">
      <style:paragraph-properties fo:text-align="start" style:justify-single-word="false"/>
      <style:text-properties style:text-position="0% 100%" style:text-underline-style="none" fo:font-weight="normal" officeooo:rsid="0033f190" officeooo:paragraph-rsid="0033f190" style:font-weight-asian="normal" style:font-weight-complex="normal"/>
    </style:style>
    <style:style style:name="P289" style:family="paragraph" style:parent-style-name="Standard">
      <style:paragraph-properties fo:text-align="start" style:justify-single-word="false"/>
      <style:text-properties style:text-position="0% 100%" style:text-underline-style="none" fo:font-weight="normal" officeooo:rsid="0034d7ad" officeooo:paragraph-rsid="0034d7ad" style:font-weight-asian="normal" style:font-weight-complex="normal"/>
    </style:style>
    <style:style style:name="P290" style:family="paragraph" style:parent-style-name="Standard">
      <style:paragraph-properties fo:text-align="start" style:justify-single-word="false"/>
      <style:text-properties style:text-position="0% 100%" style:text-underline-style="none" fo:font-weight="normal" officeooo:rsid="00369e20" officeooo:paragraph-rsid="00369e20" style:font-weight-asian="normal" style:font-weight-complex="normal"/>
    </style:style>
    <style:style style:name="P291" style:family="paragraph" style:parent-style-name="Standard">
      <style:paragraph-properties fo:text-align="start" style:justify-single-word="false"/>
      <style:text-properties style:text-position="0% 100%" style:text-underline-style="none" fo:font-weight="normal" officeooo:rsid="003ed516" officeooo:paragraph-rsid="003ed516" style:font-weight-asian="normal" style:font-weight-complex="normal"/>
    </style:style>
    <style:style style:name="P292" style:family="paragraph" style:parent-style-name="Standard">
      <style:paragraph-properties fo:text-align="center" style:justify-single-word="false"/>
      <style:text-properties style:text-position="0% 100%" style:text-underline-style="none" fo:font-weight="normal" officeooo:rsid="00406488" officeooo:paragraph-rsid="00406488" style:font-weight-asian="normal" style:font-weight-complex="normal"/>
    </style:style>
    <style:style style:name="P293" style:family="paragraph" style:parent-style-name="Standard">
      <style:paragraph-properties fo:text-align="start" style:justify-single-word="false"/>
      <style:text-properties style:text-position="0% 100%" style:text-underline-style="none" fo:font-weight="normal" officeooo:rsid="00406841" officeooo:paragraph-rsid="00406841" style:font-weight-asian="normal" style:font-weight-complex="normal"/>
    </style:style>
    <style:style style:name="P294" style:family="paragraph" style:parent-style-name="Standard">
      <style:paragraph-properties fo:text-align="start" style:justify-single-word="false"/>
      <style:text-properties style:text-position="0% 100%" style:text-underline-style="none" fo:font-weight="normal" officeooo:rsid="005308b6" officeooo:paragraph-rsid="005308b6" style:font-weight-asian="normal" style:font-weight-complex="normal"/>
    </style:style>
    <style:style style:name="P295" style:family="paragraph" style:parent-style-name="Standard">
      <style:paragraph-properties fo:text-align="center" style:justify-single-word="false"/>
      <style:text-properties style:text-position="0% 100%" style:text-underline-style="none" fo:font-weight="normal" officeooo:rsid="005308b6" officeooo:paragraph-rsid="005308b6" style:font-weight-asian="normal" style:font-weight-complex="normal"/>
    </style:style>
    <style:style style:name="P296" style:family="paragraph" style:parent-style-name="Standard">
      <style:paragraph-properties fo:text-align="start" style:justify-single-word="false"/>
      <style:text-properties style:text-position="0% 100%" style:text-underline-style="none" fo:font-weight="bold" officeooo:rsid="0034d7ad" officeooo:paragraph-rsid="0034d7ad" style:font-weight-asian="bold" style:font-weight-complex="bold"/>
    </style:style>
    <style:style style:name="P297" style:family="paragraph" style:parent-style-name="Standard">
      <style:paragraph-properties fo:text-align="start" style:justify-single-word="false"/>
      <style:text-properties style:text-position="0% 100%" style:text-underline-style="none" fo:font-weight="bold" officeooo:rsid="005559e6" officeooo:paragraph-rsid="005559e6" style:font-weight-asian="bold" style:font-weight-complex="bold"/>
    </style:style>
    <style:style style:name="P298" style:family="paragraph" style:parent-style-name="Standard">
      <style:paragraph-properties fo:text-align="center" style:justify-single-word="false"/>
      <style:text-properties style:text-position="0% 100%" style:text-underline-style="none" fo:font-weight="bold" officeooo:rsid="0056301d" officeooo:paragraph-rsid="0056301d" style:font-weight-asian="bold" style:font-weight-complex="bold"/>
    </style:style>
    <style:style style:name="P299" style:family="paragraph" style:parent-style-name="Standard">
      <style:paragraph-properties fo:text-align="start" style:justify-single-word="false"/>
      <style:text-properties style:text-position="0% 100%" style:text-underline-style="none" fo:font-weight="bold" officeooo:rsid="0056301d" officeooo:paragraph-rsid="0056301d" style:font-weight-asian="bold" style:font-weight-complex="bold"/>
    </style:style>
    <style:style style:name="P300" style:family="paragraph" style:parent-style-name="Standard">
      <style:paragraph-properties fo:text-align="start" style:justify-single-word="false"/>
      <style:text-properties style:text-position="0% 100%" style:text-underline-style="none" fo:font-weight="bold" officeooo:rsid="00577c9c" officeooo:paragraph-rsid="00577c9c" style:font-weight-asian="bold" style:font-weight-complex="bold"/>
    </style:style>
    <style:style style:name="P301" style:family="paragraph">
      <style:paragraph-properties fo:text-align="center"/>
    </style:style>
    <style:style style:name="P302" style:family="paragraph">
      <loext:graphic-properties draw:fill="none" draw:fill-color="#ffffff"/>
    </style:style>
    <style:style style:name="T1" style:family="text">
      <style:text-properties officeooo:rsid="000fcae8"/>
    </style:style>
    <style:style style:name="T2" style:family="text">
      <style:text-properties officeooo:rsid="001192a0"/>
    </style:style>
    <style:style style:name="T3" style:family="text">
      <style:text-properties officeooo:rsid="0015ac17"/>
    </style:style>
    <style:style style:name="T4" style:family="text">
      <style:text-properties officeooo:rsid="001860e9"/>
    </style:style>
    <style:style style:name="T5" style:family="text">
      <style:text-properties officeooo:rsid="001a308b"/>
    </style:style>
    <style:style style:name="T6" style:family="text">
      <style:text-properties officeooo:rsid="001a5172"/>
    </style:style>
    <style:style style:name="T7" style:family="text">
      <style:text-properties officeooo:rsid="001b9a10"/>
    </style:style>
    <style:style style:name="T8" style:family="text">
      <style:text-properties officeooo:rsid="001cd3fe"/>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fo:font-weight="normal" officeooo:rsid="00369e20"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officeooo:rsid="0048d28a" style:font-style-asian="normal" style:font-style-complex="normal"/>
    </style:style>
    <style:style style:name="T17" style:family="text">
      <style:text-properties fo:font-style="normal" officeooo:rsid="004a9017" style:font-style-asian="normal" style:font-style-complex="normal"/>
    </style:style>
    <style:style style:name="T18" style:family="text">
      <style:text-properties fo:font-style="normal" officeooo:rsid="004e7e12" style:font-style-asian="normal" style:font-style-complex="normal"/>
    </style:style>
    <style:style style:name="T19" style:family="text">
      <style:text-properties fo:font-style="normal" officeooo:rsid="004f07b3" style:font-style-asian="normal" style:font-style-complex="normal"/>
    </style:style>
    <style:style style:name="T20" style:family="text">
      <style:text-properties fo:font-style="normal" officeooo:rsid="0051bebe"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3cffc2" style:font-style-asian="normal" style:font-weight-asian="normal" style:font-style-complex="normal" style:font-weight-complex="normal"/>
    </style:style>
    <style:style style:name="T23" style:family="text">
      <style:text-properties fo:font-style="normal" fo:font-weight="normal" officeooo:rsid="00406841" style:font-style-asian="normal" style:font-weight-asian="normal" style:font-style-complex="normal" style:font-weight-complex="normal"/>
    </style:style>
    <style:style style:name="T24" style:family="text">
      <style:text-properties fo:font-style="normal" fo:font-weight="normal" officeooo:rsid="0043c499" style:font-style-asian="normal" style:font-weight-asian="normal" style:font-style-complex="normal" style:font-weight-complex="normal"/>
    </style:style>
    <style:style style:name="T25" style:family="text">
      <style:text-properties fo:font-style="normal" fo:font-weight="normal" officeooo:rsid="0044af70" style:font-style-asian="normal" style:font-weight-asian="normal" style:font-style-complex="normal" style:font-weight-complex="normal"/>
    </style:style>
    <style:style style:name="T26" style:family="text">
      <style:text-properties fo:font-style="normal" fo:font-weight="normal" officeooo:rsid="0048d28a" style:font-style-asian="normal" style:font-weight-asian="normal" style:font-style-complex="normal" style:font-weight-complex="normal"/>
    </style:style>
    <style:style style:name="T27" style:family="text">
      <style:text-properties fo:font-style="normal" fo:font-weight="normal" officeooo:rsid="004a9017" style:font-style-asian="normal" style:font-weight-asian="normal" style:font-style-complex="normal" style:font-weight-complex="normal"/>
    </style:style>
    <style:style style:name="T28" style:family="text">
      <style:text-properties fo:font-style="normal" fo:font-weight="normal" officeooo:rsid="004f07b3" style:font-style-asian="normal" style:font-weight-asian="normal" style:font-style-complex="normal" style:font-weight-complex="normal"/>
    </style:style>
    <style:style style:name="T29" style:family="text">
      <style:text-properties fo:font-style="normal" fo:font-weight="normal" officeooo:rsid="0050ff08" style:font-style-asian="normal" style:font-weight-asian="normal" style:font-style-complex="normal" style:font-weight-complex="normal"/>
    </style:style>
    <style:style style:name="T30" style:family="text">
      <style:text-properties fo:font-style="normal" fo:font-weight="normal" officeooo:rsid="0051bebe"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tyle="normal" style:text-underline-style="none" fo:font-weight="normal" officeooo:rsid="00369e20" style:font-style-asian="normal" style:font-weight-asian="normal" style:font-style-complex="normal" style:font-weight-complex="normal"/>
    </style:style>
    <style:style style:name="T34" style:family="text">
      <style:text-properties fo:font-style="normal" style:text-underline-style="none" fo:font-weight="normal" officeooo:rsid="003ca1ab" style:font-style-asian="normal" style:font-weight-asian="normal" style:font-style-complex="normal" style:font-weight-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officeooo:rsid="0037ba8e" style:font-style-asian="normal" style:font-style-complex="normal"/>
    </style:style>
    <style:style style:name="T37" style:family="text">
      <style:text-properties fo:font-style="normal" style:text-underline-style="none" officeooo:rsid="003ca1ab" style:font-style-asian="normal" style:font-style-complex="normal"/>
    </style:style>
    <style:style style:name="T38" style:family="text">
      <style:text-properties fo:font-weight="bold" style:font-weight-asian="bold" style:font-weight-complex="bold"/>
    </style:style>
    <style:style style:name="T39" style:family="text">
      <style:text-properties fo:font-weight="bold" officeooo:rsid="007fee96" style:font-weight-asian="bold" style:font-weight-complex="bold"/>
    </style:style>
    <style:style style:name="T40" style:family="text">
      <style:text-properties fo:font-weight="bold" officeooo:rsid="00a12643" style:font-weight-asian="bold" style:font-weight-complex="bold"/>
    </style:style>
    <style:style style:name="T41" style:family="text">
      <style:text-properties fo:font-weight="bold" officeooo:rsid="00a3915f"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282ddb" style:font-weight-asian="normal" style:font-weight-complex="normal"/>
    </style:style>
    <style:style style:name="T44" style:family="text">
      <style:text-properties fo:font-weight="normal" officeooo:rsid="0029a6d8" style:font-weight-asian="normal" style:font-weight-complex="normal"/>
    </style:style>
    <style:style style:name="T45" style:family="text">
      <style:text-properties fo:font-weight="normal" officeooo:rsid="002a1e3c" style:font-weight-asian="normal" style:font-weight-complex="normal"/>
    </style:style>
    <style:style style:name="T46" style:family="text">
      <style:text-properties fo:font-weight="normal" officeooo:rsid="005e0885" style:font-weight-asian="normal" style:font-weight-complex="normal"/>
    </style:style>
    <style:style style:name="T47" style:family="text">
      <style:text-properties fo:font-weight="normal" officeooo:rsid="007a8f79" style:font-weight-asian="normal" style:font-weight-complex="normal"/>
    </style:style>
    <style:style style:name="T48" style:family="text">
      <style:text-properties fo:font-weight="normal" officeooo:rsid="00832b9a" style:font-weight-asian="normal" style:font-weight-complex="normal"/>
    </style:style>
    <style:style style:name="T49" style:family="text">
      <style:text-properties fo:font-weight="normal" officeooo:rsid="008782d2" style:font-weight-asian="normal" style:font-weight-complex="normal"/>
    </style:style>
    <style:style style:name="T50" style:family="text">
      <style:text-properties fo:font-weight="normal" officeooo:rsid="00921065" style:font-weight-asian="normal" style:font-weight-complex="normal"/>
    </style:style>
    <style:style style:name="T51" style:family="text">
      <style:text-properties fo:font-weight="normal" officeooo:rsid="0092df73" style:font-weight-asian="normal" style:font-weight-complex="normal"/>
    </style:style>
    <style:style style:name="T52" style:family="text">
      <style:text-properties fo:font-weight="normal" officeooo:rsid="009635dd" style:font-weight-asian="normal" style:font-weight-complex="normal"/>
    </style:style>
    <style:style style:name="T53" style:family="text">
      <style:text-properties fo:font-weight="normal" officeooo:rsid="0097b888" style:font-weight-asian="normal" style:font-weight-complex="normal"/>
    </style:style>
    <style:style style:name="T54" style:family="text">
      <style:text-properties fo:font-weight="normal" officeooo:rsid="00a1a2b0" style:font-weight-asian="normal" style:font-weight-complex="normal"/>
    </style:style>
    <style:style style:name="T55" style:family="text">
      <style:text-properties fo:font-weight="normal" officeooo:rsid="00a2cb20" style:font-weight-asian="normal" style:font-weight-complex="normal"/>
    </style:style>
    <style:style style:name="T56" style:family="text">
      <style:text-properties fo:font-weight="normal" officeooo:rsid="00a53650" style:font-weight-asian="normal" style:font-weight-complex="normal"/>
    </style:style>
    <style:style style:name="T57" style:family="text">
      <style:text-properties fo:font-weight="normal" officeooo:rsid="00a8077e" style:font-weight-asian="normal" style:font-weight-complex="normal"/>
    </style:style>
    <style:style style:name="T58" style:family="text">
      <style:text-properties fo:font-weight="normal" officeooo:rsid="00ac9aae" style:font-weight-asian="normal" style:font-weight-complex="normal"/>
    </style:style>
    <style:style style:name="T59" style:family="text">
      <style:text-properties officeooo:rsid="0029a6d8"/>
    </style:style>
    <style:style style:name="T60" style:family="text">
      <style:text-properties officeooo:rsid="002a1e3c"/>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none"/>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32d880" style:font-weight-asian="normal" style:font-weight-complex="normal"/>
    </style:style>
    <style:style style:name="T66" style:family="text">
      <style:text-properties style:text-underline-style="none" fo:font-weight="normal" officeooo:rsid="0033f190" style:font-weight-asian="normal" style:font-weight-complex="normal"/>
    </style:style>
    <style:style style:name="T67" style:family="text">
      <style:text-properties style:text-underline-style="none" fo:font-weight="normal" officeooo:rsid="00698be7" style:font-weight-asian="normal" style:font-weight-complex="normal"/>
    </style:style>
    <style:style style:name="T68" style:family="text">
      <style:text-properties style:text-underline-style="none" fo:font-weight="normal" officeooo:rsid="0069a00d" style:font-weight-asian="normal" style:font-weight-complex="normal"/>
    </style:style>
    <style:style style:name="T69" style:family="text">
      <style:text-properties style:text-underline-style="none" fo:font-weight="normal" officeooo:rsid="006b9a6f" style:font-weight-asian="normal" style:font-weight-complex="normal"/>
    </style:style>
    <style:style style:name="T70" style:family="text">
      <style:text-properties style:text-underline-style="none" fo:font-weight="normal" officeooo:rsid="007103ca" style:font-weight-asian="normal" style:font-weight-complex="normal"/>
    </style:style>
    <style:style style:name="T71" style:family="text">
      <style:text-properties style:text-underline-style="none" fo:font-weight="normal" officeooo:rsid="00b34d5c" style:font-weight-asian="normal" style:font-weight-complex="normal"/>
    </style:style>
    <style:style style:name="T72" style:family="text">
      <style:text-properties style:text-underline-style="none" fo:font-weight="normal" officeooo:rsid="00b4ac3c" style:font-weight-asian="normal" style:font-weight-complex="normal"/>
    </style:style>
    <style:style style:name="T73" style:family="text">
      <style:text-properties style:text-underline-style="none" fo:font-weight="normal" officeooo:rsid="00b7b8ba" style:font-weight-asian="normal" style:font-weight-complex="normal"/>
    </style:style>
    <style:style style:name="T74" style:family="text">
      <style:text-properties style:text-underline-style="none" fo:font-weight="normal" officeooo:rsid="00ba3bc3" style:font-weight-asian="normal" style:font-weight-complex="normal"/>
    </style:style>
    <style:style style:name="T75" style:family="text">
      <style:text-properties style:text-underline-style="none" fo:font-weight="bold" style:font-weight-asian="bold" style:font-weight-complex="bold"/>
    </style:style>
    <style:style style:name="T76" style:family="text">
      <style:text-properties style:text-underline-style="none" officeooo:rsid="0032d880"/>
    </style:style>
    <style:style style:name="T77" style:family="text">
      <style:text-properties style:text-underline-style="none" officeooo:rsid="0033f190"/>
    </style:style>
    <style:style style:name="T78" style:family="text">
      <style:text-properties style:text-underline-style="none" officeooo:rsid="00698be7"/>
    </style:style>
    <style:style style:name="T79" style:family="text">
      <style:text-properties style:text-underline-style="none" officeooo:rsid="0069a00d"/>
    </style:style>
    <style:style style:name="T80" style:family="text">
      <style:text-properties style:text-underline-style="none" officeooo:rsid="006f3cb9"/>
    </style:style>
    <style:style style:name="T81" style:family="text">
      <style:text-properties style:text-underline-style="none" officeooo:rsid="00b34d5c"/>
    </style:style>
    <style:style style:name="T82" style:family="text">
      <style:text-properties style:text-underline-style="none" officeooo:rsid="00b4ac3c"/>
    </style:style>
    <style:style style:name="T83" style:family="text">
      <style:text-properties style:text-underline-style="none" officeooo:rsid="00b7b8ba"/>
    </style:style>
    <style:style style:name="T84" style:family="text">
      <style:text-properties style:text-underline-style="none" officeooo:rsid="00ba3bc3"/>
    </style:style>
    <style:style style:name="T85" style:family="text">
      <style:text-properties style:text-underline-style="none" officeooo:rsid="00bad1b5"/>
    </style:style>
    <style:style style:name="T86" style:family="text">
      <style:text-properties style:text-underline-style="none" officeooo:rsid="00bc8c8e"/>
    </style:style>
    <style:style style:name="T87" style:family="text">
      <style:text-properties style:text-underline-style="none" officeooo:rsid="00bcc93d"/>
    </style:style>
    <style:style style:name="T88" style:family="text">
      <style:text-properties officeooo:rsid="00406841"/>
    </style:style>
    <style:style style:name="T89" style:family="text">
      <style:text-properties officeooo:rsid="005aa51e"/>
    </style:style>
    <style:style style:name="T90" style:family="text">
      <style:text-properties officeooo:rsid="00634e2a"/>
    </style:style>
    <style:style style:name="T91" style:family="text">
      <style:text-properties officeooo:rsid="007a8f79"/>
    </style:style>
    <style:style style:name="T92" style:family="text">
      <style:text-properties officeooo:rsid="007d7674"/>
    </style:style>
    <style:style style:name="T93" style:family="text">
      <style:text-properties officeooo:rsid="007fee96"/>
    </style:style>
    <style:style style:name="T94" style:family="text">
      <style:text-properties officeooo:rsid="008782d2"/>
    </style:style>
    <style:style style:name="T95" style:family="text">
      <style:text-properties officeooo:rsid="00921065"/>
    </style:style>
    <style:style style:name="T96" style:family="text">
      <style:text-properties officeooo:rsid="0092df73"/>
    </style:style>
    <style:style style:name="T97" style:family="text">
      <style:text-properties officeooo:rsid="009635dd"/>
    </style:style>
    <style:style style:name="T98" style:family="text">
      <style:text-properties officeooo:rsid="0097b888"/>
    </style:style>
    <style:style style:name="T99" style:family="text">
      <style:text-properties officeooo:rsid="0099f6a7"/>
    </style:style>
    <style:style style:name="T100" style:family="text">
      <style:text-properties officeooo:rsid="00a2cb20"/>
    </style:style>
    <style:style style:name="T101" style:family="text">
      <style:text-properties officeooo:rsid="00a3915f"/>
    </style:style>
    <style:style style:name="T102" style:family="text">
      <style:text-properties officeooo:rsid="00a4738f"/>
    </style:style>
    <style:style style:name="T103" style:family="text">
      <style:text-properties officeooo:rsid="00a53650"/>
    </style:style>
    <style:style style:name="T104" style:family="text">
      <style:text-properties officeooo:rsid="00ac9aae"/>
    </style:style>
    <style:style style:name="T105" style:family="text">
      <style:text-properties officeooo:rsid="00ae1955"/>
    </style:style>
    <style:style style:name="gr1" style:family="graphic">
      <style:graphic-properties draw:textarea-horizontal-align="justify" draw:textarea-vertical-align="middle" draw:auto-grow-height="false" fo:min-height="1.111cm" fo:min-width="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058cm" fo:min-width="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111cm" fo:min-width="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81cm" fo:min-width="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87cm" fo:min-width="2.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376cm" fo:min-width="3.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032cm" fo:min-width="2.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1.191cm" fo:min-width="2.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1.191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1.138cm" fo:min-width="1.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1.138cm" fo:min-width="2.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1.217cm" fo:min-width="2.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873cm" fo:min-width="3.0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111cm" fo:min-width="3.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032cm" fo:min-width="3.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9cm" fo:min-width="3.2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714cm" fo:min-width="3.1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82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979cm" fo:min-width="2.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847cm" fo:min-width="3.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0.741cm" fo:min-width="3.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0.794cm" fo:min-width="3.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3.1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énéralités </text:p>
      <text:p text:style-name="P1">Au démarrage d’un pc, la carte mère affiche l’écran de BOOT, puis lancement de l’OS (Windows ou autre) qui gère la mémoire et le dialogue entre la machine et les programmes.</text:p>
      <text:p text:style-name="P1"><draw:custom-shape text:anchor-type="paragraph" draw:z-index="0" draw:name="Forme1" draw:style-name="gr1" svg:width="1.482cm" svg:height="1.112cm" svg:x="0.007cm" svg:y="0.256cm"><text:p>BOOT</text:p><draw:enhanced-geometry svg:viewBox="0 0 21600 21600" draw:type="rectangle" draw:enhanced-path="M 0 0 L 21600 0 21600 21600 0 21600 0 0 Z N"/></draw:custom-shape><draw:custom-shape text:anchor-type="paragraph" draw:z-index="1" draw:name="Forme2" draw:style-name="gr2" draw:text-style-name="P301" svg:width="1.377cm" svg:height="1.059cm" svg:x="3.5cm" svg:y="0.203cm"><text:p text:style-name="P301">OS</text:p><draw:enhanced-geometry svg:viewBox="0 0 21600 21600" draw:type="rectangle" draw:enhanced-path="M 0 0 L 21600 0 21600 21600 0 21600 0 0 Z N"/></draw:custom-shape><draw:custom-shape text:anchor-type="paragraph" draw:z-index="2" draw:name="Forme3" draw:style-name="gr3" draw:text-style-name="P301" svg:width="1.641cm" svg:height="1.112cm" svg:x="8.05cm" svg:y="0.176cm"><text:p text:style-name="P301">PROG</text:p><draw:enhanced-geometry svg:viewBox="0 0 21600 21600" draw:type="rectangle" draw:enhanced-path="M 0 0 L 21600 0 21600 21600 0 21600 0 0 Z N"/></draw:custom-shape><draw:custom-shape text:anchor-type="paragraph" draw:z-index="3" draw:name="Forme4" draw:style-name="gr4" svg:width="2.012cm" svg:height="0.16cm" svg:x="1.489cm" svg:y="0.57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5" draw:style-name="gr5" svg:width="3.229cm" svg:height="0.371cm" svg:x="4.822cm" svg:y="0.73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Carte mère<text:tab/><text:tab/>Windows<text:tab/><text:tab/>(jeux, internet etc)</text:p>
      <text:p text:style-name="P1"/>
      <text:p text:style-name="P1">Boot loader (Grub) permet de choisir l’OS au démarrage de la machine (après le boot).</text:p>
      <text:p text:style-name="P1"/>
      <text:p text:style-name="P1"><draw:custom-shape text:anchor-type="paragraph" draw:z-index="5" draw:name="Forme1" draw:style-name="gr1" svg:width="1.482cm" svg:height="1.112cm" svg:x="0.007cm" svg:y="0.256cm"><text:p>BOOT</text:p><draw:enhanced-geometry svg:viewBox="0 0 21600 21600" draw:type="rectangle" draw:enhanced-path="M 0 0 L 21600 0 21600 21600 0 21600 0 0 Z N"/></draw:custom-shape><draw:custom-shape text:anchor-type="paragraph" draw:z-index="8" draw:name="Forme3" draw:style-name="gr3" draw:text-style-name="P301" svg:width="1.641cm" svg:height="1.112cm" svg:x="12.019cm" svg:y="0.282cm"><text:p text:style-name="P301">PROG</text:p><draw:enhanced-geometry svg:viewBox="0 0 21600 21600" draw:type="rectangle" draw:enhanced-path="M 0 0 L 21600 0 21600 21600 0 21600 0 0 Z N"/></draw:custom-shape><draw:custom-shape text:anchor-type="paragraph" draw:z-index="9" draw:name="Forme2" draw:style-name="gr2" draw:text-style-name="P301" svg:width="1.377cm" svg:height="1.059cm" svg:x="9.029cm" svg:y="0.309cm"><text:p text:style-name="P301">OS<text:line-break/>Windows</text:p><draw:enhanced-geometry svg:viewBox="0 0 21600 21600" draw:type="rectangle" draw:enhanced-path="M 0 0 L 21600 0 21600 21600 0 21600 0 0 Z N"/></draw:custom-shape></text:p>
      <text:p text:style-name="P1"><draw:custom-shape text:anchor-type="paragraph" draw:z-index="10" draw:name="Forme6" draw:style-name="gr6" svg:width="3.07cm" svg:height="1.377cm" svg:x="3.473cm" svg:y="0.014cm"><text:p><text:s text:c="3"/>Boot Loader<text:line-break/> <text:s text:c="5"/>(Grub)</text:p><draw:enhanced-geometry svg:viewBox="0 0 21600 21600" draw:type="rectangle" draw:enhanced-path="M 0 0 L 21600 0 21600 21600 0 21600 0 0 Z N"/></draw:custom-shape><draw:line text:anchor-type="paragraph" draw:z-index="11" draw:name="Forme7" draw:style-name="gr7" draw:text-style-name="P301" svg:x1="1.489cm" svg:y1="0.49cm" svg:x2="3.473cm" svg:y2="0.437cm"><text:p/></draw:line><draw:line text:anchor-type="paragraph" draw:z-index="12" draw:name="Forme8" draw:style-name="gr7" draw:text-style-name="P301" svg:x1="6.542cm" svg:y1="0.464cm" svg:x2="9.32cm" svg:y2="0.279cm"><text:p/></draw:line><draw:line text:anchor-type="paragraph" draw:z-index="15" draw:name="Forme11" draw:style-name="gr7" draw:text-style-name="P301" svg:x1="10.59cm" svg:y1="0.252cm" svg:x2="12.019cm" svg:y2="0.305cm"><text:p/></draw:line></text:p>
      <text:p text:style-name="P1"/>
      <text:p text:style-name="P1"><draw:custom-shape text:anchor-type="paragraph" draw:z-index="6" draw:name="Forme2" draw:style-name="gr2" draw:text-style-name="P301" svg:width="1.377cm" svg:height="1.059cm" svg:x="9.082cm" svg:y="0.499cm"><text:p text:style-name="P301">OS<text:line-break/>Linux</text:p><draw:enhanced-geometry svg:viewBox="0 0 21600 21600" draw:type="rectangle" draw:enhanced-path="M 0 0 L 21600 0 21600 21600 0 21600 0 0 Z N"/></draw:custom-shape><draw:custom-shape text:anchor-type="paragraph" draw:z-index="7" draw:name="Forme3" draw:style-name="gr3" draw:text-style-name="P301" svg:width="1.641cm" svg:height="1.112cm" svg:x="12.046cm" svg:y="0.499cm"><text:p text:style-name="P301">PROG</text:p><draw:enhanced-geometry svg:viewBox="0 0 21600 21600" draw:type="rectangle" draw:enhanced-path="M 0 0 L 21600 0 21600 21600 0 21600 0 0 Z N"/></draw:custom-shape><draw:line text:anchor-type="paragraph" draw:z-index="13" draw:name="Forme9" draw:style-name="gr7" draw:text-style-name="P301" svg:x1="6.542cm" svg:y1="0.018cm" svg:x2="9.214cm" svg:y2="1.076cm"><text:p/></draw:line><draw:line text:anchor-type="paragraph" draw:z-index="14" draw:name="Forme10" draw:style-name="gr7" draw:text-style-name="P301" svg:x1="10.458cm" svg:y1="1.076cm" svg:x2="12.284cm" svg:y2="1.05cm"><text:p/></draw:line>Carte mère<text:tab/><text:tab/><text:tab/></text:p>
      <text:p text:style-name="P1"/>
      <text:p text:style-name="P1"/>
      <text:p text:style-name="P1"/>
      <text:p text:style-name="P4">Les programmes sont faits pour tourner sous Windows OU sous Linux.</text:p>
      <text:p text:style-name="P4">Les programmes sous Linux sont souvent gratuits et fréquemment mis à jour.</text:p>
      <text:p text:style-name="P2"/>
      <text:p text:style-name="P2">MS DOS était le premier OS Microsoft. Il y avait aussi Unix qui était meilleur mais trop compliqué, puis de plus en plus cher, il a donné naissance à GNU, une copie gratuite et libre d’Unix.</text:p>
      <text:p text:style-name="P2"/>
      <text:p text:style-name="P2">Linux est réputé pour sa sécurité et ses maj fréquentes. Le principe de base : we got control !</text:p>
      <text:p text:style-name="P2"/>
      <text:p text:style-name="P4">Linux est né de la fusion de GNU et Linux (GNU gérait les programmes de base, Linux était le noyau).<text:line-break/></text:p>
      <text:p text:style-name="P4">Il existe plusieurs distributions de Linux (un peu comme Windows Pro etc) : <text:span text:style-name="T1">Slackware, Mandriva (FR), Red Hat (répandue sur serveurs), SuSE, Debian (populaire car dev indé).</text:span></text:p>
      <text:p text:style-name="P4"/>
      <text:p text:style-name="P4"><draw:custom-shape text:anchor-type="paragraph" draw:z-index="16" draw:name="Forme12" draw:style-name="gr8" svg:width="2.012cm" svg:height="1.033cm" svg:x="4.452cm" svg:y="0.275cm"><text:p><text:s text:c="3"/>Unix</text:p><draw:enhanced-geometry svg:viewBox="0 0 21600 21600" draw:type="rectangle" draw:enhanced-path="M 0 0 L 21600 0 21600 21600 0 21600 0 0 Z N"/></draw:custom-shape><draw:custom-shape text:anchor-type="paragraph" draw:z-index="19" draw:name="Forme15" draw:style-name="gr11" svg:width="1.588cm" svg:height="1.138cm" svg:x="11.781cm" svg:y="0.355cm"><text:p>MS-DOS</text:p><draw:enhanced-geometry svg:viewBox="0 0 21600 21600" draw:type="rectangle" draw:enhanced-path="M 0 0 L 21600 0 21600 21600 0 21600 0 0 Z N"/></draw:custom-shape></text:p>
      <text:p text:style-name="P4"><draw:custom-shape text:anchor-type="paragraph" draw:z-index="17" draw:name="Forme13" draw:style-name="gr9" svg:width="2.038cm" svg:height="1.191cm" svg:x="2.838cm" svg:y="1.468cm"><text:p><text:s text:c="3"/>MacOS</text:p><draw:enhanced-geometry svg:viewBox="0 0 21600 21600" draw:type="rectangle" draw:enhanced-path="M 0 0 L 21600 0 21600 21600 0 21600 0 0 Z N"/></draw:custom-shape><draw:custom-shape text:anchor-type="paragraph" draw:z-index="18" draw:name="Forme14" draw:style-name="gr10" svg:width="2.223cm" svg:height="1.191cm" svg:x="6.278cm" svg:y="1.468cm"><text:p><text:s text:c="3"/>Linux</text:p><draw:enhanced-geometry svg:viewBox="0 0 21600 21600" draw:type="rectangle" draw:enhanced-path="M 0 0 L 21600 0 21600 21600 0 21600 0 0 Z N"/></draw:custom-shape><draw:custom-shape text:anchor-type="paragraph" draw:z-index="20" draw:name="Forme16" draw:style-name="gr12" svg:width="2.647cm" svg:height="1.138cm" svg:x="11.331cm" svg:y="1.494cm"><text:p><text:s text:c="4"/>Windows</text:p><draw:enhanced-geometry svg:viewBox="0 0 21600 21600" draw:type="rectangle" draw:enhanced-path="M 0 0 L 21600 0 21600 21600 0 21600 0 0 Z N"/></draw:custom-shape><draw:line text:anchor-type="paragraph" draw:z-index="21" draw:name="Forme17" draw:style-name="gr7" draw:text-style-name="P301" svg:x1="5.193cm" svg:y1="0.859cm" svg:x2="4.293cm" svg:y2="1.468cm"><text:p/></draw:line><draw:line text:anchor-type="paragraph" draw:z-index="22" draw:name="Forme18" draw:style-name="gr7" draw:text-style-name="P301" svg:x1="5.775cm" svg:y1="0.859cm" svg:x2="6.754cm" svg:y2="1.468cm"><text:p/></draw:line><draw:line text:anchor-type="paragraph" draw:z-index="23" draw:name="Forme19" draw:style-name="gr7" draw:text-style-name="P301" svg:x1="12.548cm" svg:y1="1.044cm" svg:x2="12.548cm" svg:y2="1.494cm"><text:p/></draw:line></text:p>
      <text:p text:style-name="P4"/>
      <text:p text:style-name="P4"/>
      <text:p text:style-name="P4"/>
      <text:p text:style-name="P4"/>
      <text:p text:style-name="P4"/>
      <text:p text:style-name="P4"/>
      <text:p text:style-name="P4"/>
      <text:p text:style-name="P4"/>
      <text:p text:style-name="P5">DEBIAN</text:p>
      <text:p text:style-name="P6">La seule distribution Linux qui n’est pas gérée par une entreprise mais par des dev indé.</text:p>
      <text:p text:style-name="P6">Debian contient le gestionnaire de paquets apt-get qui permet de désinstaller et gérer facilement les programmes.</text:p>
      <text:p text:style-name="P6">Ubuntu est une distribution de Debian. <text:span text:style-name="T2">Ubuntu fait fureur car prévue pour le grand public, il y a donc beaucoup d’utilisateurs et donc beaucoup d’aide.</text:span></text:p>
      <text:p text:style-name="P6"><draw:custom-shape text:anchor-type="paragraph" draw:z-index="25" draw:name="Forme21" draw:style-name="gr14" svg:width="3.096cm" svg:height="0.874cm" svg:x="4.002cm" svg:y="0.252cm"><text:p><text:s text:c="5"/>Red Hat</text:p><draw:enhanced-geometry svg:viewBox="0 0 21600 21600" draw:type="rectangle" draw:enhanced-path="M 0 0 L 21600 0 21600 21600 0 21600 0 0 Z N"/></draw:custom-shape></text:p>
      <text:p text:style-name="P6"><draw:custom-shape text:anchor-type="paragraph" draw:z-index="24" draw:name="Forme20" draw:style-name="gr13" svg:width="2.488cm" svg:height="1.218cm" svg:x="0.06cm" svg:y="0.889cm"><text:p><text:s text:c="3"/>Ubuntu</text:p><draw:enhanced-geometry svg:viewBox="0 0 21600 21600" draw:type="rectangle" draw:enhanced-path="M 0 0 L 21600 0 21600 21600 0 21600 0 0 Z N"/></draw:custom-shape><draw:custom-shape text:anchor-type="paragraph" draw:z-index="26" draw:name="Forme22" draw:style-name="gr15" svg:width="3.017cm" svg:height="1.112cm" svg:x="4.002cm" svg:y="1.207cm"><text:p><text:s text:c="5"/>Debian</text:p><draw:enhanced-geometry svg:viewBox="0 0 21600 21600" draw:type="rectangle" draw:enhanced-path="M 0 0 L 21600 0 21600 21600 0 21600 0 0 Z N"/></draw:custom-shape><draw:custom-shape text:anchor-type="paragraph" draw:z-index="27" draw:name="Forme23" draw:style-name="gr16" svg:width="3.043cm" svg:height="1.033cm" svg:x="4.002cm" svg:y="2.609cm"><text:p><text:s text:c="5"/>Slackware etc</text:p><draw:enhanced-geometry svg:viewBox="0 0 21600 21600" draw:type="rectangle" draw:enhanced-path="M 0 0 L 21600 0 21600 21600 0 21600 0 0 Z N"/></draw:custom-shape><draw:custom-shape text:anchor-type="paragraph" draw:z-index="28" draw:name="Forme24" draw:style-name="gr17" svg:width="3.202cm" svg:height="0.9cm" svg:x="9.109cm" svg:y="0.28cm"><text:p><text:s text:c="5"/>Knoppix</text:p><draw:enhanced-geometry svg:viewBox="0 0 21600 21600" draw:type="rectangle" draw:enhanced-path="M 0 0 L 21600 0 21600 21600 0 21600 0 0 Z N"/></draw:custom-shape><draw:custom-shape text:anchor-type="paragraph" draw:z-index="29" draw:name="Forme25" draw:style-name="gr18" svg:width="3.149cm" svg:height="0.715cm" svg:x="9.135cm" svg:y="1.55cm"><text:p><text:s text:c="5"/>Ubuntu</text:p><draw:enhanced-geometry svg:viewBox="0 0 21600 21600" draw:type="rectangle" draw:enhanced-path="M 0 0 L 21600 0 21600 21600 0 21600 0 0 Z N"/></draw:custom-shape><draw:custom-shape text:anchor-type="paragraph" draw:z-index="30" draw:name="Forme26" draw:style-name="gr19" svg:width="3.282cm" svg:height="0.821cm" svg:x="9.082cm" svg:y="2.529cm"><text:p><text:s text:c="5"/>Skotelinux</text:p><draw:enhanced-geometry svg:viewBox="0 0 21600 21600" draw:type="rectangle" draw:enhanced-path="M 0 0 L 21600 0 21600 21600 0 21600 0 0 Z N"/></draw:custom-shape><draw:line text:anchor-type="paragraph" draw:z-index="31" draw:name="Forme27" draw:style-name="gr7" draw:text-style-name="P301" svg:x1="2.547cm" svg:y1="1.127cm" svg:x2="4.002cm" svg:y2="0.254cm"><text:p/></draw:line><draw:line text:anchor-type="paragraph" draw:z-index="32" draw:name="Forme28" draw:style-name="gr7" draw:text-style-name="P301" svg:x1="2.547cm" svg:y1="1.603cm" svg:x2="4.002cm" svg:y2="1.577cm"><text:p/></draw:line><draw:line text:anchor-type="paragraph" draw:z-index="33" draw:name="Forme29" draw:style-name="gr7" draw:text-style-name="P301" svg:x1="2.547cm" svg:y1="1.921cm" svg:x2="4.002cm" svg:y2="3.112cm"><text:p/></draw:line><draw:line text:anchor-type="paragraph" draw:z-index="34" draw:name="Forme30" draw:style-name="gr7" draw:text-style-name="P301" svg:x1="7.019cm" svg:y1="1.683cm" svg:x2="9.109cm" svg:y2="0.598cm"><text:p/></draw:line><draw:line text:anchor-type="paragraph" draw:z-index="35" draw:name="Forme31" draw:style-name="gr7" draw:text-style-name="P301" svg:x1="7.019cm" svg:y1="1.868cm" svg:x2="9.136cm" svg:y2="1.815cm"><text:p/></draw:line><draw:line text:anchor-type="paragraph" draw:z-index="36" draw:name="Forme32" draw:style-name="gr7" draw:text-style-name="P301" svg:x1="7.019cm" svg:y1="2.08cm" svg:x2="9.083cm" svg:y2="2.98cm"><text:p/></draw:line></text:p>
      <text:p text:style-name="P6"/>
      <text:p text:style-name="P6"/>
      <text:p text:style-name="P6"/>
      <text:p text:style-name="P6"/>
      <text:p text:style-name="P6"/>
      <text:p text:style-name="P6"/>
      <text:p text:style-name="P6"/>
      <text:p text:style-name="P6"/>
      <text:p text:style-name="P7"><text:soft-page-break/>Sur Linux, on a le mode console et le mode graphique, comme sur Windows. Il y a même plusieurs modes graphiques mais tous sont basés sur un programme : X. C’est la brique de base du mode graphique sous Linux. </text:p>
      <text:p text:style-name="P7">Et il y a le gestionnaire de bureau (Unity, Gnome, KDE, XFCE, etc)</text:p>
      <text:p text:style-name="P8">Ubuntu est livré avec Unity <text:span text:style-name="T5">MAIS PAS DEPUIS v 16 je crois. Moi en 18.04 j’ai Gnome !</text:span></text:p>
      <text:p text:style-name="P8"><draw:custom-shape text:anchor-type="paragraph" draw:z-index="38" draw:name="Forme34" draw:style-name="gr21" svg:width="3.361cm" svg:height="0.847cm" svg:x="4.426cm" svg:y="0.39cm"><text:p><text:s/>Ubuntu avec KDE</text:p><draw:enhanced-geometry svg:viewBox="0 0 21600 21600" draw:type="rectangle" draw:enhanced-path="M 0 0 L 21600 0 21600 21600 0 21600 0 0 Z N"/></draw:custom-shape><draw:frame text:anchor-type="paragraph" draw:z-index="44" draw:name="Forme40" draw:style-name="gr24" draw:text-style-name="P302" svg:width="6.457cm" svg:height="3.123cm" svg:x="9.611cm" svg:y="0.39cm"><draw:text-box><text:p>Ils sont identiques, sauf pour le gestionnaire de bureau.</text:p></draw:text-box></draw:frame></text:p>
      <text:p text:style-name="P8"><draw:custom-shape text:anchor-type="paragraph" draw:z-index="37" draw:name="Forme33" draw:style-name="gr20" svg:width="2.356cm" svg:height="0.98cm" svg:x="0.06cm" svg:y="0.63cm"><text:p><text:s text:c="3"/>Ubuntu</text:p><draw:enhanced-geometry svg:viewBox="0 0 21600 21600" draw:type="rectangle" draw:enhanced-path="M 0 0 L 21600 0 21600 21600 0 21600 0 0 Z N"/></draw:custom-shape><draw:custom-shape text:anchor-type="paragraph" draw:z-index="39" draw:name="Forme35" draw:style-name="gr22" svg:width="3.573cm" svg:height="0.742cm" svg:x="4.267cm" svg:y="1.027cm"><text:p><text:s text:c="2"/>Ubuntu avec Unity</text:p><draw:enhanced-geometry svg:viewBox="0 0 21600 21600" draw:type="rectangle" draw:enhanced-path="M 0 0 L 21600 0 21600 21600 0 21600 0 0 Z N"/></draw:custom-shape><draw:custom-shape text:anchor-type="paragraph" draw:z-index="40" draw:name="Forme36" draw:style-name="gr23" svg:width="3.652cm" svg:height="0.795cm" svg:x="4.267cm" svg:y="2.085cm"><text:p><text:s text:c="2"/>Ubuntu avec XFCE</text:p><draw:enhanced-geometry svg:viewBox="0 0 21600 21600" draw:type="rectangle" draw:enhanced-path="M 0 0 L 21600 0 21600 21600 0 21600 0 0 Z N"/></draw:custom-shape><draw:line text:anchor-type="paragraph" draw:z-index="41" draw:name="Forme37" draw:style-name="gr7" draw:text-style-name="P301" svg:x1="2.547cm" svg:y1="0.947cm" svg:x2="4.187cm" svg:y2="0.206cm"><text:p/></draw:line><draw:line text:anchor-type="paragraph" draw:z-index="42" draw:name="Forme38" draw:style-name="gr7" draw:text-style-name="P301" svg:x1="2.759cm" svg:y1="1.265cm" svg:x2="4.267cm" svg:y2="1.397cm"><text:p/></draw:line><draw:line text:anchor-type="paragraph" draw:z-index="43" draw:name="Forme39" draw:style-name="gr7" draw:text-style-name="P301" svg:x1="2.6cm" svg:y1="1.503cm" svg:x2="4.267cm" svg:y2="2.72cm"><text:p/></draw:line></text:p>
      <text:p text:style-name="P8"/>
      <text:p text:style-name="P8"/>
      <text:p text:style-name="P8"/>
      <text:p text:style-name="P8"/>
      <text:p text:style-name="P8"/>
      <text:p text:style-name="P8"/>
      <text:p text:style-name="P8">La console elle, est la même d’un Linux à l’autre.</text:p>
      <text:p text:style-name="P8"/>
      <text:p text:style-name="P93">Bon à savoir sur Linux, le copier/coller peut se faire en cliquant sur la molette !</text:p>
      <text:p text:style-name="P93">Bon à savoir 2 : kernel est le noyau de Linux</text:p>
      <text:p text:style-name="P93"/>
      <text:p text:style-name="P9">Installer Ubuntu</text:p>
      <text:p text:style-name="P8">Il faut monter l’iso sur une clé pour ensuite boot dessus. Pour se faire il faut modifier l’ordre de boot dans le BIOS si nécessaire : spam F12 sur Alienware, désactiver l’UEFI, utiliser mode legacy, puis reboot, spam F12 et sélectionner USB en premier dans l’ordre de boot.</text:p>
      <text:p text:style-name="P8">Pour créer l’USB bootable, le plus simple est de télécharger Unetbootin qui va le faire presque tout seul. Reboot, boot sur usb, install Ubuntu.</text:p>
      <text:p text:style-name="P8">Attention à bien être branché sur secteur si laptop + avoir une connexion internet + avoir sauvegardé Windows au préalable et défragmenté le disque si pas un SSD.</text:p>
      <text:p text:style-name="P8">Pour info : sous Windows, la gestion des fichiers est en FAT16, FAT32 ou NTFS. Sous Linux, <text:span text:style-name="T3">on a ext2 (peu de fragmentation), ext3 (ext2 avec la journalisation) et ext4 (ext3 avec de + gros disques).</text:span></text:p>
      <text:p text:style-name="P10">Pour ma part, j’ai eu beaucoup de galères avec mes partitions Windows (faites depuis Windows sans outils ou programme particulier), car elles n’étaient pas visibles au moment de l’install Ubuntu. Que je sois en UEFI ou en Legacy, je ne les voyait pas ou qu’en partie, je n’ai donc pas réussi à faire une install en dual boot et j’ai préféré opter pour une VM via Virtual Box.</text:p>
      <text:p text:style-name="P10">Le déroulement de l’install reste le même.</text:p>
      <text:p text:style-name="P10">Pour info, les disques sont nommés hda ou sda, sdb, sdc etc sous Linux : h ou s en fonction de la connexion à la carte mère (s pour sci ou S-ATA), <text:s/>a b et c pour chaque disque et enfin d ne change jamais.</text:p>
      <text:p text:style-name="P11">Moi j’ai 2 dd : sda et sdb. Les partitions sont numérotées sda1, sda2 etc</text:p>
      <text:p text:style-name="P11">Après quelques recherches et comparatifs, j’ai opté pour Virtual Box pour créer ma VM.</text:p>
      <text:p text:style-name="P12">Pour info : système hôte : host → OS principal du pc qui fait fonctionner Virtual Box</text:p>
      <text:p text:style-name="P12">système invité : guest → OS de la VM.</text:p>
      <text:p text:style-name="P12">VM = ordi virtuel créé par Virtual Box et qui utilise guest.</text:p>
      <text:p text:style-name="P12">Touche hôte = ctrl pour capturer ou libérer le pointeur de la souris</text:p>
      <text:p text:style-name="P12">J’ai donc créé une VM du nom de Kid Buu : 8go de RAM (sur 16), 60go max pour utilisation du disque (dynamique), user = buu (Buu buu). Installation Ubuntu standard, rien à faire.</text:p>
      <text:p text:style-name="P13">Installation des additions invités : pilotes spéciaux pour améliorer les perf de la VM. Cela modifie Ubuntu pour qu’il agisse en étant conscient d’être dans une VM. <text:span text:style-name="T4">De plus, cela permet le partage du presse papier et des répertoires.</text:span></text:p>
      <text:p text:style-name="P14"/>
      <text:p text:style-name="P14">Linux est un OS qui permet à plusieurs users de l’utiliser en même temps, sur un même ordi (contrôle à distance par exemple). Nautilus est l’explorateur de fichiers.</text:p>
      <text:p text:style-name="P15">On peut installer KDE via le terminal et donc choisir ensuite le gestionnaire graphique de session par défaut.</text:p>
      <text:p text:style-name="P15"/>
      <text:p text:style-name="P15"/>
      <text:p text:style-name="P15"/>
      <text:p text:style-name="P15"/>
      <text:p text:style-name="P15"/>
      <text:p text:style-name="P16"><text:soft-page-break/>La Console</text:p>
      <text:p text:style-name="P15">Les commandes proviennent d’Unix donc fonctionnent sur Linux ET Mac OS X pour la plupart.</text:p>
      <text:p text:style-name="P15">Il y a 6 terminaux identifiés par tty1 à tty6. Ctrl + alt + F1 permet d’ouvrir la première console (tty1) en mode console uniquement (à la place du mode graphique). Attention sur la VM j’utilise ctrl + alt + F3 à 6 car ctrl + alt + F1 me ramène au gestionnaire graphique.</text:p>
      <text:p text:style-name="P15">On peut aussi évidemment lancer la console en restant sur le mode graphique, notamment en faisant clic droit sur le bureau, et en sélectionnant « ouvrir un terminal », <text:span text:style-name="T6">ou appli « Terminal » (Konsole sous KDE).</text:span></text:p>
      <text:p text:style-name="P17">Dans un terminal, on peut faire fichier nouvel onglet, on peut personnaliser via Edition etc</text:p>
      <text:p text:style-name="P17">La console peut aussi être accessible à distance par le net, on le verra plus tard, souvent pour administrer un serveur (les serveurs web sont souvent des serveurs Linux).</text:p>
      <text:p text:style-name="P17"/>
      <text:p text:style-name="P17">Il existe 2 protocoles de communication : Telnet et SSH. Telnet n’est pas sécurisé contrairement à SSH.</text:p>
      <text:p text:style-name="P17">PuTTY est un programme qui permet de se connecter à une console Linux, depuis Windows, via une connexion SSH.</text:p>
      <text:p text:style-name="P17"/>
      <text:p text:style-name="P17">Sur le terminal est affiché <text:a xlink:type="simple" xlink:href="mailto:buu@buu-VirtualBox" text:style-name="Internet_20_link" text:visited-style-name="Visited_20_Internet_20_Link">buu@buu-VirtualBox</text:a> (soit <text:a xlink:type="simple" xlink:href="mailto:user@nomMachine" text:style-name="Internet_20_link" text:visited-style-name="Visited_20_Internet_20_Link">user@nomMachine</text:a>), cela veut dire qu’on est identifié en tant que buu sur la machine buu-VirtualBox.</text:p>
      <text:p text:style-name="P17">Puis on trouve :~$ </text:p>
      <text:p text:style-name="P17">le double point est un séparateur, le ~ est le dossier dans lequel on se trouve (~ est le dossier home/user = dossier perso) et le $ signifie qu’on est en mode user normal. Si on passe en superuser (on verra comment après) soit root, on verra un # à la place du $</text:p>
      <text:p text:style-name="P17"/>
      <text:p text:style-name="P20">Commandes <text:span text:style-name="T8">et contrôles du terminal</text:span></text:p>
      <text:p text:style-name="P18">ls est une commande. Elle permet de lister le contenu du dossier dans lequel on est.</text:p>
      <text:p text:style-name="P18">En général, on passe un ou plusieurs paramètres de la façon suivante : commande -d -a -u = commande -dau</text:p>
      <text:p text:style-name="P18">Attention, le terminal est sensible à la casse.</text:p>
      <text:p text:style-name="P21">Les param longs sont précédés de 2 tirets et on ne peut pas les attacher. Exemple : --all --type <text:s/></text:p>
      <text:p text:style-name="P21">On peut, pour certains param, spécifier leur valeur. Exemple : cmd -p 14 ou cmd --param = 14</text:p>
      <text:p text:style-name="P21">Quelques param de la commande ls :</text:p>
      <text:p text:style-name="P19"><text:span text:style-name="T7">-a</text:span> <text:span text:style-name="T7">affiche tout le contenu, même les fichiers cachés (les fichiers cachés commencent par un point).</text:span></text:p>
      <text:p text:style-name="P19">--<text:span text:style-name="T7">all = -a</text:span></text:p>
      <text:p text:style-name="P19"/>
      <text:p text:style-name="P22">Il y a une auto-complétion qu’on active en tapant tab tab.</text:p>
      <text:p text:style-name="P22">Un tab complète s’il n’y a qu’une possibilité sinon le 2è tab va afficher la liste des possibilités par rapport à ce qu’on vient de taper.</text:p>
      <text:p text:style-name="P22">Quand une grande liste s’affiche dans la console, on peut appuyer espace pour passer à la « page » suivante. Entrée passe seulement à la ligne suivante.</text:p>
      <text:p text:style-name="P22">Ctrl + R pour rechercher une commande déjà tapée.</text:p>
      <text:p text:style-name="P22">Ctrl + L pour effacer le contenu de la console.</text:p>
      <text:p text:style-name="P22">Ctrl + D envoier EOF (End Of File) à la console. Si tapé seul, cela ferme la console.</text:p>
      <text:p text:style-name="P22">Ctrl + A ramène le curseur au début de la commande.</text:p>
      <text:p text:style-name="P22">Ctrl + E ramène le curseur à la fin de la commande.</text:p>
      <text:p text:style-name="P22">Ctrl + U supprime tout ce qui est à gauche du curseur.</text:p>
      <text:p text:style-name="P22">Ctrl + K supprime tout ce qui est à droite du curseur.</text:p>
      <text:p text:style-name="P22">Ctrl + W supprimer le premier mot à gauche.</text:p>
      <text:p text:style-name="P22">Ctrl + Y réécrit un mot supprimé par une des commandes précédentes.</text:p>
      <text:p text:style-name="P22"/>
      <text:p text:style-name="P23">Les fichiers</text:p>
      <text:p text:style-name="P24">Il y a 2 types de fichiers :</text:p>
      <text:p text:style-name="P24">simples = .txt, .doc, .mp3 et autres programmes etc</text:p>
      <text:p text:style-name="P24">spéciaux = représentant quelque chose comme un lecteur cd par exemple</text:p>
      <text:p text:style-name="P24"/>
      <text:p text:style-name="P24">La racine de tout, c’est / (slash)</text:p>
      <text:p text:style-name="P24">Contrairement à Windows, les chemins sont écrits avec des / (slash) et non des anti-slash (\).</text:p>
      <text:p text:style-name="P24"><text:soft-page-break/>Linux : /<text:span text:style-name="T9">home/user/</text:span></text:p>
      <text:p text:style-name="P24">Windows : C:\user\</text:p>
      <text:p text:style-name="P25"/>
      <text:p text:style-name="P25">Linux gère les espaces, les accents et caractères spéciaux MAIS ON PRÉFÉRERA EVITER !</text:p>
      <text:p text:style-name="P25"/>
      <text:p text:style-name="P25">Les principaux dossiers à la racine sont :</text:p>
      <text:p text:style-name="P25">bin → contient les programmes (exe) susceptibles d’être utilisés par tous les user</text:p>
      <text:p text:style-name="P25">boot →fichiers de démarrage</text:p>
      <text:p text:style-name="P25">dev →fichiers contenant les périphériques (chaque sous-dossier est un périphérique)</text:p>
      <text:p text:style-name="P25">etc →fichiers de config</text:p>
      <text:p text:style-name="P25">home →contient les répertoires perso des user (c’est comme mes documents)</text:p>
      <text:p text:style-name="P25">lib → contient des librairies (.so) = .dll de Windows</text:p>
      <text:p text:style-name="P25">media → contient des sous-dossiers correspondant aux périphériques amovibles quand il y en a</text:p>
      <text:p text:style-name="P25">mnt → même chose mais plus temporaire</text:p>
      <text:p text:style-name="P25">opt →add-on de programmes</text:p>
      <text:p text:style-name="P25">proc → contient les infos système</text:p>
      <text:p text:style-name="P25">root → dossier du user root (donc superuser pas dans home) </text:p>
      <text:p text:style-name="P25">sbin → programmes système importants</text:p>
      <text:p text:style-name="P25">tmp → dossiers temp utilisés par les programmes pour stocker des fichiers</text:p>
      <text:p text:style-name="P25">var → contient des données variables, souvent des logs</text:p>
      <text:p text:style-name="P26">On retrouve ces dossiers sur presque tous les systèmes Unix.</text:p>
      <text:p text:style-name="P26"><draw:frame text:anchor-type="paragraph" draw:z-index="45" draw:name="Forme41" draw:style-name="gr25" draw:text-style-name="P302" svg:width="0.953cm" svg:height="0.847cm" svg:x="5.219cm" svg:y="0.252cm"><draw:text-box><text:p>/</text:p></draw:text-box></draw:frame><draw:frame text:anchor-type="paragraph" draw:z-index="46" draw:name="Forme42" draw:style-name="gr25" draw:text-style-name="P302" svg:width="0.953cm" svg:height="0.847cm" svg:x="2.759cm" svg:y="1.205cm"><draw:text-box><text:p>bin</text:p></draw:text-box></draw:frame><draw:frame text:anchor-type="paragraph" draw:z-index="47" draw:name="Forme43" draw:style-name="gr26" draw:text-style-name="P302" svg:width="1.086cm" svg:height="0.768cm" svg:x="3.711cm" svg:y="1.205cm"><draw:text-box><text:p>dev</text:p></draw:text-box></draw:frame><draw:frame text:anchor-type="paragraph" draw:z-index="48" draw:name="Forme44" draw:style-name="gr27" draw:text-style-name="P302" svg:width="1.006cm" svg:height="0.821cm" svg:x="5.034cm" svg:y="1.125cm"><draw:text-box><text:p>home</text:p></draw:text-box></draw:frame><draw:frame text:anchor-type="paragraph" draw:z-index="49" draw:name="Forme45" draw:style-name="gr28" draw:text-style-name="P302" svg:width="0.9cm" svg:height="0.9cm" svg:x="6.675cm" svg:y="1.125cm"><draw:text-box><text:p>lib</text:p></draw:text-box></draw:frame><draw:frame text:anchor-type="paragraph" draw:z-index="50" draw:name="Forme46" draw:style-name="gr29" draw:text-style-name="P302" svg:width="0.9cm" svg:height="1.033cm" svg:x="8.341cm" svg:y="1.072cm"><draw:text-box><text:p>var</text:p></draw:text-box></draw:frame><draw:frame text:anchor-type="paragraph" draw:z-index="51" draw:name="Forme47" draw:style-name="gr30" draw:text-style-name="P302" svg:width="1.218cm" svg:height="0.874cm" svg:x="3.896cm" svg:y="2.554cm"><draw:text-box><text:p>ben</text:p></draw:text-box></draw:frame><draw:frame text:anchor-type="paragraph" draw:z-index="52" draw:name="Forme48" draw:style-name="gr31" draw:text-style-name="P302" svg:width="1.324cm" svg:height="0.927cm" svg:x="6.304cm" svg:y="2.554cm"><draw:text-box><text:p>buu</text:p></draw:text-box></draw:frame><draw:line text:anchor-type="paragraph" draw:z-index="53" draw:name="Forme49" draw:style-name="gr7" draw:text-style-name="P301" svg:x1="4.954cm" svg:y1="0.702cm" svg:x2="3.605cm" svg:y2="1.02cm"><text:p/></draw:line><draw:line text:anchor-type="paragraph" draw:z-index="54" draw:name="Forme50" draw:style-name="gr7" draw:text-style-name="P301" svg:x1="4.955cm" svg:y1="1.02cm" svg:x2="4.32cm" svg:y2="1.338cm"><text:p/></draw:line><draw:line text:anchor-type="paragraph" draw:z-index="55" draw:name="Forme51" draw:style-name="gr7" draw:text-style-name="P301" svg:x1="5.484cm" svg:y1="0.834cm" svg:x2="5.616cm" svg:y2="1.31cm"><text:p/></draw:line><draw:line text:anchor-type="paragraph" draw:z-index="56" draw:name="Forme52" draw:style-name="gr7" draw:text-style-name="P301" svg:x1="5.749cm" svg:y1="0.517cm" svg:x2="6.807cm" svg:y2="1.126cm"><text:p/></draw:line><draw:line text:anchor-type="paragraph" draw:z-index="57" draw:name="Forme53" draw:style-name="gr7" draw:text-style-name="P301" svg:x1="6.172cm" svg:y1="0.517cm" svg:x2="8.342cm" svg:y2="1.258cm"><text:p/></draw:line><draw:line text:anchor-type="paragraph" draw:z-index="58" draw:name="Forme54" draw:style-name="gr7" draw:text-style-name="P301" svg:x1="5.51cm" svg:y1="1.575cm" svg:x2="4.161cm" svg:y2="2.554cm"><text:p/></draw:line><draw:line text:anchor-type="paragraph" draw:z-index="59" draw:name="Forme55" draw:style-name="gr7" draw:text-style-name="P301" svg:x1="5.828cm" svg:y1="1.707cm" svg:x2="6.172cm" svg:y2="2.448cm"><text:p/></draw:line></text:p>
      <text:p text:style-name="P26"/>
      <text:p text:style-name="P26"/>
      <text:p text:style-name="P26"/>
      <text:p text:style-name="P26"/>
      <text:p text:style-name="P26"/>
      <text:p text:style-name="P26"/>
      <text:p text:style-name="P26"/>
      <text:p text:style-name="P27"/>
      <text:p text:style-name="P28">La commande <text:span text:style-name="T38">pwd</text:span> affiche le dossier actuel (/home/buu ou ~).pwd = Print Working Directory</text:p>
      <text:p text:style-name="P28">Chaque commande est un programme donc pwd est un programme. Pour savoir où se trouve le programme, on peut utiliser la commande <text:span text:style-name="T38">which </text:span><text:span text:style-name="T42">: which pwd affiche /</text:span><text:span text:style-name="T10">bin</text:span><text:span text:style-name="T21">/pwd</text:span></text:p>
      <text:p text:style-name="P28"><text:span text:style-name="T21">which which affiche /usr/</text:span><text:span text:style-name="T10">bin</text:span><text:span text:style-name="T21">/which (les programmes n’ont pas d’extension comme .exe dans Windows)</text:span></text:p>
      <text:p text:style-name="P87"/>
      <text:p text:style-name="P28"><text:span text:style-name="T21">Quand on liste avec </text:span><text:span text:style-name="T31">ls</text:span><text:span text:style-name="T21"> , les dossiers sont affichés en bleu et les raccourcis en bleu clair (chez moi en vert)</text:span></text:p>
      <text:p text:style-name="P87"/>
      <text:p text:style-name="P29"><text:span text:style-name="T15">ls </text:span><text:span text:style-name="T21">= lister le contenu du répertoire courant</text:span></text:p>
      <text:p text:style-name="P87"><text:tab/>-a = afficher tous les dossiers et fichiers cachés (. et .. représentent les dossiers actuel et parent)</text:p>
      <text:p text:style-name="P87"><text:tab/>-A = afficher tous les dossiers et fichiers cachés sans dossiers actuel et parent</text:p>
      <text:p text:style-name="P87"><text:tab/>-F = permet de préciser les types d’éléments affichés</text:p>
      <text:p text:style-name="P87">donc ls -aF affiche tout avec / à la fin pour les dossiers</text:p>
      <text:p text:style-name="P87"><text:tab/>-l = liste détaillée avec 7 colonnes : droits, nbr de liens physiques, nom propriétaire, groupe appartenance, taille en octets, date, nom</text:p>
      <text:p text:style-name="P87"><text:tab/>-lh = même chose mais avec la taille en Ko/Mo/Go (taille humaine)</text:p>
      <text:p text:style-name="P87"><text:tab/>-t = trié par date de modification (plus récente en haut)</text:p>
      <text:p text:style-name="P87"><text:tab/>-tr = trié par date de modification (plus récente en bas)</text:p>
      <text:p text:style-name="P87"/>
      <text:p text:style-name="P29"><text:span text:style-name="T15">cd</text:span><text:span text:style-name="T21"> = Change Directory (changer de répertoire)</text:span></text:p>
      <text:p text:style-name="P87">cd / pour aller à la racine </text:p>
      <text:p text:style-name="P87">cd dossier/ pour aller dans un dossier présent à l’emplacement où on est</text:p>
      <text:p text:style-name="P87">cd .. pour remonter d’un dossier</text:p>
      <text:p text:style-name="P87">cd ../.. pour remonter de 2 dossiers</text:p>
      <text:p text:style-name="P87">cd tout court pour se placer dans le répertoire personnel</text:p>
      <text:p text:style-name="P87"><text:soft-page-break/>cd ~ fonctionne aussi pour se placer dans le répertoire personnel</text:p>
      <text:p text:style-name="P87"/>
      <text:p text:style-name="P29"><text:span text:style-name="T21">Remarque: un chemin relatif est un chemin écrit par rapport à notre position. Un chemin absolu est un chemin écrit en entier avec la racine. Si on veut aller dans un répertoire qui n’est pas présent où on se trouve, il faut donc utiliser un chemin absolu : cd /</text:span><text:span text:style-name="T10">var</text:span><text:span text:style-name="T21">/lib/</text:span></text:p>
      <text:p text:style-name="P30"><text:span text:style-name="T15">du </text:span><text:span text:style-name="T21">= Disk Usage (utilisation du disque) pour voir la taille occupée par les fichiers sur le disque</text:span></text:p>
      <text:p text:style-name="P88"><text:tab/>-h pour afficher taille humaine (Ko/Mo/Go)</text:p>
      <text:p text:style-name="P88"><text:tab/>-a pour afficher aussi les fichiers (par défaut on ne voit que les répertoires)</text:p>
      <text:p text:style-name="P88"><text:tab/>-s pour juste afficher la taille totale occupée</text:p>
      <text:p text:style-name="P88"/>
      <text:p text:style-name="P89">Manipuler des fichiers</text:p>
      <text:p text:style-name="P31"><text:span text:style-name="T21">Dans /</text:span><text:span text:style-name="T10">var/log/ on trouve des fichiers de log comme syslog par exemple qui contient des infos de log récents.</text:span></text:p>
      <text:p text:style-name="P90"/>
      <text:p text:style-name="P91">Lecture :</text:p>
      <text:p text:style-name="P32">cat <text:span text:style-name="T42">permet d’afficher tout le contenu d’un fichier : cat syslog</text:span></text:p>
      <text:p text:style-name="P32">less <text:span text:style-name="T42"><text:s/>permet d’afficher le fichier page par page (anciennement </text:span><text:s/>more<text:span text:style-name="T42">). On peut alors naviguer dans le contenu du fichier affiché dans le terminal : </text:span></text:p>
      <text:p text:style-name="P92"><text:tab/>espace pour passer à la page suivante, </text:p>
      <text:p text:style-name="P92"><text:tab/>d pour page précédente</text:p>
      <text:p text:style-name="P92"><text:tab/>y ligne supérieure</text:p>
      <text:p text:style-name="P92"><text:tab/>u moitié supérieure</text:p>
      <text:p text:style-name="P92"><text:tab/>q fin de lecture (quit)</text:p>
      <text:p text:style-name="P92"><text:tab/>= pour savoir où on est dans le fichier</text:p>
      <text:p text:style-name="P92"><text:tab/>h pour afficher l’aide</text:p>
      <text:p text:style-name="P92"><text:tab/>/ pour chercher un caractère ou un mot puis n et N pour parcourir les occurrences</text:p>
      <text:p text:style-name="P33">head<text:span text:style-name="T42"> et </text:span>tail<text:span text:style-name="T42"> pour afficher début ou fin du fichier</text:span></text:p>
      <text:p text:style-name="P33"><text:span text:style-name="T42"><text:tab/>-</text:span><text:span text:style-name="T43">n et un nombre pour préciser le nombre de lignes à afficher</text:span></text:p>
      <text:p text:style-name="P34">tail -f <text:span text:style-name="T42">pour suivre la fin du fichier si celui-ci évolue (souvent le cas des log!)</text:span></text:p>
      <text:p text:style-name="P41"/>
      <text:p text:style-name="P41">ctrl + c pour mettre fin à un programme/une commande</text:p>
      <text:p text:style-name="P41"/>
      <text:p text:style-name="P41"/>
      <text:p text:style-name="P41">Ecriture :</text:p>
      <text:p text:style-name="P34">touch<text:span text:style-name="T42"> nomFichier permet de modifier la date de dernière modification du fichier. Si celui-ci n’existe pas, il sera créé.</text:span></text:p>
      <text:p text:style-name="P34">touch fichier1 fichier2 « fichier 3 » <text:span text:style-name="T42">pour créer 3 fichiers</text:span></text:p>
      <text:p text:style-name="P41"/>
      <text:p text:style-name="P35"><text:span text:style-name="T59">mkdir</text:span><text:span text:style-name="T44"> nomDossier permet de créer un dossiers</text:span></text:p>
      <text:p text:style-name="P43"><text:tab/>-p pour créer un ou plusieurs sous-dossiers</text:p>
      <text:p text:style-name="P38">mkdir -p tutos/openclassroom/linux</text:p>
      <text:p text:style-name="P42"/>
      <text:p text:style-name="P42"/>
      <text:p text:style-name="P44">Manipuler :</text:p>
      <text:p text:style-name="P36"><text:span text:style-name="T60">cp</text:span><text:span text:style-name="T45"> pour copier un fichier : </text:span></text:p>
      <text:p text:style-name="P36"><text:span text:style-name="T45"><text:tab/></text:span><text:span text:style-name="T60">cp fichier fichiercopié</text:span><text:span text:style-name="T42"> </text:span><text:span text:style-name="T45">(copie le fichier dans le même répertoire et change son nom)</text:span></text:p>
      <text:p text:style-name="P36"><text:span text:style-name="T42"><text:tab/></text:span><text:span text:style-name="T60">cp fichier repertoire/ </text:span><text:span text:style-name="T45">(copie le fichier dans un autre répertoire sans changer son nom)</text:span></text:p>
      <text:p text:style-name="P36"><text:span text:style-name="T42"><text:tab/></text:span><text:span text:style-name="T60">cp fichier repertoire/fichiercopié </text:span><text:span text:style-name="T45">(copie le fichier dans un autre répertoire en changeant son nom)</text:span></text:p>
      <text:p text:style-name="P44"/>
      <text:p text:style-name="P44"><text:tab/>-R pour copier un dossier et son contenu</text:p>
      <text:p text:style-name="P36"><text:span text:style-name="T45"><text:tab/></text:span><text:span text:style-name="T60">cp *.jpg dossier/ </text:span><text:span text:style-name="T45">pour copier tous les .jpg dans un autre dossier</text:span></text:p>
      <text:p text:style-name="P44"/>
      <text:p text:style-name="P37">mv<text:span text:style-name="T42"> pour move (déplacer) sur le même principe que cp sauf qu’on coupe au lieu de copier</text:span></text:p>
      <text:p text:style-name="P44"/>
      <text:p text:style-name="P37">rm <text:span text:style-name="T42">pour remove (supprimer). Attention, ça ne part pas dans la corbeille, ça supprime directement !</text:span></text:p>
      <text:p text:style-name="P44"><text:tab/>-i pour demander confirmation avant suppression (répondre par o pour oui ou n pour non)</text:p>
      <text:p text:style-name="P44"><text:soft-page-break/><text:tab/>-f pour forcer (déconseillé)</text:p>
      <text:p text:style-name="P44"><text:tab/>-v pour verbeux (pour que la commande décrive ce qu’elle fait)</text:p>
      <text:p text:style-name="P44"><text:tab/>-r pour récursif donc pour supprimer un dossier et son contenu</text:p>
      <text:p text:style-name="P44"/>
      <text:p text:style-name="P37">rmdi <text:span text:style-name="T42">permet de supprimer un dossier uniquement s’il est vide</text:span></text:p>
      <text:p text:style-name="P45">Liens (raccourcis)</text:p>
      <text:p text:style-name="P39">ln<text:span text:style-name="T42"> permet de créer des liens entre les fichiers</text:span></text:p>
      <text:p text:style-name="P276">Il existe 2 types de liens :</text:p>
      <text:p text:style-name="P276">- physiques</text:p>
      <text:p text:style-name="P276">- symboliques</text:p>
      <text:p text:style-name="P276">A savoir : sur Linux, les fichiers sont (en gros) stockés en 2 parties : nom et contenu (en vrai il y a une 3è partie : les droits d’accès)</text:p>
      <text:p text:style-name="P276">Chaque contenu a un id : inode</text:p>
      <text:p text:style-name="P276">Un nom de fichier est donc associé à un inode.</text:p>
      <text:p text:style-name="P276"/>
      <text:p text:style-name="P39"><text:span text:style-name="T62">Lien physique</text:span><text:span text:style-name="T42"> : le plus rare, il permet d’avoir un même inode pour 2 noms de fichier. Donc 2 fichiers identiques mais nommés différemment. </text:span></text:p>
      <text:p text:style-name="P276">Attention : en passant par le fichier 1 ou le fichier 2, on accède au final au même contenu. C’est donc 2 portes vers un même inode.</text:p>
      <text:p text:style-name="P276">Les liens physiques ne se font que sur des fichiers, pas sur des répertoires.</text:p>
      <text:p text:style-name="P36"/>
      <text:p text:style-name="P40">ln fichier fichierlié <text:span text:style-name="T42">pour créer un fichier lié au contenu du premier.</text:span></text:p>
      <text:p text:style-name="P277"/>
      <text:p text:style-name="P40">ls -l <text:span text:style-name="T42"><text:s/>affiche une liste détaillée et la 2è colonne indique le nombre de liens d’un fichier (donc 2 pour chacun de nos 2 fichiers : fichier et fichierlié, mais on ne sait pas vraiment avec quoi ils sont liés car on a juste l’indication du nombre de liens)</text:span></text:p>
      <text:p text:style-name="P40">ls -i <text:span text:style-name="T42">affiche l’inode qui est donc le même pour les 2 fichiers. </text:span></text:p>
      <text:p text:style-name="P277">Il faudra donc supprimer les 2 fichiers pour supprimer l’inode, c’est-à-dire son contenu.</text:p>
      <text:p text:style-name="P277"/>
      <text:p text:style-name="P46"><text:span text:style-name="T42">Lien symbolique </text:span><text:span text:style-name="T64">: ressemble le plus au « raccourci » tel qu’on le connaît sur Windows. Là, on pointe vers le nom du fichier et non l’inode.</text:span></text:p>
      <text:p text:style-name="P278"/>
      <text:p text:style-name="P46"><text:span text:style-name="T63">ln -s</text:span><text:span text:style-name="T64"> (s pour symbolique) : </text:span><text:span text:style-name="T63">ln -s fichier fichierlié</text:span></text:p>
      <text:p text:style-name="P46"><text:span text:style-name="T64">avec </text:span><text:span text:style-name="T63">ls </text:span><text:span text:style-name="T64">on voit clairement qui pointe vers qui, et on a 2 inode différents. Si on supprime le fichier 1, le lien est mort. </text:span></text:p>
      <text:p text:style-name="P278">Le lien symbolique fonctionne aussi pour des répertoires.</text:p>
      <text:p text:style-name="P278"/>
      <text:p text:style-name="P279">Users et droits</text:p>
      <text:p text:style-name="P278">super user → root</text:p>
      <text:p text:style-name="P278">groupe → amis, famille</text:p>
      <text:p text:style-name="P278">user → Phil, Nono, Sonia</text:p>
      <text:p text:style-name="P278"/>
      <text:p text:style-name="P278">Ubuntu est une des rares distributions à interdire la connexion en root.</text:p>
      <text:p text:style-name="P46"><text:span text:style-name="T64">Via le terminal, on peut passer en mode super user (root) avec la commande </text:span><text:span text:style-name="T63">sudo</text:span><text:span text:style-name="T64">.</text:span></text:p>
      <text:p text:style-name="P46"><text:span text:style-name="T63">sudo cmd</text:span><text:span text:style-name="T64"> pour exécuter une commande en tant que root.</text:span></text:p>
      <text:p text:style-name="P280">(sudo = substitute user do)</text:p>
      <text:p text:style-name="P47"><text:span text:style-name="T63">sudo su </text:span><text:span text:style-name="T64">pour rester root</text:span></text:p>
      <text:p text:style-name="P47"><text:span text:style-name="T64"><text:tab/>puis </text:span><text:span text:style-name="T63">exit </text:span><text:span text:style-name="T64">pour revenir en user normal</text:span></text:p>
      <text:p text:style-name="P47"><text:span text:style-name="T63">sudo adduser</text:span><text:span text:style-name="T64"> </text:span><text:span text:style-name="T63">nomuser </text:span><text:span text:style-name="T64">pour ajouter un user</text:span></text:p>
      <text:p text:style-name="P47"><text:span text:style-name="T63">sudo passwd</text:span><text:span text:style-name="T64"> pour changer le mdp d’un user : </text:span><text:span text:style-name="T63">sudo passwd sonia</text:span><text:span text:style-name="T64"> pour changer le mot de passe de sonia, </text:span><text:span text:style-name="T63">sudo passwd</text:span><text:span text:style-name="T64"> pour changer son propre mot de passe</text:span></text:p>
      <text:p text:style-name="P47"><text:span text:style-name="T63">sudo deluser nomuser</text:span><text:span text:style-name="T64"> pour supprimer un user</text:span></text:p>
      <text:p text:style-name="P47"><text:span text:style-name="T63">sudo deluser nomuser --remove-home </text:span><text:span text:style-name="T64">pour supprimer aussi son dossier personnel</text:span></text:p>
      <text:p text:style-name="P280">Attention : en Unix traditionnel, on utilise useradd, userdel, groupadd et groupdel</text:p>
      <text:p text:style-name="P280"/>
      <text:p text:style-name="P47"><text:span text:style-name="T64">Chaque user appartient à un groupe. Par défaut si je créé le user sonia, il appartiendra au groupe sonia. On peut le constater sur la 4è colonne qu’affiche la commande </text:span><text:span text:style-name="T63">ls -l </text:span><text:span text:style-name="T64">sur le répertoire /home.</text:span></text:p>
      <text:p text:style-name="P280"><text:soft-page-break/>La 3è colonne affiche le user propriétaire et la 4è colonne affiche le groupe propriétaire.</text:p>
      <text:p text:style-name="P280"/>
      <text:p text:style-name="P280"/>
      <text:p text:style-name="P280"/>
      <text:p text:style-name="P48"><text:span text:style-name="T63">addgroup nomgroup </text:span><text:span text:style-name="T64">pour créer un nouveau groupe.</text:span></text:p>
      <text:p text:style-name="P48"><text:span text:style-name="T63">usermod </text:span><text:span text:style-name="T64">pour modifier un user</text:span></text:p>
      <text:p text:style-name="P48"><text:span text:style-name="T64"><text:tab/></text:span><text:span text:style-name="T63">-l </text:span><text:span text:style-name="T64">pour le renommer (attention cela ne renomme pas son répertoire personnel)</text:span></text:p>
      <text:p text:style-name="P48"><text:span text:style-name="T64"><text:tab/></text:span><text:span text:style-name="T63">-g</text:span><text:span text:style-name="T64"> pour changer son groupe</text:span></text:p>
      <text:p text:style-name="P49"><text:span text:style-name="T63">sudo usermod -g famille sonia</text:span><text:span text:style-name="T64"> pour mettre sonia dans le groupe famille</text:span></text:p>
      <text:p text:style-name="P49"><text:span text:style-name="T63">sudo usermod -G amis,collegues phil</text:span><text:span text:style-name="T64"> pour mettre phil dans les groupes amis et collegues</text:span></text:p>
      <text:p text:style-name="P281">Attention, cela retire le user du ou des groupes auxquels il appartenait avant.</text:p>
      <text:p text:style-name="P49"><text:span text:style-name="T63">sudo usermod -aG potos,grenoblois phil</text:span><text:span text:style-name="T64"> pour ajouter phil dans 2 nouveaux groupes sans le retirer des précédents groupes auxquels il appartenait.</text:span></text:p>
      <text:p text:style-name="P49"><text:span text:style-name="T63">sudo delgroup nomgroup</text:span><text:span text:style-name="T64"> pour supprimer un groupe</text:span></text:p>
      <text:p text:style-name="P281"/>
      <text:p text:style-name="P49"><text:span text:style-name="T63">sudo chown nomuser nomfichier </text:span><text:span text:style-name="T64">pour changer le user propriétaire d’un fichier</text:span></text:p>
      <text:p text:style-name="P49"><text:span text:style-name="T63">sudo chgrp nomgroup nomfichier </text:span><text:span text:style-name="T64">pour changer le groupe propriétaire d’un fichier</text:span></text:p>
      <text:p text:style-name="P49"><text:span text:style-name="T63">sudo chown nomuser:nomgroup nomfichier </text:span><text:span text:style-name="T64">pour changer user et groupe propr<text:tab/>iétaire d’un fichier</text:span></text:p>
      <text:p text:style-name="P49"><text:span text:style-name="T64"><text:tab/></text:span><text:span text:style-name="T63">-R </text:span><text:span text:style-name="T64">pour recursif → appliquer changements à tous les fichiers et sous-dossiers contenus dans le dossier modifié</text:span></text:p>
      <text:p text:style-name="P281"/>
      <text:p text:style-name="P282">Droits d’accès</text:p>
      <text:p text:style-name="P49"><text:span text:style-name="T64">C’est la première colonne affichée par </text:span><text:span text:style-name="T63">ls -l</text:span></text:p>
      <text:p text:style-name="P61"><text:span text:style-name="T63">d = directory, l = link, r = read, w = write, x = execute, - </text:span><text:span text:style-name="T76">= pas de droit (à la place d’un r, d’un w ou d’un x)</text:span></text:p>
      <text:p text:style-name="P283"/>
      <text:p text:style-name="P281">exemple : <text:tab/>d<text:tab/>l<text:tab/><text:tab/>rwx<text:tab/>rwx<text:tab/>---</text:p>
      <text:p text:style-name="P281"><text:tab/> <text:s text:c="6"/>dossier<text:tab/>lien<text:tab/>droits <text:s/>user<text:tab/>group<text:tab/>autres</text:p>
      <text:p text:style-name="P281"/>
      <text:p text:style-name="P51"><text:span text:style-name="T63">chmod</text:span><text:span text:style-name="T64"> </text:span><text:span text:style-name="T65">permet de</text:span><text:span text:style-name="T64"> modifier les droits d’accès. Il n’est pas nécessaire d’être root si on est déjà propriétaire du fichier</text:span></text:p>
      <text:p text:style-name="P285"/>
      <text:p text:style-name="P62"><text:span text:style-name="T63">2 méthodes </text:span><text:span text:style-name="T76">d’écriture de la commande</text:span><text:span text:style-name="T63">:</text:span></text:p>
      <text:p text:style-name="P286">→ les chiffres</text:p>
      <text:p text:style-name="P284">r = 4, w = 2 et x = 1 donc 7 = rwx, 6 = rw-, 5= r-x, 4 = r-- etc jusqu’à 0 = ---</text:p>
      <text:p text:style-name="P284">donc 777 est le droit maximum : rwx rwx rwx</text:p>
      <text:p text:style-name="P284">et 000 est le droit minimum : --- --- --- </text:p>
      <text:p text:style-name="P284">640 = rw- r-- --- </text:p>
      <text:p text:style-name="P284">764 = rwx rw- r--</text:p>
      <text:p text:style-name="P63"><text:span text:style-name="T63">Par défaut quand on créé un fichier avec </text:span><text:span text:style-name="T75">touch </text:span><text:span text:style-name="T63">il est 644 : rw- r-- r-- </text:span></text:p>
      <text:p text:style-name="P287"/>
      <text:p text:style-name="P286">→ les lettres</text:p>
      <text:p text:style-name="P287">u = user, g = group, o = others</text:p>
      <text:p text:style-name="P287">+ permet d’ajouter des droits, - permet de supprimer des droits, = signifie affecter les droits</text:p>
      <text:p text:style-name="P52"><text:span text:style-name="T63">chmod g+w fichier.txt </text:span><text:span text:style-name="T64">va donc ajouter le droit d’écriture pour le groupe (déjà défini) sur le fichier.txt</text:span></text:p>
      <text:p text:style-name="P52"><text:span text:style-name="T63">chmod u+x,g+w,o-r fichier.txt</text:span><text:span text:style-name="T64"> va donc ajouter droit d’exécution pour user, droit d’écriture pour le groupe et retirer droit de lecture pour les autres.</text:span></text:p>
      <text:p text:style-name="P52"><text:span text:style-name="T63">chmod u=rwx,g=r,o=- fichier.txt </text:span><text:span text:style-name="T66">va donner tous les droits au user, lecture au groupe et aucun droits aux autres</text:span></text:p>
      <text:p text:style-name="P50"><text:span text:style-name="T66"><text:tab/></text:span><text:span text:style-name="T77">-R</text:span><text:span text:style-name="T66"> pour recursif → appliquer changements à tous les fichiers et sous-dossiers contenus dans le dossier modifié</text:span></text:p>
      <text:p text:style-name="P288"/>
      <text:p text:style-name="P53"><text:span text:style-name="T66">E</text:span><text:span text:style-name="T64">diteurs de texte console – Nano</text:span></text:p>
      <text:p text:style-name="P289">Les 3 principaux éditeurs de texte sont Nano, Vim et Emacs</text:p>
      <text:p text:style-name="P54"><text:span text:style-name="T64">J’ai installé Nano qui à priori est le plus simple.<text:line-break/>Se lance en tapant </text:span><text:span text:style-name="T63">nano</text:span><text:span text:style-name="T64"> dans la console.</text:span></text:p>
      <text:p text:style-name="P289"><text:soft-page-break/>Si on sauvegarde le fichier dans nano, ça le sauvegarde dans le répertoire où on a lancé nano.</text:p>
      <text:p text:style-name="P54"><text:span text:style-name="T64">Si on exécute </text:span><text:span text:style-name="T63">nano nomfichier</text:span><text:span text:style-name="T64"> avec un nom de fichier, ça va ouvrir le fichier avec nano. Si le fichier n’existe pas il sera créé.</text:span></text:p>
      <text:p text:style-name="P296">Nano</text:p>
      <text:p text:style-name="P54"><text:span text:style-name="T63"><text:tab/>-m </text:span><text:span text:style-name="T64">pour que la souris fonctionne dans l’éditeur</text:span></text:p>
      <text:p text:style-name="P54"><text:span text:style-name="T64"><text:tab/></text:span><text:span text:style-name="T63">-i</text:span><text:span text:style-name="T64"> pour indentation automatique (alinéa ligne suivante respecte ligne précédente)</text:span></text:p>
      <text:p text:style-name="P54"><text:span text:style-name="T64"><text:tab/></text:span><text:span text:style-name="T63">-A </text:span><text:span text:style-name="T64">pour intelligent début de ligne ???</text:span></text:p>
      <text:p text:style-name="P289">le fichier .nanorc est le fichier de config de nano.</text:p>
      <text:p text:style-name="P289"/>
      <text:p text:style-name="P54"><text:span text:style-name="T64">A savoir : la plupart des fichiers de config commencent par un point pour qu’ils soient cachés quand on affiche une liste de fichiers avec la commande </text:span><text:span text:style-name="T63">ls</text:span><text:span text:style-name="T64">.</text:span></text:p>
      <text:p text:style-name="P289"/>
      <text:p text:style-name="P54"><text:span text:style-name="T64">Chaque user peut créer son fichier de config .nanorc dans son répertoire personnel : /</text:span><text:span text:style-name="T11">home/user/.nanorc</text:span></text:p>
      <text:p text:style-name="P54"><text:span text:style-name="T32">Dans ce fichier, on écrit une commande par ligne : </text:span><text:span text:style-name="T35">set </text:span><text:span text:style-name="T32">permet d’activer une fonctionnalité et </text:span><text:span text:style-name="T35">unset</text:span><text:span text:style-name="T32"> permet d’en désactiver une.</text:span></text:p>
      <text:p text:style-name="P54"><text:span text:style-name="T32">→ </text:span><text:span text:style-name="T35">set mouse </text:span><text:span text:style-name="T32">pour que la souris soit toujours prise en compte par nano</text:span></text:p>
      <text:p text:style-name="P54"><text:span text:style-name="T32">Il existe un fichier nanorc global (pour tous les utilisateurs) dans /</text:span><text:span text:style-name="T11">etc/nanorc </text:span><text:span text:style-name="T32">(sans point devant)</text:span></text:p>
      <text:p text:style-name="P95"/>
      <text:p text:style-name="P96">Généralité : dans un fichier de config ou un script, on utilise ## pour documenter et # pour commenter</text:p>
      <text:p text:style-name="P96"/>
      <text:p text:style-name="P55"><text:span text:style-name="T33">Le fichier de config de la console est .bashrc et il se trouve dans /</text:span><text:span text:style-name="T12">home</text:span><text:span text:style-name="T33">/user/.bashrc</text:span><text:span text:style-name="T63"> </text:span></text:p>
      <text:p text:style-name="P290">On peut notamment y créer des alias de commandes.</text:p>
      <text:p text:style-name="P64"><text:span text:style-name="T63">Par exemple : </text:span><text:span text:style-name="T75">alias ll=’ls -alF’ </text:span><text:span text:style-name="T63">de cette manière la commande </text:span><text:span text:style-name="T75">ll </text:span><text:span text:style-name="T63">affichera désormais le résultat de la commande </text:span><text:span text:style-name="T75">ls -alF</text:span></text:p>
      <text:p text:style-name="P64"><text:span text:style-name="T63">La commande </text:span><text:span text:style-name="T75">alias</text:span><text:span text:style-name="T63"> exécutée dans le terminal affiche les alias définis pour nous.</text:span></text:p>
      <text:p text:style-name="P64"><text:span text:style-name="T63">On peut créer l’alias suivant : </text:span><text:span text:style-name="T75">alias rm=’rm –preserve-root’</text:span><text:span text:style-name="T63"> afin d’éviter que la commande </text:span><text:span text:style-name="T75">rm </text:span><text:span text:style-name="T63">puisse tout supprimer même le dossier root</text:span></text:p>
      <text:p text:style-name="P64"><text:span text:style-name="T63">Le fichier de config de la console pour tous user est ici : /</text:span><text:span text:style-name="T13">etc</text:span><text:span text:style-name="T35">/bash.bashrc</text:span></text:p>
      <text:p text:style-name="P97"/>
      <text:p text:style-name="P97">Le fichier de config .profile est le fichier de config de la console à laquelle on se log sans la vue graphique (donc quand connexion à distance ou ctrl + alt + F3 par exemple).</text:p>
      <text:p text:style-name="P97">Le fichier perso est dans le répertoire perso et le fichier global est dans /etc/profile</text:p>
      <text:p text:style-name="P97"/>
      <text:p text:style-name="P98">Installer des programmes</text:p>
      <text:p text:style-name="P99">Généralités valables pour Debian (Ubuntu) :</text:p>
      <text:p text:style-name="P65"><text:span text:style-name="T35">Il n’y a pas de programmes d’installation mais des paquets </text:span><text:span text:style-name="T36">(fichiers .deb en référence à Debian).</text:span></text:p>
      <text:p text:style-name="P100">Il y a une gestion des dépendances et tous les fichiers .deb sont disponibles sur un même serveur appelé dépôt (repository).</text:p>
      <text:p text:style-name="P100">Dépendances*: par exemple, Gimp a besoin de bibliothèques de lecture d’images etc</text:p>
      <text:p text:style-name="P100">Sous Debian, chaque paquet indique de quel paquet il a besoin pour fonctionner et le système est donc capable de les récupérer tout seul.</text:p>
      <text:p text:style-name="P101">Il existe en fait plusieurs dépôts sinon on aurait un problème de bande passante évidemment, mais tous les programmes y sont et c’est possible en grande partie parce qu’ils sont gratuits.</text:p>
      <text:p text:style-name="P101">Il vaut mieux choisir un dépôt près de chez soi pour avoir une meilleur qualité de réseau.</text:p>
      <text:p text:style-name="P101">Le dépôt par défaut en France est fr.archive.ubuntu.com mais il peut être surchargé au moment des mises à jour ou de publication de programmes attendus. Il vaut mieux opter parfois pour le dépôt de son fournisseur internet ou un autre dépôt.</text:p>
      <text:p text:style-name="P66"><text:span text:style-name="T35">La liste des dépôts utilisés est accessible dans /</text:span><text:span text:style-name="T13">etc</text:span><text:span text:style-name="T35">/apt/sources.list</text:span></text:p>
      <text:p text:style-name="P101">Les adresses vont par 2 :</text:p>
      <text:p text:style-name="P101">deb<text:tab/><text:tab/>adresse<text:tab/><text:tab/>dépôt<text:tab/>version<text:tab/><text:tab/>section → adresse pour dl un programme</text:p>
      <text:p text:style-name="P101">deb-src<text:tab/><text:tab/>adresse<text:tab/><text:tab/>dépôt <text:tab/>version<text:tab/><text:tab/>section → adresse pour dl sources d’1 progr</text:p>
      <text:p text:style-name="P101"/>
      <text:p text:style-name="P101">Gestion des paquets via la console :</text:p>
      <text:p text:style-name="P56"><text:span text:style-name="T35">sudo apt-get update</text:span><text:span text:style-name="T32"> pour mettre à jour le cache (la liste des paquets dispos sur le dépôt)</text:span></text:p>
      <text:p text:style-name="P56"><text:span text:style-name="T35">sudo apt-cache search unPaquet </text:span><text:span text:style-name="T32">pour chercher un paquet par des termes (dans la liste locale)</text:span></text:p>
      <text:p text:style-name="P56"><text:soft-page-break/><text:span text:style-name="T35">sudo apt-get install nomPaquet</text:span><text:span text:style-name="T32"> pour télécharger et installer un paquet</text:span></text:p>
      <text:p text:style-name="P56"><text:span text:style-name="T35">sudo apt-get remove nomPaquet </text:span><text:span text:style-name="T32">pour désinstaller un paquet</text:span></text:p>
      <text:p text:style-name="P56"><text:span text:style-name="T35">sudo apt-get autoremove nomPaquet </text:span><text:span text:style-name="T32">pour désinstaller un paquet et toutes ses dépendances inutiles après sa suppression.</text:span></text:p>
      <text:p text:style-name="P56"><text:span text:style-name="T35">sudo apt-get upgrade </text:span><text:span text:style-name="T32">pour mettre à jour les paquets installés (tous!)</text:span></text:p>
      <text:p text:style-name="P102">RTFM (Read The Fucking Manual)</text:p>
      <text:p text:style-name="P57"><text:span text:style-name="T35">man nomCommande</text:span><text:span text:style-name="T32"> pour afficher le manuel d’une commande. On peut aussi taper ça sur Google en général ça fonctionne. Une fois dans le manuel, on peut taper / (slash) pour faire une recherche.</text:span></text:p>
      <text:p text:style-name="P103">Apt-get install manpages-fr pour avoir le manuel en fr mais déconseillé car pas toujours bien traduit.</text:p>
      <text:p text:style-name="P103">Dans le synopsis du manuel, on nous explique comment utiliser la commande : </text:p>
      <text:p text:style-name="P57"><text:span text:style-name="T32">mkdir [</text:span><text:span text:style-name="T21">OPTION</text:span><text:span text:style-name="T32">] … </text:span><text:span text:style-name="T21">DIRECTORY</text:span><text:span text:style-name="T32"> … signifie que les options [ne sont pas obligatoires] par contre DIRECTORY oui, et les deux sont répétables, on le voit par les … on peut aussi avoir des ou |</text:span></text:p>
      <text:p text:style-name="P104">ce qui est souligné signifie qu’il faut remplacer le mot en dur par le nom de l’option ou du répertoire par exemple.</text:p>
      <text:p text:style-name="P104">Remarque : pour chaque commande, on peut aussi utiliser -h ou –help pour afficher un aide plus concis.</text:p>
      <text:p text:style-name="P58"><text:span text:style-name="T35">apropos motcle </text:span><text:span text:style-name="T32">permet de trouver une commande à partir d’un mot clé. Ex :</text:span></text:p>
      <text:p text:style-name="P58"><text:span text:style-name="T35">apropos sound </text:span><text:span text:style-name="T32">va chercher le mot sound dans tous les manuels et va nous sortir la liste des commandes pour lesquelles le manuel contient ce mot.</text:span></text:p>
      <text:p text:style-name="P58"><text:span text:style-name="T35">whatis nomCommande </text:span><text:span text:style-name="T32">permet de n’afficher que l’intitulé de la commande (1è ligne du manuel).</text:span></text:p>
      <text:p text:style-name="P160"/>
      <text:p text:style-name="P105">Recherche de fichiers</text:p>
      <text:p text:style-name="P59"><text:span text:style-name="T35">locate nomFichier </text:span><text:span text:style-name="T32">pour chercher un fichier par son nom.</text:span></text:p>
      <text:p text:style-name="P106">Attention : locate ne cherche pas sur le dd mais dans une bdd de fichiers qui est mise à jour une fois par jour, donc un fichier créé récemment ne sera pas visible par locate.</text:p>
      <text:p text:style-name="P59"><text:span text:style-name="T35">sudo updatedb </text:span><text:span text:style-name="T32">permet de forcer la mise à jour de cette bdd</text:span></text:p>
      <text:p text:style-name="P228">Où ?</text:p>
      <text:p text:style-name="P59"><text:span text:style-name="T35">find nomFichier</text:span><text:span text:style-name="T32"> cherche sur le dd donc peut être plus long mais plus préciser : où quoi que faire avec</text:span></text:p>
      <text:p text:style-name="P59"><text:span text:style-name="T35">find -name *test.txt </text:span><text:span text:style-name="T32">pour chercher tous les fichiers dont le nom fini par test.txt, dans dossier et sous dossiers donc : </text:span><text:span text:style-name="T35">find /home -name *test.txt </text:span><text:span text:style-name="T32">pour même recherche dans home et tous sous dossiers.</text:span></text:p>
      <text:p text:style-name="P59"><text:span text:style-name="T37">f</text:span><text:span text:style-name="T35">ind -size +10M </text:span><text:span text:style-name="T32">pour chercher fichiers plus gros que 10Mo. Marche aussi avec – et =</text:span><text:span text:style-name="T35"> </text:span></text:p>
      <text:p text:style-name="P60"><text:span text:style-name="T37">f</text:span><text:span text:style-name="T35">ind -</text:span><text:span text:style-name="T37">atime -6 </text:span><text:span text:style-name="T34">pour chercher les fichiers modifiés ces 7 derniers jours</text:span></text:p>
      <text:p text:style-name="P228">Que faire avec ?</text:p>
      <text:p text:style-name="P67"><text:span text:style-name="T15">-print </text:span><text:span text:style-name="T21">(voir manuel -print et -printf </text:span><text:span text:style-name="T22">qui permet de manipuler la liste résultant de find</text:span><text:span text:style-name="T21">)</text:span></text:p>
      <text:p text:style-name="P67"><text:span text:style-name="T15">find -name *test.txt -delete </text:span><text:span text:style-name="T21">pour supprimer les fichiers trouvés (attention pas de confirmation)</text:span></text:p>
      <text:p text:style-name="P68">find -name *test.txt -exec <text:span text:style-name="T42">pour exécuter une commande par fichier trouvé. Ex :</text:span></text:p>
      <text:p text:style-name="P68">find -name *test.txt -exec nano {} \ ; <text:span text:style-name="T42">pour ouvrir avec nano chaque (</text:span>{} <text:span text:style-name="T88">\</text:span>;<text:span text:style-name="T42">) fichier trouvé</text:span></text:p>
      <text:p text:style-name="P291">(les accolades seront remplacées par le nom du fichier trouvé, et la commande doit finir par \;)</text:p>
      <text:p text:style-name="P69">find -name *test.txt -ok nano {} \ ; <text:span text:style-name="T42">pour faire la même chose mais avec une confirmation</text:span></text:p>
      <text:p text:style-name="P291"/>
      <text:p text:style-name="P292">Extraire, trier, filtrer les données</text:p>
      <text:p text:style-name="P70">grep<text:span text:style-name="T42"> pour chercher du texte dans des fichiers et afficher les lignes qui contiennent le texte recherché</text:span></text:p>
      <text:p text:style-name="P70">grep alias .bashrc <text:span text:style-name="T42">va ressortir toutes les lignes du fichiers .bashrc qui contiennent le mot alias. Si on ne spécifie pas le fichier, la recherche sera faite dans tous les fichiers du dossier</text:span></text:p>
      <text:p text:style-name="P70"><text:tab/>-i<text:span text:style-name="T42"> ne tient pas compte de la casse</text:span></text:p>
      <text:p text:style-name="P70"><text:span text:style-name="T42"><text:tab/></text:span>-n <text:span text:style-name="T42">affiche le n° de ligne</text:span></text:p>
      <text:p text:style-name="P70"><text:span text:style-name="T42"><text:tab/></text:span>-v <text:span text:style-name="T42">inverser la recherche (rechercher toutes les lignes qui ne contiennent pas le mot)</text:span></text:p>
      <text:p text:style-name="P70"><text:span text:style-name="T42"><text:tab/></text:span>-r <text:span text:style-name="T42">(récursif) pour rechercher dans les sous-dossiers</text:span></text:p>
      <text:p text:style-name="P293">On peut utiliser des expressions régulières pour faire nos recherches.</text:p>
      <text:p text:style-name="P293">Expressions régulières – à savoir :</text:p>
      <text:p text:style-name="P67"><text:span text:style-name="T21">. </text:span><text:span text:style-name="T23">= caractère quelconque</text:span></text:p>
      <text:p text:style-name="P107">1 = début de ligne</text:p>
      <text:p text:style-name="P107">$ = fin de ligne</text:p>
      <text:p text:style-name="P107">[] = un des caractères entre les crochets</text:p>
      <text:p text:style-name="P107"><text:soft-page-break/>? = l’élément précédent est optionnel (peut être présent 0 ou 1 fois)</text:p>
      <text:p text:style-name="P107">* = l’élément précédent peut être présent 0, 1 ou plusieurs fois</text:p>
      <text:p text:style-name="P107">+ = l’élément précédent doit être présent 1 ou plusieurs fois</text:p>
      <text:p text:style-name="P107">| = ou</text:p>
      <text:p text:style-name="P107">( ) = groupement d’expressions</text:p>
      <text:p text:style-name="P71"><text:span text:style-name="T15">grep -E </text:span><text:span text:style-name="T21">pour utiliser des expressions régulières</text:span></text:p>
      <text:p text:style-name="P71"><text:span text:style-name="T15">grep -E 1alias.bashrc </text:span><text:span text:style-name="T21">(uniquement lignes qui commencent par alias)</text:span></text:p>
      <text:p text:style-name="P71"><text:span text:style-name="T15">grep -E [0-4] .bashrc </text:span><text:span text:style-name="T21">(uniquement lignes avec un nombre entre 0 et 4)</text:span></text:p>
      <text:p text:style-name="P71"><text:span text:style-name="T15">grep -E [a-c] .bashrc </text:span><text:span text:style-name="T21">(uniquement lignes qui contiennent a, b ou c)</text:span></text:p>
      <text:p text:style-name="P107"/>
      <text:p text:style-name="P72"><text:span text:style-name="T15">sort nomfichier </text:span><text:span text:style-name="T21">pour trier les données d’un fichier (trier les lignes dans l’ordre alphabétique)</text:span></text:p>
      <text:p text:style-name="P72"><text:span text:style-name="T15">sort -o fichiertrié ancienfichier </text:span><text:span text:style-name="T21">pour trier les données et écrire le résultat dans un fichier</text:span></text:p>
      <text:p text:style-name="P72"><text:span text:style-name="T21"><text:tab/></text:span><text:span text:style-name="T15">-r </text:span><text:span text:style-name="T21">(reverse) pour inverser le tri</text:span></text:p>
      <text:p text:style-name="P72"><text:span text:style-name="T21"><text:tab/></text:span><text:span text:style-name="T15">-R </text:span><text:span text:style-name="T21">(random) pour faire un tri aléatoire</text:span></text:p>
      <text:p text:style-name="P72"><text:span text:style-name="T21"><text:tab/></text:span><text:span text:style-name="T15">-n </text:span><text:span text:style-name="T21">pour trier des nombres</text:span></text:p>
      <text:p text:style-name="P161"/>
      <text:p text:style-name="P72"><text:span text:style-name="T15">wc </text:span><text:span text:style-name="T21">(word count) pour compter lignes, mots, octets</text:span></text:p>
      <text:p text:style-name="P72"><text:span text:style-name="T15">wc fichier.txt </text:span><text:span text:style-name="T21">renvoie 9 9 70 = 9 lignes, 9 mots, 70 octets</text:span></text:p>
      <text:p text:style-name="P72"><text:span text:style-name="T21"><text:tab/></text:span><text:span text:style-name="T15">-l </text:span><text:span text:style-name="T21">nbr de lignes uniquement</text:span></text:p>
      <text:p text:style-name="P72"><text:span text:style-name="T21"><text:tab/></text:span><text:span text:style-name="T15">-w </text:span><text:span text:style-name="T21">nbr de mots uniquement</text:span></text:p>
      <text:p text:style-name="P72"><text:span text:style-name="T21"><text:tab/></text:span><text:span text:style-name="T15">-c </text:span><text:span text:style-name="T21">nbr d’octets uniquement</text:span></text:p>
      <text:p text:style-name="P72"><text:span text:style-name="T21"><text:tab/></text:span><text:span text:style-name="T15">-m </text:span><text:span text:style-name="T21">nbr de caractères</text:span></text:p>
      <text:p text:style-name="P108"/>
      <text:p text:style-name="P72"><text:span text:style-name="T15">uniq </text:span><text:span text:style-name="T21">correspond à select distinct : exclue les valeurs en double. Attention, il faut que les données soient triées.</text:span></text:p>
      <text:p text:style-name="P72"><text:span text:style-name="T21"><text:tab/></text:span><text:span text:style-name="T15">-c </text:span><text:span text:style-name="T21">pour compter les doublons</text:span></text:p>
      <text:p text:style-name="P72"><text:span text:style-name="T21"><text:tab/></text:span><text:span text:style-name="T15">-d </text:span><text:span text:style-name="T21">pour afficher uniquement les doublons</text:span></text:p>
      <text:p text:style-name="P108"/>
      <text:p text:style-name="P72"><text:span text:style-name="T15">cut </text:span><text:span text:style-name="T21">pour couper une partie d’un fichier.</text:span></text:p>
      <text:p text:style-name="P72"><text:span text:style-name="T15">cut -c 2-5 fichier.txt </text:span><text:span text:style-name="T21">pour ne garder que les caractères 2 à 5 de chaque ligne du fichier</text:span></text:p>
      <text:p text:style-name="P72"><text:span text:style-name="T15">cut -c -3 fichier.txt </text:span><text:span text:style-name="T21">pour ne garder que les 3 premiers caractères </text:span><text:span text:style-name="T25">de chaque ligne</text:span></text:p>
      <text:p text:style-name="P72"><text:span text:style-name="T15">cut -c 3- fichier.txt </text:span><text:span text:style-name="T21">pour ne garder </text:span><text:span text:style-name="T24">que</text:span><text:span text:style-name="T15"> </text:span><text:span text:style-name="T25">les caractères à partir du 3è jusqu’à la fin de la ligne</text:span></text:p>
      <text:p text:style-name="P73"><text:span text:style-name="T15">cut -d , </text:span><text:span text:style-name="T21">pour préciser que la virgule est un séparateur </text:span><text:span text:style-name="T15">-f 1</text:span><text:span text:style-name="T21"> pour</text:span><text:span text:style-name="T15"> </text:span><text:span text:style-name="T21">spécifier le numéro du champ à conserver, ici 1. exemple :</text:span></text:p>
      <text:p text:style-name="P73"><text:span text:style-name="T15">cut -d , -f 2 fichier.txt </text:span><text:span text:style-name="T21">pour couper tout sauf le champ 2 en supposant que les données soient séparées par des virgules</text:span></text:p>
      <text:p text:style-name="P73"><text:span text:style-name="T15">cut -d , -f 1-3 fichier.txt </text:span><text:span text:style-name="T21">pour couper tout sauf les 3 premiers champs</text:span></text:p>
      <text:p text:style-name="P73"><text:span text:style-name="T15">cut -d , -f 1,3 fichier.txt </text:span><text:span text:style-name="T21">pour couper tout sauf les champs 1 et 3</text:span></text:p>
      <text:p text:style-name="P73"><text:span text:style-name="T15">cut -d , -f -2 fichier.txt </text:span><text:span text:style-name="T21">pour couper tout sauf les champs 1 et 2</text:span></text:p>
      <text:p text:style-name="P73"><text:span text:style-name="T15">cut -d , -f 2- fichier.txt </text:span><text:span text:style-name="T21">pour couper le premier champ</text:span></text:p>
      <text:p text:style-name="P109"/>
      <text:p text:style-name="P110">Flux de redirection</text:p>
      <text:p text:style-name="P111">Le résultat d’une commande peut être renvoyé dans la console, mais aussi vers un fichier ou vers une autre commande.</text:p>
      <text:p text:style-name="P74"><text:span text:style-name="T15">&gt; </text:span><text:span text:style-name="T21">permet de renvoyer le résultat vers un fichier :</text:span></text:p>
      <text:p text:style-name="P162">cut -d , -f 1 fichier.csv &gt; nouveaufichier.csv</text:p>
      <text:p text:style-name="P111">Attention si le fichier existe déjà il sera écrasé</text:p>
      <text:p text:style-name="P86"><text:span text:style-name="T15">Il existe un « trou noir » dans Linux, dans lequel on peut envoyer des fichiers ou des données pour qu’elles disparaissent à tout jamais : </text:span><text:span text:style-name="T31">&gt; /</text:span><text:span text:style-name="T14">dev</text:span><text:span text:style-name="T31">/null</text:span></text:p>
      <text:p text:style-name="P86"><text:span text:style-name="T31">&gt;&gt; </text:span><text:span text:style-name="T15">permet de renvoyer le résultat à la fin d’un fichier donc sans l’écraser…</text:span></text:p>
      <text:p text:style-name="P111">On peut de cette manière tenir des logs de commandes automatisées.</text:p>
      <text:p text:style-name="P74"><text:span text:style-name="T15">2&gt; </text:span><text:span text:style-name="T21">permet de rediriger les erreurs :</text:span></text:p>
      <text:p text:style-name="P162">cut -d , -f 1 fichier.csv &gt; nouveaufichier.csv 2&gt; log.log</text:p>
      <text:p text:style-name="P74"><text:span text:style-name="T15">2&gt;&gt; </text:span><text:span text:style-name="T21">pour rediriger les erreurs en fin de fichier plutôt que d’écraser le log ce qui est useless..</text:span></text:p>
      <text:p text:style-name="P162">cut -d , -f 1 fichier.csv &gt; nouveaufichier.csv 2&gt;&gt; log.log</text:p>
      <text:p text:style-name="P75"><text:span text:style-name="T15">2&gt;&amp;1 </text:span><text:span text:style-name="T21">pour envoyer les erreurs au même endroit que les données</text:span></text:p>
      <text:p text:style-name="P163">cut -d , -f 1 fichier.csv &gt; nouveaufichier.csv 2&gt;&amp;1</text:p>
      <text:p text:style-name="P111"><text:soft-page-break/></text:p>
      <text:p text:style-name="P75"><text:span text:style-name="T15">&lt; </text:span><text:span text:style-name="T21">permet de lire depuis un fichier</text:span></text:p>
      <text:p text:style-name="P75"><text:span text:style-name="T15">&lt;&lt;</text:span><text:span text:style-name="T21"> permet de lire depuis le clavier</text:span></text:p>
      <text:p text:style-name="P75"><text:span text:style-name="T15">sort -n &lt;&lt; FIN </text:span><text:span text:style-name="T21">permet de taper des nombres jusqu’à ce qu’on tape FIN et ensuite ces nombres seront triés</text:span></text:p>
      <text:p text:style-name="P112">autre exemple :</text:p>
      <text:p text:style-name="P163">wc -m &lt;&lt; FIN</text:p>
      <text:p text:style-name="P163">&gt;Combien de caractères dans cette phrase ?</text:p>
      <text:p text:style-name="P163">&gt;FIN</text:p>
      <text:p text:style-name="P163">42</text:p>
      <text:p text:style-name="P112">On peut utiliser n’importe quel autre mot que FIN. On peut combiner &gt; et &lt;&lt;.</text:p>
      <text:p text:style-name="P75"><text:span text:style-name="T15">sort -n &lt;&lt; STOP &gt;&gt; nbr.txt 2&gt;&amp;1 </text:span><text:span text:style-name="T21">va trier les nombres qu’on va taper et les écrire dans un fichier</text:span></text:p>
      <text:p text:style-name="P112"/>
      <text:p text:style-name="P75"><text:span text:style-name="T15">| </text:span><text:span text:style-name="T21">permet de combiner 2 commandes en prenant les données de la commande avant pour les envoyer à la commande après</text:span></text:p>
      <text:p text:style-name="P75"><text:span text:style-name="T15">cut -d , -f -1 fichier.csv | sort &gt;&gt; fichiersort.txt </text:span><text:span text:style-name="T16">2&gt;&amp;1 </text:span><text:span text:style-name="T26">permet de prendre le premier champ d’un fichier.csv, de trier les valeurs et de les écrire dans un autre fichier avec erreur s’il y a.</text:span></text:p>
      <text:p text:style-name="P76"><text:span text:style-name="T15">du | sort -nr | head </text:span><text:span text:style-name="T21">permet d’afficher la liste de disk usage triée du plus grand au plus petit en n’affichant que les premières lignes.</text:span></text:p>
      <text:p text:style-name="P113"/>
      <text:p text:style-name="P114">Surveillance système</text:p>
      <text:p text:style-name="P76"><text:span text:style-name="T15">w </text:span><text:span text:style-name="T21">pour voir qui fait quoi</text:span></text:p>
      <text:p text:style-name="P76"><text:span text:style-name="T15">uptime </text:span><text:span text:style-name="T21">pour savoir depuis combien de temps est allumé le système </text:span><text:span text:style-name="T27">(Linux a rarement besoin d’être reboot)</text:span></text:p>
      <text:p text:style-name="P77"><text:span text:style-name="T17">t</text:span><text:span text:style-name="T15">load </text:span><text:span text:style-name="T21">affiche la charge moyenne : 3 nombres qui représentent une charge sur 1 de nombre moyen de processus qui tournent depuis 1 minute, 5 minutes, 15 minutes. Il y a un graphique qui évolue. </text:span></text:p>
      <text:p text:style-name="P115">Attention les nombres dépendent aussi du nombre de processeur : pour un dual core par exemple, on est au maximum quand le nombre atteint 2, en quad core quand il atteint 4 etc</text:p>
      <text:p text:style-name="P77"><text:span text:style-name="T15">who </text:span><text:span text:style-name="T21">affiche la liste des users connectés</text:span></text:p>
      <text:p text:style-name="P77"><text:span text:style-name="T21">en fait, la commande </text:span><text:span text:style-name="T15">w </text:span><text:span text:style-name="T21">récapitule ces 3 commandes en affichant 8 colonnes :</text:span></text:p>
      <text:p text:style-name="P115">user | TTY (=nom console) | DE (ip) | login (user) | IDLE (inactivité) | what</text:p>
      <text:p text:style-name="P115"/>
      <text:p text:style-name="P77"><text:span text:style-name="T15">ps </text:span><text:span text:style-name="T21">affiche une liste statique des processus en cours, avec les 4 colonnes suivantes :</text:span></text:p>
      <text:p text:style-name="P115">PID = id process | TTY = console depuis laquelle il s’exécute | Time = durée | CMD = programme</text:p>
      <text:p text:style-name="P77"><text:span text:style-name="T21"><text:tab/></text:span><text:span text:style-name="T15">-ef </text:span><text:span text:style-name="T21">pour afficher tous les processus (sinon on ne voit que ceux du user/console actuels)</text:span></text:p>
      <text:p text:style-name="P77"><text:span text:style-name="T21"><text:tab/></text:span><text:span text:style-name="T15">-ejH </text:span><text:span text:style-name="T21">pour tout afficher sous forme de treeview (pour voir les dépendances)</text:span></text:p>
      <text:p text:style-name="P77"><text:span text:style-name="T21"><text:tab/></text:span><text:span text:style-name="T15">-u </text:span><text:span text:style-name="T21">(user) pour voir processus d’un utilisateur</text:span></text:p>
      <text:p text:style-name="P115"/>
      <text:p text:style-name="P77"><text:span text:style-name="T15">top </text:span><text:span text:style-name="T21">affiche une liste dynamique des processus en cours. On peut ensuite la filtrer avec u pour user, f pour changer les colonnes, k pour kill un processus.</text:span></text:p>
      <text:p text:style-name="P115"/>
      <text:p text:style-name="P77"><text:span text:style-name="T15">kill xxx </text:span><text:span text:style-name="T21">(xxx étant un nombre correspondant au PID = id du processus) permet de tuer un processus. Pour rappel, le PID est visible avec la commande </text:span><text:span text:style-name="T15">top</text:span></text:p>
      <text:p text:style-name="P115"/>
      <text:p text:style-name="P116">On peut donc filtrer la liste des processus pour en trouver un en particulier et ensuite le kill :</text:p>
      <text:p text:style-name="P78"><text:span text:style-name="T15">ps -u user | grep firefox</text:span><text:span text:style-name="T21"> pour filtrer les process d’un user qui contiennent firefox</text:span></text:p>
      <text:p text:style-name="P116"/>
      <text:p text:style-name="P79"><text:span text:style-name="T21">on peut kill violent avec </text:span><text:span text:style-name="T15">kill -9</text:span></text:p>
      <text:p text:style-name="P79"><text:span text:style-name="T15">killall nomprocess </text:span><text:span text:style-name="T21">pour tuer tous les process d’un programme</text:span></text:p>
      <text:p text:style-name="P117"/>
      <text:p text:style-name="P79"><text:span text:style-name="T15">sudo halt </text:span><text:span text:style-name="T21">pour arrêter la machine</text:span></text:p>
      <text:p text:style-name="P79"><text:span text:style-name="T15">sudo reboot </text:span><text:span text:style-name="T21">pour redémarrer la machine</text:span></text:p>
      <text:p text:style-name="P117">(en réalité, cela appelle la commande shutdown avec des paramètres)</text:p>
      <text:p text:style-name="P118">on peut même programmer des arrêts ou reboot (voir man shutdown)</text:p>
      <text:p text:style-name="P118"/>
      <text:p text:style-name="P80"><text:span text:style-name="T15">&amp; </text:span><text:span text:style-name="T21">à la fin d’une commande pour la lancer en arrière plan. Attention elle reste attachée à la console donc si on ferme la console on kill le processus.</text:span></text:p>
      <text:p text:style-name="P80"><text:soft-page-break/><text:span text:style-name="T15">nohup </text:span><text:span text:style-name="T21">permet de lancer une commande en fond et la sortie est redirigée par défaut vers un fichier nohup.out</text:span></text:p>
      <text:p text:style-name="P80"><text:span text:style-name="T15">ctrl + z </text:span><text:span text:style-name="T21">permet de mettre en pause une commande, puis </text:span><text:span text:style-name="T15">bg </text:span><text:span text:style-name="T21">pour la passer en background</text:span></text:p>
      <text:p text:style-name="P81"><text:span text:style-name="T15">jobs </text:span><text:span text:style-name="T21">permet de connaître les process en arrière plan d’une console, puis </text:span><text:span text:style-name="T15">fg </text:span><text:span text:style-name="T21">renvoi un process en foreground (</text:span><text:span text:style-name="T15">fg%2 </text:span><text:span text:style-name="T21">si c’est le 2è process de la liste).</text:span></text:p>
      <text:p text:style-name="P81"><text:span text:style-name="T18">s</text:span><text:span text:style-name="T15">creen </text:span><text:span text:style-name="T21">lance une console dans la console, </text:span><text:span text:style-name="T28">puis </text:span><text:span text:style-name="T19">ctrl+d </text:span><text:span text:style-name="T28">ou </text:span><text:span text:style-name="T19">exit </text:span><text:span text:style-name="T28">pour en sortir, </text:span><text:span text:style-name="T19">ctrl + a </text:span><text:span text:style-name="T28">pour préparer une touche :<text:tab/>? = aide</text:span></text:p>
      <text:p text:style-name="P94"><text:tab/><text:tab/>c = créer une nouvelle fenêtre</text:p>
      <text:p text:style-name="P94"><text:tab/><text:tab/>w = liste des fenêtres ouvertes</text:p>
      <text:p text:style-name="P94"><text:tab/><text:tab/>A = renommer une fenêtre</text:p>
      <text:p text:style-name="P94"><text:tab/><text:tab/>n = fenêtre suivante</text:p>
      <text:p text:style-name="P94"><text:tab/><text:tab/>p = fenêtre précédente</text:p>
      <text:p text:style-name="P94"><text:tab/><text:tab/>ctrl+a = revenir à la dernière fenêtre utilisée</text:p>
      <text:p text:style-name="P94"><text:tab/><text:tab/>0 à 9 = passer à la fenêtre 0 à 9</text:p>
      <text:p text:style-name="P94"><text:tab/><text:tab/>k = fermer la fenêtre actuelle (kill)</text:p>
      <text:p text:style-name="P81"><text:span text:style-name="T28"><text:tab/><text:tab/></text:span><text:span text:style-name="T29">s = découper (split)</text:span></text:p>
      <text:p text:style-name="P119"><text:tab/><text:tab/>tab = passer d’une fenêtre splittée à une autre</text:p>
      <text:p text:style-name="P81"><text:span text:style-name="T28"><text:tab/><text:tab/></text:span><text:span text:style-name="T29">d = detach screen qui tourne tjs en background mais on retrouve la console initiale</text:span></text:p>
      <text:p text:style-name="P83"><text:span text:style-name="T15">screen -r</text:span><text:span text:style-name="T21"> pour retrouver screen</text:span></text:p>
      <text:p text:style-name="P83"><text:span text:style-name="T15">screen -ls </text:span><text:span text:style-name="T21">pour lister les screens</text:span></text:p>
      <text:p text:style-name="P120">on peut personnaliser screen avec un fichier de config .screenrc à placer dans son répertoire perso</text:p>
      <text:p text:style-name="P120"/>
      <text:p text:style-name="P84"><text:span text:style-name="T15">sudo date 11101250 </text:span><text:span text:style-name="T21">pour changer la date pour le 10 novembre à 12h50</text:span></text:p>
      <text:p text:style-name="P84"><text:span text:style-name="T15">sudo date MMDDhhmmYYYY </text:span><text:span text:style-name="T21">mais on n’est pas obligé de préciser l’année</text:span></text:p>
      <text:p text:style-name="P164">at HH:mm</text:p>
      <text:p text:style-name="P84"><text:span text:style-name="T15">&gt; commande </text:span><text:span text:style-name="T21">permet de programmer une commande à une heure précise (ctrl + d pour sortir)</text:span></text:p>
      <text:p text:style-name="P164">at now +5 days </text:p>
      <text:p text:style-name="P84"><text:span text:style-name="T15">&gt; commande </text:span><text:span text:style-name="T21">pour programmer la commande dans 5 jours</text:span></text:p>
      <text:p text:style-name="P84"><text:span text:style-name="T15">atq </text:span><text:span text:style-name="T21">permet de lister les jobs en attente</text:span></text:p>
      <text:p text:style-name="P84"><text:span text:style-name="T15">atrm </text:span><text:span text:style-name="T21">permet de supprimer un job en attente, grâce à son id</text:span></text:p>
      <text:p text:style-name="P120"/>
      <text:p text:style-name="P120">enchaîner des commandes :</text:p>
      <text:p text:style-name="P82"><text:span text:style-name="T15">t</text:span><text:span text:style-name="T20">ouch fichier.txt ; sleep 10 ; rm fichier.txt</text:span><text:span text:style-name="T30"> </text:span></text:p>
      <text:p text:style-name="P120">enchaîner que si exécution de la première commande est ok :</text:p>
      <text:p text:style-name="P164">touch fichier.txt &amp;&amp; sleep 10 &amp;&amp; rm fichier.txt</text:p>
      <text:p text:style-name="P120"/>
      <text:p text:style-name="P85">echo “ export EDITOR=nano ” &gt;&gt; ~/.bashrc <text:span text:style-name="T42">permet d’écrire export EDITOR=nano à la fin du fichier .bashrc et de cette manière, nano sera l’éditeur de texte par défaut.</text:span></text:p>
      <text:p text:style-name="P294"/>
      <text:p text:style-name="P295">Programmer une exécution</text:p>
      <text:p text:style-name="P297">crontab <text:span text:style-name="T42">est un fichier propre à chaque user dans lequel on peut paramétrer les programmes à exécuter régulièrement. Ces programmes sont alors exécutés par le programme </text:span>cron<text:span text:style-name="T42">.</text:span></text:p>
      <text:p text:style-name="P297">crontab -e <text:span text:style-name="T42">permet de modifier la crontab</text:span></text:p>
      <text:p text:style-name="P297">crontab -l <text:span text:style-name="T42">permet d’afficher la crontab</text:span></text:p>
      <text:p text:style-name="P297">crontab -r <text:span text:style-name="T42">permet de supprimer la crontab</text:span></text:p>
      <text:p text:style-name="P297"><text:span text:style-name="T42"/></text:p>
      <text:p text:style-name="P297"><text:span text:style-name="T42">Dans le fichier, la syntaxe pour programmer des commandes est la suivante :</text:span></text:p>
      <text:p text:style-name="P297"><text:span text:style-name="T42">m<text:tab/><text:tab/>h<text:tab/>dom<text:tab/><text:tab/><text:tab/>mon<text:tab/><text:tab/>dow<text:tab/><text:tab/>commande</text:span></text:p>
      <text:p text:style-name="P297"><text:span text:style-name="T42">(minute)<text:tab/>(heure)<text:tab/>(day of month)<text:tab/>(month)<text:tab/>(day of week)<text:tab/>(command)</text:span></text:p>
      <text:p text:style-name="P297">47<text:tab/><text:tab/>15<text:tab/>*<text:tab/><text:tab/><text:tab/>*<text:tab/><text:tab/>*<text:tab/><text:tab/>touch /<text:span text:style-name="T9">home</text:span><text:span text:style-name="T15">/user/fichier</text:span></text:p>
      <text:p text:style-name="P297"><text:span text:style-name="T15">→ </text:span><text:span text:style-name="T21">exécuter à 15h47</text:span></text:p>
      <text:p text:style-name="P297"><text:span text:style-name="T21"/></text:p>
      <text:p text:style-name="P297"><text:span text:style-name="T15">0 0 * * 1 </text:span><text:span text:style-name="T21">= tous les lundis à minuit</text:span></text:p>
      <text:p text:style-name="P297"><text:span text:style-name="T15">0 4 1 * * </text:span><text:span text:style-name="T21">= tous les premier du mois à 4h</text:span></text:p>
      <text:p text:style-name="P297"><text:span text:style-name="T15">*/10 * * * 1-5 </text:span><text:span text:style-name="T21">= toutes les 10 minutes du lundi au vendredi </text:span></text:p>
      <text:p text:style-name="P297"><text:span text:style-name="T15">* * * * * </text:span><text:span text:style-name="T21">= toutes les minutes</text:span></text:p>
      <text:p text:style-name="P297"><text:span text:style-name="T21">Remarques : Le dimanche est 0 et le samedi est 6. La fréquence minimum est la minute.</text:span></text:p>
      <text:p text:style-name="P298"><text:soft-page-break/><text:span text:style-name="T21">Compression avec gzip et bzip2</text:span></text:p>
      <text:p text:style-name="P299"><text:span text:style-name="T21">Il existe 2 alternatives libres à zip et rar, ce sont gzip et bzip2, ce dernier étant plus lent mais offrant une meilleure compression.</text:span></text:p>
      <text:p text:style-name="P300"><text:span text:style-name="T21">Remarque : gzip et bzip2 ne compressent qu’un seul fichier à la fois. On utilise donc la commande </text:span><text:span text:style-name="T15">tar</text:span><text:span text:style-name="T21"> pour rassembler les fichiers dans une même archive .tar puis on compresse le .tar avec gzip ou bzip2.</text:span></text:p>
      <text:p text:style-name="P300"><text:span text:style-name="T21">Exemple de process de compression :</text:span></text:p>
      <text:p text:style-name="P300"><text:span text:style-name="T15">mkdir fichierstext </text:span><text:span text:style-name="T21">pour créer un répertoire</text:span></text:p>
      <text:p text:style-name="P300"><text:span text:style-name="T15">mv *.txt fichierstext/</text:span><text:span text:style-name="T21"> pour déplacer tous les .txt dans le répertoire</text:span></text:p>
      <text:p text:style-name="P300"><text:span text:style-name="T15">tar -cvf archive.tar fichierstext/ </text:span><text:span text:style-name="T21">pour créer le fichier archive.tar à partir du répertoire</text:span></text:p>
      <text:p text:style-name="P300"><text:span text:style-name="T21"><text:tab/></text:span><text:span text:style-name="T15">-c </text:span><text:span text:style-name="T21">= créer archiver tar</text:span></text:p>
      <text:p text:style-name="P300"><text:span text:style-name="T21"><text:tab/></text:span><text:span text:style-name="T15">-v </text:span><text:span text:style-name="T21">= verbose</text:span></text:p>
      <text:p text:style-name="P300"><text:span text:style-name="T21"><text:tab/></text:span><text:span text:style-name="T15">-f </text:span><text:span text:style-name="T21">= assembler archive dans un seul fichier</text:span></text:p>
      <text:p text:style-name="P165">tar -tf archive.tar <text:span text:style-name="T42">permet d’afficher le contenu de l’archive</text:span></text:p>
      <text:p text:style-name="P165">tar -rvf arcihve.tar fichieroublié.txt <text:span text:style-name="T42">permet d’ajouter un fichier dans l’archive. (attention, dans notre archive on a mis un dossier qui contient des fichiers, si on rajoute un fichier il sera au même niveau que le dossier et non pas dedans)</text:span></text:p>
      <text:p text:style-name="P165"/>
      <text:p text:style-name="P121">Archive :</text:p>
      <text:p text:style-name="P165">tar -xvf archive.tar <text:span text:style-name="T42">permet d’extraire le contenu d’une archive</text:span></text:p>
      <text:p text:style-name="P165"><text:span text:style-name="T42"/></text:p>
      <text:p text:style-name="P168"><text:span text:style-name="T42">Compression :</text:span></text:p>
      <text:p text:style-name="P166">gzip archive.tar <text:span text:style-name="T42">pour compresser avec gzip. On aura alors le fichier compressé </text:span>archive.tar.gz</text:p>
      <text:p text:style-name="P166">bzip2 archive.tar <text:span text:style-name="T42">pour compresser avec bzip2 et obtenir le fichier compressé </text:span>archive.tar.bz2</text:p>
      <text:p text:style-name="P166"/>
      <text:p text:style-name="P121">Décompression :</text:p>
      <text:p text:style-name="P167">gunzip archive.tar.gz <text:span text:style-name="T42">pour décompresser un fichier </text:span>gz</text:p>
      <text:p text:style-name="P167">bunzip2 archive.tar.bz2 <text:span text:style-name="T42">pour décompresser un fichier </text:span>bz2</text:p>
      <text:p text:style-name="P167"/>
      <text:p text:style-name="P121">Archive ET compression :</text:p>
      <text:p text:style-name="P168">tar -zcvf archive.tar.gz monrépertoire/ <text:span text:style-name="T42">permet de transformer un dossier en .tar et de le compresser en gz.</text:span></text:p>
      <text:p text:style-name="P168"><text:span text:style-name="T89">t</text:span>ar -jcvf archive.tar.bz2 monrépertoire/ <text:span text:style-name="T42">permet de transformer un dossier en .tar et de le compresser en bz2.</text:span></text:p>
      <text:p text:style-name="P168"><text:span text:style-name="T42"/></text:p>
      <text:p text:style-name="P169"><text:span text:style-name="T42">Afficher le contenu d’un fichier compressé :</text:span></text:p>
      <text:p text:style-name="P169">tar -ztf archive.tar.gz</text:p>
      <text:p text:style-name="P169">tar -jtf archive.tar.bz2</text:p>
      <text:p text:style-name="P169"/>
      <text:p text:style-name="P122">Décompresser ET extraire de l’archive:</text:p>
      <text:p text:style-name="P170">tar -zxvf archive.tar.gz monrépertoirefinal/ <text:span text:style-name="T42">pour décompresser gz et extraire tar vers répertoire</text:span></text:p>
      <text:p text:style-name="P170">tar -jxvf archive.tar.bz2 monrépertoirefinal/ <text:span text:style-name="T42">pour décompresser bz2 et extraire tar vers répertoire</text:span></text:p>
      <text:p text:style-name="P170"><text:span text:style-name="T42"/></text:p>
      <text:p text:style-name="P171"><text:span text:style-name="T42">on peut aussi compresser directement un fichier :</text:span></text:p>
      <text:p text:style-name="P171">gzip fichier.csv <text:span text:style-name="T42">qui devient dont excel.csv.gz</text:span></text:p>
      <text:p text:style-name="P171"><text:span text:style-name="T42">on peut toujours le lire avec </text:span>zcat <text:span text:style-name="T42">ou </text:span>zless <text:span text:style-name="T42">ou </text:span>zmore</text:p>
      <text:p text:style-name="P123"/>
      <text:p text:style-name="P171">unzip nomfichier.zip <text:span text:style-name="T42">permet de décompresser un fichier .zip</text:span></text:p>
      <text:p text:style-name="P171">unzip -l nomfichier.zip <text:span text:style-name="T42">permet de lire un fichier .zip</text:span></text:p>
      <text:p text:style-name="P171">zip -r nomrepertoire/ <text:span text:style-name="T42">permet de zipper un répertoire et son contenu</text:span></text:p>
      <text:p text:style-name="P171"><text:span text:style-name="T42"/></text:p>
      <text:p text:style-name="P171">unrar e fichier.rar <text:span text:style-name="T42">permet de décompresser un fichier .rar (attention pas de tiret devant le e)</text:span></text:p>
      <text:p text:style-name="P171">unrar l fichier.rar <text:span text:style-name="T42">permet de voir le contenu d’un fichier .rar (attention toujour pas de tiret..)</text:span></text:p>
      <text:p text:style-name="P171"><text:span text:style-name="T42">Attention : on ne peut pas </text:span><text:span text:style-name="T46">compresser un fichier en .rar car winrar n’est pas gratuit. Le .rar est un format propriétaire.</text:span></text:p>
      <text:p text:style-name="P171"><text:span text:style-name="T46"/></text:p>
      <text:p text:style-name="P171"><text:span text:style-name="T46"/></text:p>
      <text:p text:style-name="P172"><text:soft-page-break/><text:span text:style-name="T46">C</text:span><text:span text:style-name="T42">onnexion à distance avec SSH</text:span></text:p>
      <text:p text:style-name="P173"><text:span text:style-name="T42">Pour communiquer en réseau, 2 ordinateurs doivent utiliser le même protocole.</text:span></text:p>
      <text:p text:style-name="P173"><text:span text:style-name="T42">Exemples de protocoles : HTTP (hypertext transfer protocol), FTP (file transfer protocol), IMAP (internet message access protocol).</text:span></text:p>
      <text:p text:style-name="P173"><text:span text:style-name="T42">Telnet est un vieux protocole simple mais pas sécurisé.</text:span></text:p>
      <text:p text:style-name="P173">Wireshark <text:span text:style-name="T42">est un programme qui permet d’écouter ce qui se passe sur un réseau.</text:span></text:p>
      <text:p text:style-name="P174">SSH <text:span text:style-name="T42">est un protocole sécurisé avec des échanges chiffrés.</text:span></text:p>
      <text:p text:style-name="P175"><text:span text:style-name="T42">Il existe des millions d’algo/de méthodes de chiffrement, mais il y a 2 catégories de chiffrement :</text:span></text:p>
      <text:p text:style-name="P175">Chiffrement symétrique ou asymétrique.</text:p>
      <text:p text:style-name="P124">Le chiffrement symétrique utilise la même clé pour chiffrer et déchiffrer.</text:p>
      <text:p text:style-name="P125">Il faut donc s’envoyer la clé et pour que cela soit moins risqué il faut la chiffrer.</text:p>
      <text:p text:style-name="P125">Le chiffrement asymétrique utilise une clé pour chiffrer et une autre clé pour déchiffrer.</text:p>
      <text:p text:style-name="P125">La clé pour chiffrer est publique tandis que celle pour déchiffrer est privée.</text:p>
      <text:p text:style-name="P125"/>
      <text:p text:style-name="P125"><text:span text:style-name="T38">SSH combien les 2 méthodes : symétrique et asymétrique</text:span></text:p>
      <text:p text:style-name="P125">En effet, la clé de chiffrement symétrique est transmise via un chiffrement asymétrique. Ensuite, on échange uniquement en chiffrement symétrique car le asymétrique est plus lent et consommateur.</text:p>
      <text:p text:style-name="P125">Donc, le serveur envoie une clé de chiffrement, et lui seul possède la clé de déchiffrement correspondante. Le client chiffre sa clé symétrique avec celle reçue, et tous les échanges sont ensuite chiffrés par cette clé symétrique <text:span text:style-name="T90">elle même chiffrée asymétriquement.</text:span></text:p>
      <text:p text:style-name="P126">RSA et DSA sont 2 clés de chiffrement asymétrique.</text:p>
      <text:p text:style-name="P126"/>
      <text:p text:style-name="P127">Transformer un pc en serveur</text:p>
      <text:p text:style-name="P176">sudo apt-get install openssh-server</text:p>
      <text:p text:style-name="P176"><text:span text:style-name="T42">normalement suite à cela, le serveur ssh (</text:span>sshd<text:span text:style-name="T42">) est lancé à chaque démarrage. Sinon : </text:span>sudo /<text:span text:style-name="T9">etc/init.d/ssh start </text:span><text:span text:style-name="T10">ou </text:span><text:span text:style-name="T9">stop </text:span><text:span text:style-name="T10">pour l’arrêter.</text:span></text:p>
      <text:p text:style-name="P177"><text:span text:style-name="T10">Le fichier de config se trouve ici : /</text:span><text:span text:style-name="T9">etc/ssh/ssh_config</text:span></text:p>
      <text:p text:style-name="P128">reload : <text:span text:style-name="T38">sudo /etc/init.d/ssh reload</text:span></text:p>
      <text:p text:style-name="P128"><text:span text:style-name="T38"/></text:p>
      <text:p text:style-name="P129"><text:span text:style-name="T38">ifconfig </text:span>pour afficher info ip locale etc (comme ipconfig)</text:p>
      <text:p text:style-name="P130">(penser au site whatsmyip pour connaître mon ip publique)</text:p>
      <text:p text:style-name="P130"/>
      <text:p text:style-name="P131">Pour se connecter à un serveur Linux en ssh depuis un autre poste Linux :</text:p>
      <text:p text:style-name="P178">ssh login@ip </text:p>
      <text:p text:style-name="P131">SSH utilise le port 22 par défaut</text:p>
      <text:p text:style-name="P178">logout <text:span text:style-name="T42">ou </text:span>ctrl + d <text:span text:style-name="T42">pour se déconnecter</text:span></text:p>
      <text:p text:style-name="P178"><text:span text:style-name="T42"/></text:p>
      <text:p text:style-name="P178"><text:span text:style-name="T42">Depuis Windows, on peut utiliser le programme </text:span>PuTTY<text:span text:style-name="T42"> dans lequel on renseigne l’ip du serveur et on indique la connexion en ssh via le port 22.</text:span></text:p>
      <text:p text:style-name="P178"><text:span text:style-name="T42"><text:line-break/>L’authentification se fait soit par mot de passe, soit par clés publiques et privées du client.</text:span></text:p>
      <text:p text:style-name="P178"><text:span text:style-name="T42"/></text:p>
      <text:p text:style-name="P180"><text:span text:style-name="T42">Authentification par clés</text:span></text:p>
      <text:p text:style-name="P179"><text:span text:style-name="T62">Sous Linux </text:span><text:span text:style-name="T42">:</text:span></text:p>
      <text:p text:style-name="P179">ssh -keygen -t rsa <text:span text:style-name="T42">permet de créer une clé publique et une clé privée avec le mode de chiffrement RSA.</text:span></text:p>
      <text:p text:style-name="P179"><text:span text:style-name="T42">La clé publique va dans </text:span>/home/user/.ssh/id_rsa.pub</text:p>
      <text:p text:style-name="P179"><text:span text:style-name="T42">La clé privée va dans /</text:span>home/user/.ssh/id_rsa</text:p>
      <text:p text:style-name="P132">Dans le répertoire .ssh, il y a aussi les <text:span text:style-name="T38">known_hosts </text:span>qui contient les fingerprints des serveurs connus. </text:p>
      <text:p text:style-name="P132">On veut donc envoyer la clé publique au serveur et l’ajouter à son fichier <text:span text:style-name="T38">authorized_keys </text:span>:</text:p>
      <text:p text:style-name="P179">ssh-copy-id -i id_rsa.pub login@ip <text:span text:style-name="T42">permet donc d’envoyer la clé publique vers le serveur et l’écrire dans le fichier </text:span>~/.ssh/authorized_keys</text:p>
      <text:p text:style-name="P132"/>
      <text:p text:style-name="P229">Sous Windows <text:span text:style-name="T63">:</text:span></text:p>
      <text:p text:style-name="P230"><text:span text:style-name="T63">Il faut utiliser Puttygen pour générer la clé publique (cle.pub) et la clé privée (cle.ppk)</text:span></text:p>
      <text:p text:style-name="P230"><text:soft-page-break/><text:span text:style-name="T63">Là par contre, il faut ajouter la clé à la main dans le fichier du serveur (shit + inser pour coller la clé dans le terminal puis </text:span><text:span text:style-name="T75">echo “ la clé ” &gt;&gt; authorized_keys</text:span></text:p>
      <text:p text:style-name="P230"><text:span text:style-name="T63">Puis dans PuTTY, menu Connexion→SSH→Auth, sélectionner la clé privée. Enfin il faut définir le login dans Session→Login puis enregistrer la config.</text:span></text:p>
      <text:p text:style-name="P230"><text:span text:style-name="T63"/></text:p>
      <text:p text:style-name="P231"><text:span text:style-name="T63">Transfert de fichiers</text:span></text:p>
      <text:p text:style-name="P242"><text:span text:style-name="T63">wget urlfichier </text:span><text:span text:style-name="T64">permet de télécharger un fichier</text:span></text:p>
      <text:p text:style-name="P242"><text:span text:style-name="T64"><text:tab/></text:span><text:span text:style-name="T63">-c </text:span><text:span text:style-name="T64">permet de reprendre un téléchargement (si le bout de fichier existe toujours)</text:span></text:p>
      <text:p text:style-name="P242"><text:span text:style-name="T64"><text:tab/></text:span><text:span text:style-name="T63">--background </text:span><text:span text:style-name="T64">pour mettre le téléchargement en tâche de fond avec un fichier de log</text:span></text:p>
      <text:p text:style-name="P242"><text:span text:style-name="T64"/></text:p>
      <text:p text:style-name="P242"><text:span text:style-name="T63">cp </text:span><text:span text:style-name="T64">= copy, </text:span><text:span text:style-name="T63">scp </text:span><text:span text:style-name="T64">= secure copy (à travers le réseau)</text:span></text:p>
      <text:p text:style-name="P242"><text:span text:style-name="T63">scp login@ip :cheminfichierorigine/</text:span><text:span text:style-name="T79">fichier.txt</text:span><text:span text:style-name="T63"> repertoiredestination/</text:span><text:span text:style-name="T79">monfichier.txt</text:span><text:span text:style-name="T63"> </text:span><text:span text:style-name="T64">pour récupérer un fichier sur le serveur et le coller sur son poste</text:span></text:p>
      <text:p text:style-name="P242"><text:span text:style-name="T64"/></text:p>
      <text:p text:style-name="P243"><text:span text:style-name="T67">On peut aussi copier du poste client vers le serveur :</text:span></text:p>
      <text:p text:style-name="P243"><text:span text:style-name="T78">scp fichier.txt login@ip:~/repertoire/monfichier.txt </text:span></text:p>
      <text:p text:style-name="P243"><text:span text:style-name="T78"/></text:p>
      <text:p text:style-name="P244"><text:span text:style-name="T78"><text:tab/>-</text:span><text:span text:style-name="T79">r </text:span><text:span text:style-name="T68">pour récursif (dossier complet)</text:span></text:p>
      <text:p text:style-name="P244"><text:span text:style-name="T68"/></text:p>
      <text:p text:style-name="P244"><text:span text:style-name="T68">On peut copier sans changer de nom :</text:span></text:p>
      <text:p text:style-name="P244"><text:span text:style-name="T79">scp login@ip:cheminfichier/fichier.txt . </text:span><text:span text:style-name="T68">(le point à la fin permet de placer le fichier tel quel dans notre répertoire courant)</text:span></text:p>
      <text:p text:style-name="P244"><text:span text:style-name="T68"/></text:p>
      <text:p text:style-name="P245"><text:span text:style-name="T69">FTP (pas sécurisé) :</text:span></text:p>
      <text:p text:style-name="P246"><text:span text:style-name="T63">ftp </text:span><text:span text:style-name="T80">login@ip</text:span><text:span text:style-name="T63"> </text:span><text:span text:style-name="T64">pour se connecter à un serveur ftp.</text:span></text:p>
      <text:p text:style-name="P246"><text:span text:style-name="T64">Une fois sur le serveur ftp, les commandes habituelles </text:span><text:span text:style-name="T63">ls</text:span><text:span text:style-name="T64">, </text:span><text:span text:style-name="T63">pwd</text:span><text:span text:style-name="T64">, </text:span><text:span text:style-name="T63">cd </text:span><text:span text:style-name="T64">etc fonctionnent.</text:span></text:p>
      <text:p text:style-name="P246"><text:span text:style-name="T64"/></text:p>
      <text:p text:style-name="P247"><text:span text:style-name="T63">put </text:span><text:span text:style-name="T64">permet d’envoyer un fichier vers le ftp</text:span></text:p>
      <text:p text:style-name="P247"><text:span text:style-name="T79">g</text:span><text:span text:style-name="T63">et </text:span><text:span text:style-name="T64">permet de récupérer un fichier du ftp</text:span></text:p>
      <text:p text:style-name="P247"><text:span text:style-name="T64"/></text:p>
      <text:p text:style-name="P248"><text:span text:style-name="T64">Quand on est sur le serveur ftp, on est en mode prompt :</text:span></text:p>
      <text:p text:style-name="P248"><text:span text:style-name="T64">&gt;</text:span></text:p>
      <text:p text:style-name="P248"><text:span text:style-name="T64">Pour naviguer sur notre poste depuis le prompt ftp, il faut utiliser les commandes avec un </text:span><text:span text:style-name="T63">! </text:span><text:span text:style-name="T64">devant :</text:span></text:p>
      <text:p text:style-name="P248"><text:span text:style-name="T63">!cd </text:span><text:span text:style-name="T64">etc</text:span></text:p>
      <text:p text:style-name="P248"><text:span text:style-name="T64"/></text:p>
      <text:p text:style-name="P248"><text:span text:style-name="T64">SFTP (sécurisé) :</text:span></text:p>
      <text:p text:style-name="P248"><text:span text:style-name="T63">sftp login@ip </text:span><text:span text:style-name="T70">pour se connecter puis même principe ensuite que ftp</text:span></text:p>
      <text:p text:style-name="P248"><text:span text:style-name="T70"/></text:p>
      <text:p text:style-name="P249"><text:span text:style-name="T64">Pour ma part, j’ai rendu ma VM Kid Buu accessible en sftp après avoir installé :</text:span></text:p>
      <text:p text:style-name="P249"><text:span text:style-name="T63">sudo apt-get instal vsftpd</text:span></text:p>
      <text:p text:style-name="P232"><text:span text:style-name="T63"/></text:p>
      <text:p text:style-name="P250"><text:span text:style-name="T64">Sauvegarde</text:span></text:p>
      <text:p text:style-name="P251"><text:span text:style-name="T63">rsync </text:span><text:span text:style-name="T64">permet une sauvegarde incrémentielle d’un dossier vers un autre, sur une même machine ou pas ! (sauvegarde incrémentielle = sauvegarde permettant d’avoir 2 répertoires identiques après chaque sauvegarde, mais sans tout réécraser à chaque fois, donc en ne sauvegardant que les différences)</text:span></text:p>
      <text:p text:style-name="P252"><text:span text:style-name="T63">rsync -arv repertoireorigine/ repertoiredestination/ </text:span><text:span text:style-name="T64">permet une sauvegarde en local</text:span></text:p>
      <text:p text:style-name="P252"><text:span text:style-name="T64"><text:tab/></text:span><text:span text:style-name="T63">-a </text:span><text:span text:style-name="T64">pour conserver toutes les infos des fichiers (doits etc)</text:span></text:p>
      <text:p text:style-name="P252"><text:span text:style-name="T64"><text:tab/></text:span><text:span text:style-name="T63">-r </text:span><text:span text:style-name="T64">pour recursive</text:span></text:p>
      <text:p text:style-name="P252"><text:span text:style-name="T64"><text:tab/></text:span><text:span text:style-name="T63">-v </text:span><text:span text:style-name="T64">pour verbose</text:span></text:p>
      <text:p text:style-name="P252"><text:span text:style-name="T64"/></text:p>
      <text:p text:style-name="P253"><text:span text:style-name="T64">Par défaut, </text:span><text:span text:style-name="T63">rsync </text:span><text:span text:style-name="T64">ne supprime pas les fichiers en trop dans le répertoire de sauvegarde, mais on peut lui demander avec --</text:span><text:span text:style-name="T63">delete</text:span></text:p>
      <text:p text:style-name="P253"><text:span text:style-name="T64">On peut en plus utiliser </text:span><text:span text:style-name="T63">--backup </text:span><text:span text:style-name="T64">pour garder de côté les fichiers supprimés (ils prendront un suffixe) ou encore on peut les déplacer : </text:span><text:span text:style-name="T63">--backup --backup-dir=/home/user/repertoire/</text:span></text:p>
      <text:p text:style-name="P233"><text:span text:style-name="T63">RTFM ! Car beaucoup de possibilités</text:span></text:p>
      <text:p text:style-name="P233"><text:soft-page-break/><text:span text:style-name="T63">Pour sauvegarder sur un serveur, il suffit de préciser l’adresse (login@ip) dans le chemin du répertoire de destination :</text:span></text:p>
      <text:p text:style-name="P253"><text:span text:style-name="T63">rsyn -arv --delete --backup --backup-dir=repertoirebackup/ repertoireasauvegarder/ login@ip:~/repertoiredesauvegarde/</text:span></text:p>
      <text:p text:style-name="P253"><text:span text:style-name="T64"/></text:p>
      <text:p text:style-name="P254"><text:span text:style-name="T64">Trafic, réseau, pare feu</text:span></text:p>
      <text:p text:style-name="P255"><text:span text:style-name="T63">host </text:span><text:span text:style-name="T64">permet d’obtenir l’ip d’un hôte ou le nom d’une ip. Exemple :</text:span></text:p>
      <text:p text:style-name="P255"><text:span text:style-name="T63">host openclassroom.com </text:span><text:span text:style-name="T64">renvoi l’ip</text:span></text:p>
      <text:p text:style-name="P255"><text:span text:style-name="T64"/></text:p>
      <text:p text:style-name="P256"><text:span text:style-name="T64">Les associations entre IP et nom d’hôte sont faites sur les serveurs DNS. On ne peut pas modifier les DNS publics mais on peut éditer nos propres correspondances :</text:span></text:p>
      <text:p text:style-name="P256"><text:span text:style-name="T63">sudo nano /etc/hosts</text:span></text:p>
      <text:p text:style-name="P234"><text:span text:style-name="T63">ici je peux par exemple nommer mon serveur (192.168.14.4) KidBuu pour pouvoir ensuite m’y connecter ainsi : login@KidBuu</text:span></text:p>
      <text:p text:style-name="P234"><text:span text:style-name="T63"/></text:p>
      <text:p text:style-name="P257"><text:span text:style-name="T63">whois monsite.com </text:span><text:span text:style-name="T64">pour obtenir le nom de domaine et plein d’autres infos</text:span></text:p>
      <text:p text:style-name="P257"><text:span text:style-name="T64"/></text:p>
      <text:p text:style-name="P257"><text:span text:style-name="T63">ifconfig </text:span><text:span text:style-name="T64">affiche les interfaces réseau de la machine courante</text:span></text:p>
      <text:p text:style-name="P257"><text:span text:style-name="T63">ifconfig nominterface up</text:span><text:span text:style-name="T64"> pour activer et </text:span><text:span text:style-name="T63">down </text:span><text:span text:style-name="T64">pour désactiver une interface réseau</text:span></text:p>
      <text:p text:style-name="P257"><text:span text:style-name="T64"/></text:p>
      <text:p text:style-name="P258"><text:span text:style-name="T63">netstat -i </text:span><text:span text:style-name="T64">permet d’obtenir les stats des interfaces réseau </text:span></text:p>
      <text:p text:style-name="P258"><text:span text:style-name="T63">netstat -uta </text:span><text:span text:style-name="T64">permet de lister les connexions ouvertes</text:span></text:p>
      <text:p text:style-name="P258"><text:span text:style-name="T64"><text:tab/></text:span><text:span text:style-name="T63">-u </text:span><text:span text:style-name="T64">pour afficher les connexions UDP</text:span></text:p>
      <text:p text:style-name="P258"><text:span text:style-name="T64"><text:tab/></text:span><text:span text:style-name="T63">-t </text:span><text:span text:style-name="T64">pour afficher les connexions TCP</text:span></text:p>
      <text:p text:style-name="P258"><text:span text:style-name="T64"><text:tab/></text:span><text:span text:style-name="T63">-a </text:span><text:span text:style-name="T64">pour les afficher quel que soit leur état</text:span></text:p>
      <text:p text:style-name="P258"><text:span text:style-name="T64"/></text:p>
      <text:p text:style-name="P259"><text:span text:style-name="T64">(FAIRE DES RECHERCHES SUR TCP ET UDP)</text:span></text:p>
      <text:p text:style-name="P260"/>
      <text:p text:style-name="P181">netstat -n -uta <text:span text:style-name="T42">(</text:span>-n<text:span text:style-name="T42">) permet de voir les n° des ports d’écoute (22 pour ssh, 21 pour ftp etc)</text:span></text:p>
      <text:p text:style-name="P181"><text:span text:style-name="T42"><text:tab/></text:span>-l <text:span text:style-name="T42">pour connaître ceux au statut LISTEN donc susceptibles d’être utilisés</text:span></text:p>
      <text:p text:style-name="P181"><text:span text:style-name="T42"><text:tab/></text:span>-<text:span text:style-name="T91">s </text:span><text:span text:style-name="T47">pour afficher des stats résumées </text:span></text:p>
      <text:p text:style-name="P181"><text:span text:style-name="T47"/></text:p>
      <text:p text:style-name="P182">iptables <text:span text:style-name="T42">est le pare feu Linux le plus célèbre. Un pare feu permet d’ouvrir et de ferme des ports, de filtrer des ip etc</text:span></text:p>
      <text:p text:style-name="P182"><text:span text:style-name="T42"/></text:p>
      <text:p text:style-name="P183"><text:span text:style-name="T92">sudo </text:span>iptables -L <text:span text:style-name="T42">permet d’afficher les règles :</text:span></text:p>
      <text:p text:style-name="P183"><text:span text:style-name="T42">INPUT = entrant, OUTPUT = sortant, FORWARD = redirection</text:span></text:p>
      <text:p text:style-name="P184"><text:span text:style-name="T42">policy ACCEPT = tout le trafic est accepté</text:span></text:p>
      <text:p text:style-name="P184"><text:span text:style-name="T42"/></text:p>
      <text:p text:style-name="P185">sudo iptables -F <text:span text:style-name="T42">permet de réinitialiser toutes les règles</text:span></text:p>
      <text:p text:style-name="P185"><text:span text:style-name="T42"/></text:p>
      <text:p text:style-name="P185"><text:span text:style-name="T42">L’ordre des règles est important (de haut en bas). On peut afficher leur numéro avec </text:span>--line-numbers </text:p>
      <text:p text:style-name="P133">Là encore, le port est en toutes lettres dans les règles (www pour port 80 par exemple) mais on peut les afficher en n° avec <text:span text:style-name="T38">-n</text:span></text:p>
      <text:p text:style-name="P134"><text:span text:style-name="T38">sudo iptables -A INPUT </text:span>ou <text:span text:style-name="T38">OUTPUT </text:span>ou <text:span text:style-name="T38">FORWARD </text:span>pour ajouter une règle en fin de liste.</text:p>
      <text:p text:style-name="P134"><text:tab/><text:span text:style-name="T38">-D chain </text:span>(chain = INPUT ou OUTPUT etc) <text:span text:style-name="T38">rulenum </text:span>pour supprimer la règle n° xxx</text:p>
      <text:p text:style-name="P134"><text:tab/><text:span text:style-name="T38">-I chain rulenum </text:span>pour insérer une règle en position xxx</text:p>
      <text:p text:style-name="P134"><text:tab/><text:span text:style-name="T38">-R chain rulenum </text:span>pour remplacer la règle xxx</text:p>
      <text:p text:style-name="P134"><text:tab/><text:span text:style-name="T38">-</text:span><text:span text:style-name="T39">F chain </text:span><text:span text:style-name="T93">pour vider les règles de la chain indiquée</text:span></text:p>
      <text:p text:style-name="P134"><text:tab/><text:span text:style-name="T38">-</text:span><text:span text:style-name="T39">P chain règlepardéfaut </text:span><text:span text:style-name="T93">pour modifier la règle par défaut d’une chain (exemple : tous fermés sauf ports indiqués)</text:span></text:p>
      <text:p text:style-name="P134"/>
      <text:p text:style-name="P186">sudo iptables -A INPUT -p tcp --dport ssh -j ACCEPT</text:p>
      <text:p text:style-name="P135"><text:tab/><text:tab/>chain<text:tab/>protocole<text:tab/>port<text:tab/><text:tab/>décision</text:p>
      <text:p text:style-name="P136">les décisions possibles sont <text:span text:style-name="T38">ACCEPT</text:span>,<text:span text:style-name="T38"> REJECT </text:span>ou <text:span text:style-name="T38">DROP </text:span>= ignorer</text:p>
      <text:p text:style-name="P136">on peut écrire 22 à la place de ssh (donc le numéro du port à la place de son nom)</text:p>
      <text:p text:style-name="P136">Ici, on a autorisé l’accès en SSH via TCP. On accepte donc les données TCP sur le port 22.</text:p>
      <text:p text:style-name="P137"><text:soft-page-break/>Le protocole ICMP permet le ping donc c’est bien de l’autoriser (il n’y a pas de port particulier)</text:p>
      <text:p text:style-name="P187">sudo iptables -A INPUT -p icmp -j ACCEPT</text:p>
      <text:p text:style-name="P187"/>
      <text:p text:style-name="P188">sudo iptables -A INPUT -i lo -j ACCEPT <text:span text:style-name="T42">permet d’autoriser tout le trafic sur lo = loopback donc sur soi-même.. </text:span><text:span text:style-name="T48">(c’est utile et nécessaire)</text:span></text:p>
      <text:p text:style-name="P188"><text:span text:style-name="T48"/></text:p>
      <text:p text:style-name="P189">sudo iptables -A INPUT -m state --state ESTABLISHED,RELATED -j ACCEPT <text:span text:style-name="T42">permet d’autoriser toutes les connexions demandées par le pc lui-même.<text:line-break/><text:line-break/></text:span>Sudo iptables -P INPUT DROP <text:span text:style-name="T42">permet de changer la règle par défaut de INPUT pour DROP toute autre connexion que celles qu’on a paramétré.</text:span></text:p>
      <text:p text:style-name="P189"><text:span text:style-name="T42"/></text:p>
      <text:p text:style-name="P190"><text:span text:style-name="T42">ATTENTION : toutes ces règles disparaissent après redémarrage de la machine, c’est pourquoi il faudra créer un script qui s’exécutera au démarrage de la machine pour appliquer ces règles. (dans 3 chapitres)</text:span></text:p>
      <text:p text:style-name="P190"><text:span text:style-name="T42"/></text:p>
      <text:p text:style-name="P190"><text:span text:style-name="T42">A savoir : </text:span>ufw <text:span text:style-name="T42">(Uncomplicated Firewall) existe pour certaines distri Linux et c’est plus simple.</text:span></text:p>
      <text:p text:style-name="P190"><text:span text:style-name="T42"/></text:p>
      <text:p text:style-name="P190"><text:span text:style-name="T42"/></text:p>
      <text:p text:style-name="P191"><text:span text:style-name="T42">Compiler un programme depuis les sources</text:span></text:p>
      <text:p text:style-name="P192"><text:span text:style-name="T42">Quand un programme vient de sortir ou qu’il n’est pas fini et pas encore disponible sur les dépôts, on ne peut pas le récupérer avec apt-get donc on doit récupérer ses sources et les compiler nous-même. En effet, les développeurs de programmes Linux ne procèdent pas comme sous Windows à la création d’un msi pour installation assistée etc, tout simplement car il y a beaucoup de distributions Linux et que ce serait </text:span><text:span text:style-name="T49">compliqué de prévoir l’installation sur toutes les distributions.</text:span></text:p>
      <text:p text:style-name="P193"><text:span text:style-name="T42"/></text:p>
      <text:p text:style-name="P194"><text:span text:style-name="T42">Avant de chercher les sources, on va chercher des</text:span><text:span text:style-name="T49"> </text:span><text:span text:style-name="T94">.deb </text:span><text:span text:style-name="T49">(pour Debian/Ubuntu) ou des </text:span><text:span text:style-name="T94">.rpm </text:span><text:span text:style-name="T49">(pour RedHat) etc.</text:span></text:p>
      <text:p text:style-name="P193"><text:span text:style-name="T42">A savoir : </text:span>alien <text:span text:style-name="T42">peut convertir un .rpm en .deb</text:span></text:p>
      <text:p text:style-name="P193"><text:span text:style-name="T42"/></text:p>
      <text:p text:style-name="P193"><text:span text:style-name="T42">J’ai testé avec le</text:span> <text:span text:style-name="T42">.deb de Chrome, pour donc installer Chrome !</text:span></text:p>
      <text:p text:style-name="P194"><text:span text:style-name="T42">Si on double clic dessus et qu’il n’y a pas d’erreur, tant mieux, sinon, c’est qu’il manque des dépendances (ou autre problèmes?)</text:span></text:p>
      <text:p text:style-name="P194"><text:span text:style-name="T42"/></text:p>
      <text:p text:style-name="P194"><text:span text:style-name="T42">Si il n’y a pas non plus de .deb alors on doit récupérer les sources et les compiler nous-même, c’est à dire transformer le code source en .exe.</text:span></text:p>
      <text:p text:style-name="P194"><text:span text:style-name="T42"/></text:p>
      <text:p text:style-name="P194"><text:span text:style-name="T42">Pour commencer, il faut installer les outils de compilation : </text:span></text:p>
      <text:p text:style-name="P194">sudo apt-get install build-essential</text:p>
      <text:p text:style-name="P138"/>
      <text:p text:style-name="P139">J’ai ensuite installer <text:span text:style-name="T38">htop</text:span> à partir de ses sources que j’ai compilé moi-même :</text:p>
      <text:p text:style-name="P139">on récupère ses sources sur le site et on obtient donc un fichier <text:span text:style-name="T38">.tar.gz</text:span></text:p>
      <text:p text:style-name="P195">tar -zxvf htop-0.8.3.tar.gz <text:span text:style-name="T42">pour le décompresser</text:span></text:p>
      <text:p text:style-name="P195"><text:span text:style-name="T42">dans le dossier décompressé, on cherche le </text:span>configure<text:span text:style-name="T42"> qu’on exécute comme suit :</text:span></text:p>
      <text:p text:style-name="P195">./configure <text:span text:style-name="T42">afin qu’il analyse la configuration du système.</text:span></text:p>
      <text:p text:style-name="P196"><text:span text:style-name="T42">Attention : il cherche un compilateur (checking for gcc) <text:s/>donc il faut l’avoir installé au préalable (build-essential)</text:span></text:p>
      <text:p text:style-name="P196"><text:span text:style-name="T42">Ensuite, il faut résoudre les erreurs s’il y en a..</text:span></text:p>
      <text:p text:style-name="P196"><text:span text:style-name="T42">Pour ma part, j’ai du installer des dépendances manquantes : libncursesw5-dbg et -dev</text:span></text:p>
      <text:p text:style-name="P197"><text:span text:style-name="T42">Quand il n’y a plus d’erreur (config.status : executing depfiles commands ou executing libtool commands), alors on peut compiler avec la commande </text:span>make</text:p>
      <text:p text:style-name="P140">Enfin on peut installer avec la commande <text:span text:style-name="T38">sudo make install</text:span></text:p>
      <text:p text:style-name="P140">Pour désinstaller (depuis le répertoire où on a compilé) : <text:span text:style-name="T38">sudo make uninstall</text:span></text:p>
      <text:p text:style-name="P140">On peut évidemment supprimer le répertoire où on a compilé et désinstaller comme on sait le faire avec <text:span text:style-name="T38">sudo apt-get autoremove</text:span></text:p>
      <text:p text:style-name="P140"/>
      <text:p text:style-name="P140"/>
      <text:p text:style-name="P141"><text:soft-page-break/>Vim (pronconcer Vi aille aime)</text:p>
      <text:p text:style-name="P142">C’est la version améliorée de Vi (vi aille)</text:p>
      <text:p text:style-name="P142">Emacs est son concurrent.</text:p>
      <text:p text:style-name="P142">On va voir Vim mais les deux sont bons, et il faut utiliser celui que nos amis/collègues utilisent afin d’avoir de l’aide à proximité…</text:p>
      <text:p text:style-name="P198"/>
      <text:p text:style-name="P198">sudo apt-get install vim <text:span text:style-name="T42">pour l’installer</text:span></text:p>
      <text:p text:style-name="P198">vim <text:span text:style-name="T42">pour le lancer</text:span></text:p>
      <text:p text:style-name="P198">vimtutor <text:span text:style-name="T42">pour lancer le tuto (peut nécessiter le paquet vim-common). Le tuto est à faire et peut prendre plus d’une heure si on s’exerce vraiment.</text:span></text:p>
      <text:p text:style-name="P200"><text:span text:style-name="T42">Il faut comprendre qu’il y a 3 modes dans Vim : interactif (ou navigation), édition et invit de commande.</text:span></text:p>
      <text:p text:style-name="P198"><text:span text:style-name="T42">On apprend les choses suivantes :</text:span></text:p>
      <text:p text:style-name="P198"><text:span text:style-name="T42">déplacer le curseur à gauche avec </text:span>h<text:span text:style-name="T42">, à droite avec </text:span>l<text:span text:style-name="T42">, en haut avec </text:span>k<text:span text:style-name="T42"> et en bas avec </text:span>j<text:span text:style-name="T42"> (on peut aussi utiliser les flèches)</text:span></text:p>
      <text:p text:style-name="P198"><text:span text:style-name="T42"/></text:p>
      <text:p text:style-name="P198"><text:span text:style-name="T42">taper </text:span>:<text:span text:style-name="T42"> pour lancer une invit de commande en bas de l’écran</text:span></text:p>
      <text:p text:style-name="P198"><text:span text:style-name="T42"><text:tab/></text:span>q ! <text:span text:style-name="T42">pour sortir sans enregistrer</text:span></text:p>
      <text:p text:style-name="P198"><text:span text:style-name="T42"><text:tab/></text:span>wq <text:span text:style-name="T42">pour enregistrer et quitter</text:span></text:p>
      <text:p text:style-name="P198"><text:span text:style-name="T42"><text:tab/></text:span><text:span text:style-name="T97">s/ancienmot/nouveaumot</text:span><text:span text:style-name="T52"> pour remplacer ancien mot par nouveau mot</text:span></text:p>
      <text:p text:style-name="P198"><text:span text:style-name="T52"><text:tab/></text:span><text:span text:style-name="T97">s/ancienmot/nouveaumot/g</text:span><text:span text:style-name="T52"> pour remplacer ancien mot par nouveau mot sur toute la ligne</text:span></text:p>
      <text:p text:style-name="P199"><text:span text:style-name="T52"><text:tab/></text:span><text:span text:style-name="T97">s/ancienmot/nouveaumot/g</text:span><text:span text:style-name="T52"> avec % au lieu de : pour faire remplacement dans tout le fichier</text:span></text:p>
      <text:p text:style-name="P199"><text:span text:style-name="T52"><text:tab/></text:span><text:span text:style-name="T97">!</text:span><text:span text:style-name="T52"> </text:span><text:span text:style-name="T53">pour taper une commande comme si on était dans la console</text:span></text:p>
      <text:p text:style-name="P199"><text:span text:style-name="T53"><text:tab/></text:span><text:span text:style-name="T98">w</text:span><text:span text:style-name="T53"> nomfichier pour enregistrer le fichier avec un nom</text:span></text:p>
      <text:p text:style-name="P198"><text:span text:style-name="T42"/></text:p>
      <text:p text:style-name="P198">x<text:span text:style-name="T42"> pour effacer un caractère</text:span></text:p>
      <text:p text:style-name="P198">i<text:span text:style-name="T42"> ou </text:span>a<text:span text:style-name="T42"> pour se mettre en mode insertion et écrire jusqu’à echap pour sortir</text:span></text:p>
      <text:p text:style-name="P198"><text:span text:style-name="T42">se placer au début d’un mot et taper </text:span>dw<text:span text:style-name="T42"> pour le supprimer</text:span></text:p>
      <text:p text:style-name="P198"><text:span text:style-name="T95">d$ </text:span><text:span text:style-name="T50">pour effacer tout ce qui se trouve après le curseur</text:span></text:p>
      <text:p text:style-name="P198"><text:span text:style-name="T96">e </text:span><text:span text:style-name="T51">pour se déplacer à la fin du mot</text:span></text:p>
      <text:p text:style-name="P198"><text:span text:style-name="T96">w </text:span><text:span text:style-name="T51">pour se déplacer au début du prochain mot</text:span></text:p>
      <text:p text:style-name="P198"><text:span text:style-name="T96">0 </text:span><text:span text:style-name="T51">pour aller au début</text:span></text:p>
      <text:p text:style-name="P198"><text:span text:style-name="T96">2e </text:span><text:span text:style-name="T51">pour aller à la fin du 2è mot après le curseur</text:span></text:p>
      <text:p text:style-name="P198"><text:span text:style-name="T96">2w</text:span><text:span text:style-name="T51"> pour aller au début du 2è mot après le curseur</text:span></text:p>
      <text:p text:style-name="P198"><text:span text:style-name="T51">si on tape </text:span><text:span text:style-name="T96">d</text:span><text:span text:style-name="T51"> avant on passe en mode effacement</text:span></text:p>
      <text:p text:style-name="P198"><text:span text:style-name="T96">dd</text:span><text:span text:style-name="T51"> pour effacer une ligne</text:span></text:p>
      <text:p text:style-name="P198"><text:span text:style-name="T96">u</text:span><text:span text:style-name="T51"> pour annuler</text:span></text:p>
      <text:p text:style-name="P198"><text:span text:style-name="T96">ctr + r</text:span><text:span text:style-name="T51"> pour annuler l’annulation</text:span></text:p>
      <text:p text:style-name="P198"><text:span text:style-name="T96">p</text:span><text:span text:style-name="T51"> pour coller car toutes les suppressions coupent en fait !</text:span></text:p>
      <text:p text:style-name="P198"><text:span text:style-name="T96">r</text:span><text:span text:style-name="T51"> pour remplacer une lettre en tapant une autre</text:span></text:p>
      <text:p text:style-name="P201"><text:span text:style-name="T96">c</text:span>e<text:span text:style-name="T42"> pour remplacer un mot</text:span></text:p>
      <text:p text:style-name="P201">cw<text:span text:style-name="T42"> pour remplacer un mot</text:span></text:p>
      <text:p text:style-name="P201">c$<text:span text:style-name="T42"> pour remplacer une fin de ligne</text:span></text:p>
      <text:p text:style-name="P201">ctrl + g<text:span text:style-name="T42"> pour voir la position du curseur</text:span></text:p>
      <text:p text:style-name="P201">G<text:span text:style-name="T42"> pour aller à la fin du fichier</text:span></text:p>
      <text:p text:style-name="P201">gg<text:span text:style-name="T42"> pour aller au début du fichier</text:span></text:p>
      <text:p text:style-name="P201">numéro ligne + g<text:span text:style-name="T42"> pour aller à la ligne numéro xxx</text:span></text:p>
      <text:p text:style-name="P201"><text:span text:style-name="T42">/ pour chercher, </text:span>n<text:span text:style-name="T42"> pour suivant, </text:span>N<text:span text:style-name="T42"> pour précédent</text:span></text:p>
      <text:p text:style-name="P201">? <text:span text:style-name="T42">pour chercher vers le haut</text:span></text:p>
      <text:p text:style-name="P201">%<text:span text:style-name="T42"> pour se déplacer d’un ({[ à l’autre ]}) → utile pour trouver qui ferme qui</text:span></text:p>
      <text:p text:style-name="P201"><text:span text:style-name="T42"/></text:p>
      <text:p text:style-name="P202">v<text:span text:style-name="T42"> permet de sélectionner du texte, puis</text:span></text:p>
      <text:p text:style-name="P202"><text:span text:style-name="T42"><text:tab/></text:span>:w<text:span text:style-name="T42"> nomfichier pour enregistrer le texte sélectionné dans un autre fichier</text:span></text:p>
      <text:p text:style-name="P202"><text:span text:style-name="T42"><text:tab/></text:span>d<text:span text:style-name="T42"> pour couper le texte sélectionné</text:span></text:p>
      <text:p text:style-name="P202"><text:span text:style-name="T42"><text:tab/></text:span>y<text:span text:style-name="T42"> pour copier le texte sélectionné puis </text:span>p<text:span text:style-name="T42"> pour coller</text:span></text:p>
      <text:p text:style-name="P202"><text:span text:style-name="T42"/></text:p>
      <text:p text:style-name="P202"><text:span text:style-name="T42"/></text:p>
      <text:p text:style-name="P202"><text:soft-page-break/>:r <text:span text:style-name="T42">pour recevoir du texte :</text:span></text:p>
      <text:p text:style-name="P202"><text:span text:style-name="T42"><text:tab/></text:span>nomfichier<text:span text:style-name="T42"> pour recevoir le contenu du fichier</text:span></text:p>
      <text:p text:style-name="P202"><text:span text:style-name="T42"><text:tab/></text:span>!ls <text:span text:style-name="T42">pour recevoir le contenu de ls</text:span></text:p>
      <text:p text:style-name="P202"><text:span text:style-name="T42"><text:tab/></text:span>!<text:span text:style-name="T42">commande pour recevoir le contenu d’une commande</text:span></text:p>
      <text:p text:style-name="P202"><text:span text:style-name="T42"/></text:p>
      <text:p text:style-name="P202">o<text:span text:style-name="T42"> pour insérer une ligne en dessous</text:span></text:p>
      <text:p text:style-name="P202">O<text:span text:style-name="T42"> pour insérer une ligne au dessus</text:span></text:p>
      <text:p text:style-name="P202">a<text:span text:style-name="T42"> pour ajouter du texte après le curseur</text:span></text:p>
      <text:p text:style-name="P202">R<text:span text:style-name="T42"> pour passer en mode remplacement et remplacer des caractères</text:span></text:p>
      <text:p text:style-name="P202"><text:span text:style-name="T42"/></text:p>
      <text:p text:style-name="P202">:set ic <text:span text:style-name="T42">pour ignorer la casse quand on fait une recherche</text:span></text:p>
      <text:p text:style-name="P202">:set noic<text:span text:style-name="T42"> pour respecter la casse quand on fait un recherche</text:span></text:p>
      <text:p text:style-name="P202">:set hls is<text:span text:style-name="T42"> pour mettre en surbrillance la recherche<text:tab/></text:span></text:p>
      <text:p text:style-name="P202">:nohlsearch<text:span text:style-name="T42"> pour enlever la surbrillance</text:span></text:p>
      <text:p text:style-name="P202">:help<text:span text:style-name="T42"> pour afficher l’aide</text:span></text:p>
      <text:p text:style-name="P202">:help<text:span text:style-name="T42"> </text:span>w<text:span text:style-name="T42"> pour afficher l’aide sur w</text:span></text:p>
      <text:p text:style-name="P202"><text:span text:style-name="T42"/></text:p>
      <text:p text:style-name="P202">:edit ~/.vimrc<text:span text:style-name="T42"> pour éditer le fichier vmrc qui permet d’activer d’autres fonctionnalités Vim</text:span></text:p>
      <text:p text:style-name="P202"><text:span text:style-name="T42"/></text:p>
      <text:p text:style-name="P202"><text:span text:style-name="T42">Quand on commence à taper une commande dans Vim, on peut taper ctrl + d pour proposer une liste d’auto-complétion possible. TAB pour auto-complete</text:span></text:p>
      <text:p text:style-name="P202"><text:span text:style-name="T42"/></text:p>
      <text:p text:style-name="P202"><text:span text:style-name="T42">Dans la console, </text:span>GVim <text:span text:style-name="T42">lance l’interface graphique</text:span></text:p>
      <text:p text:style-name="P202"><text:span text:style-name="T42"/></text:p>
      <text:p text:style-name="P202">:sp<text:span text:style-name="T42"> permet de splitter l’écran horizontalement</text:span></text:p>
      <text:p text:style-name="P202">:sp nomfichier<text:span text:style-name="T42"> permet de splitter l’écran et afficher un 2è fichier</text:span></text:p>
      <text:p text:style-name="P202">:vsp <text:span text:style-name="T42">permet de splitter verticalement</text:span></text:p>
      <text:p text:style-name="P202">ctrl + w <text:span text:style-name="T42">puis</text:span></text:p>
      <text:p text:style-name="P202"><text:span text:style-name="T42"><text:tab/></text:span>ctrl + w<text:span text:style-name="T42"> pour naviguer entre les écrans</text:span></text:p>
      <text:p text:style-name="P202"><text:span text:style-name="T42"><text:tab/></text:span>q<text:span text:style-name="T42"> pour fermer un écran</text:span></text:p>
      <text:p text:style-name="P202"><text:span text:style-name="T42"/></text:p>
      <text:p text:style-name="P202"><text:span text:style-name="T42">Il y a un exemple de fichier de config dans /etc/vim/vimrc qu’on peut copier dans son répertoire personnel avec un point devant pour en faire un fichier caché (.vimrc)</text:span></text:p>
      <text:p text:style-name="P202"><text:span text:style-name="T42"/></text:p>
      <text:p text:style-name="P202"><text:span text:style-name="T42"/></text:p>
      <text:p text:style-name="P203"><text:span text:style-name="T42">Programmation Shell</text:span></text:p>
      <text:p text:style-name="P204"><text:span text:style-name="T42">Les différents environnements console sont appelés Shells.</text:span></text:p>
      <text:p text:style-name="P204"><text:span text:style-name="T42">Sh est l’ancêtre de bash, ksh, csh, tcsh, ash etc</text:span></text:p>
      <text:p text:style-name="P204"><text:span text:style-name="T42">bash est le shell par défaut de Linux et Mac OS X</text:span></text:p>
      <text:p text:style-name="P204"><text:span text:style-name="T42"/></text:p>
      <text:p text:style-name="P205">chsh <text:span text:style-name="T42">permet de changer de shell. Il faut alors indiquer le chemin où se trouve le programme qui gère le shell (/bin/sh ou /bin/bash etc)</text:span></text:p>
      <text:p text:style-name="P205"><text:span text:style-name="T42"/></text:p>
      <text:p text:style-name="P205"><text:span text:style-name="T42">Le langage de programmation diffère légèrement d’un shell à l’autre.</text:span></text:p>
      <text:p text:style-name="P205"><text:span text:style-name="T42"/></text:p>
      <text:p text:style-name="P205"><text:span text:style-name="T62">Création d’un script</text:span><text:span text:style-name="T42"> :</text:span></text:p>
      <text:p text:style-name="P205">vim monscript.sh</text:p>
      <text:p text:style-name="P143">On commence par préciser dans le fichier quel shell on utilise : <text:span text:style-name="T38"># !/bin/bash</text:span></text:p>
      <text:p text:style-name="P143">Attention : si on n’écrit pas cette ligne, c’est le shell par défaut du user <text:span text:style-name="T99">qui va exécuter le script or cela peut poser problème si ce n’est pas le même langage.</text:span></text:p>
      <text:p text:style-name="P144">(# ! se dit sha-bang !)</text:p>
      <text:p text:style-name="P145">A part ça, bah on tape des commandes… XD</text:p>
      <text:p text:style-name="P145"/>
      <text:p text:style-name="P146">Attention, quand on enregistre un fichier .sh, personne n’a le droit d’exécution sur ce fichier, il faut donc les rajouter : <text:span text:style-name="T38">chmod +x monscript.sh</text:span></text:p>
      <text:p text:style-name="P146"><text:span text:style-name="T42"/></text:p>
      <text:p text:style-name="P146"/>
      <text:p text:style-name="P147"><text:soft-page-break/>Exécuter le script : <text:span text:style-name="T38">./</text:span><text:span text:style-name="T40">monscript.sh</text:span></text:p>
      <text:p text:style-name="P148">Debugger le script : <text:span text:style-name="T38">bash -x monscript.sh</text:span></text:p>
      <text:p text:style-name="P148">Attention : pour pouvoir exécuter le script de n’importe où, il faut l’inscrire dans le PATH</text:p>
      <text:p text:style-name="P206"/>
      <text:p text:style-name="P207">echo $PATH <text:span text:style-name="T42">permet d’afficher les différents répertoires spéciaux PATH</text:span></text:p>
      <text:p text:style-name="P207"><text:span text:style-name="T42">Il faut donc déplacer le script dans un de ces répertoires !</text:span></text:p>
      <text:p text:style-name="P207"><text:span text:style-name="T42"/></text:p>
      <text:p text:style-name="P207"><text:span text:style-name="T42"/></text:p>
      <text:p text:style-name="P208"><text:span text:style-name="T42">Les variables</text:span></text:p>
      <text:p text:style-name="P207">message=“hello world” <text:span text:style-name="T54">→ on déclare la variable massage et on lui assigne du texte, sans espaces autour du =</text:span></text:p>
      <text:p text:style-name="P209">echo $message<text:span text:style-name="T42"> pour afficher la valeur de la variable message. Il faut donc utiliser </text:span>$ <text:span text:style-name="T42">pour manipuler la donnée contenue dans une variable</text:span></text:p>
      <text:p text:style-name="P209">echo -e $message <text:span text:style-name="T42">permet de bien traiter les sauts de lignes s’il y en a</text:span></text:p>
      <text:p text:style-name="P209"><text:span text:style-name="T42"/></text:p>
      <text:p text:style-name="P209"><text:span text:style-name="T42">on peut aussi utiliser les simples quotes pour assigner du texte. En revanche les doubles quotes demandent au système d’analyser le texte et de lire les variables qu’il contient :</text:span></text:p>
      <text:p text:style-name="P209">echo “  mon message est : $message ” <text:span text:style-name="T42">affichera « mon message est : hello world »</text:span></text:p>
      <text:p text:style-name="P209"><text:span text:style-name="T42"/></text:p>
      <text:p text:style-name="P210"><text:span text:style-name="T42">on peut aussi utiliser les back quote (</text:span>altgr + 7<text:span text:style-name="T42">) pour exécuter une commande :</text:span></text:p>
      <text:p text:style-name="P210">message=`pwd`</text:p>
      <text:p text:style-name="P210">echo “ vous êtes dans le répertoire $message ” <text:span text:style-name="T42">affichera « vous êtes dans le répertoire /home/user/ » /home/user/ étant le résultat de la commande pwd</text:span></text:p>
      <text:p text:style-name="P210"><text:span text:style-name="T42"/></text:p>
      <text:p text:style-name="P211"><text:span text:style-name="T100">echo </text:span><text:span text:style-name="T55">permet d’afficher</text:span></text:p>
      <text:p text:style-name="P211"><text:span text:style-name="T100">read </text:span><text:span text:style-name="T55">permet de demander un input</text:span></text:p>
      <text:p text:style-name="P211"><text:span text:style-name="T55"/></text:p>
      <text:p text:style-name="P211"><text:span text:style-name="T100">read -p “ entrez votre nom : ” nom</text:span></text:p>
      <text:p text:style-name="P211"><text:span text:style-name="T100">echo “ vous vous appelez $nom ” </text:span></text:p>
      <text:p text:style-name="P211"><text:span text:style-name="T55">Remarque : </text:span><text:span text:style-name="T100">read </text:span><text:span text:style-name="T55">lit mot par mot, ce qui signifie que chaque mot tapé peut partir dans une variable différente. S’il y a plus de mots tapés que de variables, les derniers mots iront dans la dernière variable. Exemple : </text:span><text:span text:style-name="T100">read -p “ entrez le nom de vos parents : ” papa maman</text:span></text:p>
      <text:p text:style-name="P212"><text:span text:style-name="T42">Input de l’utilisateur </text:span>&gt; Pierre Jacqueline Eloise</text:p>
      <text:p text:style-name="P149">Valeur des variables : <text:span text:style-name="T38">echo $papa </text:span>affichera Pierre, <text:span text:style-name="T38">echo $maman </text:span>affichera Jacqueline Eloise</text:p>
      <text:p text:style-name="P149"/>
      <text:p text:style-name="P213">read -s <text:span text:style-name="T42">permet de masquer les caractères tapés par le user :</text:span></text:p>
      <text:p text:style-name="P213">read -p “ tapez votre mot de passe : ” -s mdp</text:p>
      <text:p text:style-name="P213"/>
      <text:p text:style-name="P150">Attention : en bash, les variables sont des chaînes de caractères et non pas des nombres. <text:span text:style-name="T101">Mais on peut manipuler des nombres grâce à la commande </text:span><text:span text:style-name="T41">let</text:span></text:p>
      <text:p text:style-name="P214">let “a=5” <text:span text:style-name="T42">→ </text:span>$a <text:span text:style-name="T42">est égal à 5</text:span></text:p>
      <text:p text:style-name="P214"><text:span text:style-name="T102">let “b=2”</text:span> </text:p>
      <text:p text:style-name="P215">let “c=a+b”</text:p>
      <text:p text:style-name="P215">echo $c <text:span text:style-name="T42">affichera 7</text:span></text:p>
      <text:p text:style-name="P216"><text:span text:style-name="T56">on peut utiliser la commande </text:span><text:span text:style-name="T103">bc </text:span><text:span text:style-name="T56">pour manipuler des décimaux.</text:span></text:p>
      <text:p text:style-name="P216"><text:span text:style-name="T56">Les opérateurs sont <text:tab/></text:span><text:span text:style-name="T103">+</text:span><text:span text:style-name="T56">, <text:tab/></text:span><text:span text:style-name="T103">-</text:span><text:span text:style-name="T56">, <text:tab/></text:span><text:span text:style-name="T103">*</text:span><text:span text:style-name="T56">,<text:tab/> </text:span><text:span text:style-name="T103">/</text:span><text:span text:style-name="T56">,<text:tab/></text:span><text:span text:style-name="T103"> ** </text:span><text:span text:style-name="T56">(puissance), <text:tab/></text:span><text:span text:style-name="T103">% </text:span><text:span text:style-name="T56">(modulo)</text:span> </text:p>
      <text:p text:style-name="P216"/>
      <text:p text:style-name="P217">env <text:span text:style-name="T42">dans la console permet d’afficher les variables d’environnement (qui sont en quelque sorte des variables globales utilisables dans tous nos scripts)</text:span></text:p>
      <text:p text:style-name="P217"><text:span text:style-name="T42">on trouve notamment les variables suivantes :</text:span></text:p>
      <text:p text:style-name="P217"><text:span text:style-name="T42"><text:tab/></text:span><text:span text:style-name="T57">SHELL (bash)</text:span></text:p>
      <text:p text:style-name="P217"><text:span text:style-name="T57"><text:tab/>PATH (répertoires contenant programmes exécutés par nom)</text:span></text:p>
      <text:p text:style-name="P217"><text:span text:style-name="T57"><text:tab/>EDITOR (éditeur de text par défaut)</text:span></text:p>
      <text:p text:style-name="P217"><text:span text:style-name="T57"><text:tab/>HOME (dossier home)</text:span></text:p>
      <text:p text:style-name="P217"><text:span text:style-name="T57"><text:tab/>PWD (dossier où on se trouve)</text:span></text:p>
      <text:p text:style-name="P217"><text:span text:style-name="T57"><text:tab/>OLDPWD (dossier où on se trouvait avant)</text:span></text:p>
      <text:p text:style-name="P218">echo “ mon éditeur de text par défaut est : ” $EDITOR</text:p>
      <text:p text:style-name="P151"><text:soft-page-break/>la commande <text:span text:style-name="T38">export </text:span>permet de définir ses propres variables d’environnement mais rarement utile</text:p>
      <text:p text:style-name="P151"/>
      <text:p text:style-name="P151"/>
      <text:p text:style-name="P152">Les paramètres</text:p>
      <text:p text:style-name="P153">Un script prend <text:span text:style-name="T38">$# </text:span>paramètres : <text:span text:style-name="T38">$0 </text:span>est le nom du script, <text:span text:style-name="T38">$1 </text:span>à <text:span text:style-name="T38">$9 </text:span>sont les paramètres :</text:p>
      <text:p text:style-name="P219">echo “ exécution du script $0 avec $# paramètres ” </text:p>
      <text:p text:style-name="P219">echo “ le paramètre 1 est $1 ” </text:p>
      <text:p text:style-name="P153">à exécuter ainsi : <text:span text:style-name="T38">./variables.sh param1 param2 param3</text:span></text:p>
      <text:p text:style-name="P153"><text:span text:style-name="T38"/></text:p>
      <text:p text:style-name="P154">On peut tout de même passer plus de 9 paramètres dans un script, mais il faut utiliser <text:span text:style-name="T38">shift </text:span>pour décaler les paramètres dans le script afin de récupérer ceux après le 9è.</text:p>
      <text:p text:style-name="P220">$1 <text:span text:style-name="T42">= param1</text:span></text:p>
      <text:p text:style-name="P220"><text:span text:style-name="T42">après </text:span>shift<text:span text:style-name="T42">, </text:span>$1 <text:span text:style-name="T42">= param2</text:span></text:p>
      <text:p text:style-name="P220"><text:span text:style-name="T42">exemple : </text:span>./<text:span text:style-name="T104">script.sh a b c</text:span></text:p>
      <text:p text:style-name="P220">→<text:span text:style-name="T104"> echo “ param1 est $1 ” </text:span><text:span text:style-name="T58">va afficher </text:span><text:span text:style-name="T104">a</text:span></text:p>
      <text:p text:style-name="P221">shift</text:p>
      <text:p text:style-name="P221">→ echo “ param1 est maintenant $1 ” <text:span text:style-name="T42">va afficher </text:span>b</text:p>
      <text:p text:style-name="P155"/>
      <text:p text:style-name="P155"/>
      <text:p text:style-name="P156">Les tableaux</text:p>
      <text:p text:style-name="P222">tableau=(‘val0’ ‘val1’ ‘val2’)</text:p>
      <text:p text:style-name="P222">echo “ ${tableau[2]} <text:span text:style-name="T105">” </text:span><text:span text:style-name="T42">affichera val2</text:span></text:p>
      <text:p text:style-name="P223">tableau[2]=’3’ <text:span text:style-name="T42">permet de définir la 3è valeur du tableau</text:span></text:p>
      <text:p text:style-name="P223">${tableau[*]} <text:span text:style-name="T42">permet d’afficher tout le contenu du tableau</text:span></text:p>
      <text:p text:style-name="P223"><text:span text:style-name="T42"/></text:p>
      <text:p text:style-name="P223"><text:span text:style-name="T42"/></text:p>
      <text:p text:style-name="P224"><text:span text:style-name="T42">Tests et conditions</text:span></text:p>
      <text:p text:style-name="P225">if [ test ] <text:s text:c="5"/><text:span text:style-name="T42">(les espaces sont importants)</text:span></text:p>
      <text:p text:style-name="P225">then</text:p>
      <text:p text:style-name="P225"><text:s text:c="10"/>echo “ … ” </text:p>
      <text:p text:style-name="P225">fi</text:p>
      <text:p text:style-name="P157">------------------------------------------</text:p>
      <text:p text:style-name="P225">if [ test ] ; then</text:p>
      <text:p text:style-name="P225"><text:s text:c="10"/>echo “ … ” </text:p>
      <text:p text:style-name="P225">fi</text:p>
      <text:p text:style-name="P225">------------------------------------------</text:p>
      <text:p text:style-name="P225">if [ test ] </text:p>
      <text:p text:style-name="P225">then</text:p>
      <text:p text:style-name="P225"><text:s text:c="10"/>echo “ … ” </text:p>
      <text:p text:style-name="P225">else</text:p>
      <text:p text:style-name="P225"><text:s text:c="10"/>echo “ … ” </text:p>
      <text:p text:style-name="P226">fi</text:p>
      <text:p text:style-name="P226">------------------------------------------</text:p>
      <text:p text:style-name="P226">if [ test ] </text:p>
      <text:p text:style-name="P226">then</text:p>
      <text:p text:style-name="P226"><text:s text:c="10"/>echo “ … ” </text:p>
      <text:p text:style-name="P226">elif [ test ] </text:p>
      <text:p text:style-name="P226">then</text:p>
      <text:p text:style-name="P226"><text:s text:c="10"/>echo “ … ” </text:p>
      <text:p text:style-name="P226">else</text:p>
      <text:p text:style-name="P226"><text:s text:c="10"/>echo “ … ”</text:p>
      <text:p text:style-name="P226">fi</text:p>
      <text:p text:style-name="P226">------------------------------------------</text:p>
      <text:p text:style-name="P158">Les tests sont possibles sur :</text:p>
      <text:p text:style-name="P158">- des chaînes de caractères</text:p>
      <text:p text:style-name="P158">- des nombres</text:p>
      <text:p text:style-name="P158">- des fichiers</text:p>
      <text:p text:style-name="P159"><text:soft-page-break/><text:span text:style-name="T61">Tests de chaînes de caractères</text:span> :</text:p>
      <text:p text:style-name="P159">=, !=, -z (si vide), -n (si non vide)</text:p>
      <text:p text:style-name="P227">if [ -z $1 ] <text:span text:style-name="T42">pour tester si le paramètre 1 est renseigné</text:span></text:p>
      <text:p text:style-name="P227"><text:span text:style-name="T42">A REVOIR CAR BUG</text:span></text:p>
      <text:p text:style-name="P159"/>
      <text:p text:style-name="P235">Tests de nombres <text:span text:style-name="T63">:</text:span></text:p>
      <text:p text:style-name="P261"><text:span text:style-name="T63">-</text:span><text:span text:style-name="T81">eq</text:span><text:span text:style-name="T71"> pour equal, </text:span><text:span text:style-name="T81">-neq </text:span><text:span text:style-name="T71">pour non equal, </text:span><text:span text:style-name="T81">-lt </text:span><text:span text:style-name="T71">pour lower than, </text:span><text:span text:style-name="T81">-le </text:span><text:span text:style-name="T71">pour lower or equal, </text:span><text:span text:style-name="T81">-gt </text:span><text:span text:style-name="T71">pour greater than, </text:span><text:span text:style-name="T81">-ge </text:span><text:span text:style-name="T71">pour greater or equal</text:span></text:p>
      <text:p text:style-name="P235"><text:span text:style-name="T63"/></text:p>
      <text:p text:style-name="P235">Tests de fichiers <text:span text:style-name="T63">:</text:span></text:p>
      <text:p text:style-name="P261"><text:span text:style-name="T63">-</text:span><text:span text:style-name="T82">e $fichier </text:span><text:span text:style-name="T72">(existe?), </text:span><text:span text:style-name="T82">-d $fichier </text:span><text:span text:style-name="T72">(répertoire?), </text:span><text:span text:style-name="T82">-f $fichier </text:span><text:span text:style-name="T72">(fichier?), </text:span><text:span text:style-name="T82">-L $fichier </text:span><text:span text:style-name="T72">(lien symbolique?) , </text:span><text:span text:style-name="T82">-t $fichier </text:span><text:span text:style-name="T72">(lisible?), </text:span><text:span text:style-name="T82">-w $fichier </text:span><text:span text:style-name="T72">(modifiable?), </text:span><text:span text:style-name="T82">-x $fichier </text:span><text:span text:style-name="T72">(exécutable?)</text:span></text:p>
      <text:p text:style-name="P262"><text:span text:style-name="T82">$</text:span><text:span text:style-name="T63">fichier1 -nt $fichier2 </text:span><text:span text:style-name="T64">(fichier1 newer than fichier2)</text:span></text:p>
      <text:p text:style-name="P263"><text:span text:style-name="T63">$fichier1 -ot $fichier2 </text:span><text:span text:style-name="T64">(fichier1 older than fichier2)</text:span></text:p>
      <text:p text:style-name="P264"><text:span text:style-name="T64">Opérateurs : </text:span><text:span text:style-name="T63">&amp;&amp; </text:span><text:span text:style-name="T64">= et, </text:span><text:span text:style-name="T63">|| </text:span><text:span text:style-name="T64">= ou</text:span></text:p>
      <text:p text:style-name="P264"><text:span text:style-name="T63">! </text:span><text:span text:style-name="T73">permet d’inverser les tests</text:span></text:p>
      <text:p text:style-name="P264"><text:span text:style-name="T73"/></text:p>
      <text:p text:style-name="P265"><text:span text:style-name="T83">c</text:span><text:span text:style-name="T63">ase $1 in</text:span></text:p>
      <text:p text:style-name="P265"><text:span text:style-name="T63"><text:s text:c="10"/>“ Bruno ” )</text:span></text:p>
      <text:p text:style-name="P265"><text:span text:style-name="T63"><text:s text:c="30"/>echo “ salut Bruno ”</text:span></text:p>
      <text:p text:style-name="P265"><text:span text:style-name="T63"><text:s text:c="30"/>;;</text:span></text:p>
      <text:p text:style-name="P265"><text:span text:style-name="T63"><text:s text:c="10"/>“ Ben ” )</text:span></text:p>
      <text:p text:style-name="P265"><text:span text:style-name="T63"><text:s text:c="30"/>echo “ salut boss ” </text:span></text:p>
      <text:p text:style-name="P265"><text:span text:style-name="T63"><text:s text:c="30"/>;;</text:span></text:p>
      <text:p text:style-name="P265"><text:span text:style-name="T63"><text:s text:c="10"/></text:span><text:span text:style-name="T64">*)</text:span></text:p>
      <text:p text:style-name="P265"><text:span text:style-name="T64"><text:s text:c="10"/></text:span><text:span text:style-name="T63"><text:s text:c="20"/>echo “ qui es-tu? ”</text:span></text:p>
      <text:p text:style-name="P265"><text:span text:style-name="T63">esac</text:span></text:p>
      <text:p text:style-name="P265"><text:span text:style-name="T63"/></text:p>
      <text:p text:style-name="P236"><text:span text:style-name="T63">Les boucles</text:span></text:p>
      <text:p text:style-name="P271"><text:span text:style-name="T63">while [ -z $reponse ] || [ $reponse!= “ oui ” ]</text:span></text:p>
      <text:p text:style-name="P271"><text:span text:style-name="T63">do</text:span></text:p>
      <text:p text:style-name="P266"><text:span text:style-name="T63"><text:s text:c="10"/></text:span><text:span text:style-name="T84">read -p “ Dites oui : ” reponse</text:span></text:p>
      <text:p text:style-name="P271"><text:span text:style-name="T63">done</text:span></text:p>
      <text:p text:style-name="P271"><text:span text:style-name="T63">------------------------------------</text:span></text:p>
      <text:p text:style-name="P271"><text:span text:style-name="T63">until [ !z $reponse ] <text:s/>&amp;&amp; [ $reponse = “ oui ” ]</text:span></text:p>
      <text:p text:style-name="P271"><text:span text:style-name="T63">do</text:span></text:p>
      <text:p text:style-name="P266"><text:span text:style-name="T63"><text:s text:c="10"/></text:span><text:span text:style-name="T84">read -p “ Dites oui : ” reponse</text:span></text:p>
      <text:p text:style-name="P271"><text:span text:style-name="T63">done</text:span></text:p>
      <text:p text:style-name="P271"><text:span text:style-name="T63">------------------------------------</text:span></text:p>
      <text:p text:style-name="P271"><text:span text:style-name="T63">for var in “ val1 ” “ val2 ” “ val3 ” </text:span></text:p>
      <text:p text:style-name="P271"><text:span text:style-name="T63">do</text:span></text:p>
      <text:p text:style-name="P266"><text:span text:style-name="T63"><text:s text:c="10"/></text:span><text:span text:style-name="T84">echo “ la var a pour valeur $var ” </text:span><text:span text:style-name="T74">(premier tour affiche val1, puis val2 et enfin val3)</text:span></text:p>
      <text:p text:style-name="P271"><text:span text:style-name="T84">d</text:span><text:span text:style-name="T63">one</text:span></text:p>
      <text:p text:style-name="P271"><text:span text:style-name="T63"/></text:p>
      <text:p text:style-name="P271"><text:span text:style-name="T63"/></text:p>
      <text:p text:style-name="P272"><text:span text:style-name="T63">listefichiers=`ls`</text:span></text:p>
      <text:p text:style-name="P272"><text:span text:style-name="T63">for fichier in $listefichiers</text:span></text:p>
      <text:p text:style-name="P272"><text:span text:style-name="T63">do</text:span></text:p>
      <text:p text:style-name="P267"><text:span text:style-name="T63"><text:s text:c="10"/></text:span><text:span text:style-name="T85">echo “ fichier trouvé : $fichier ”</text:span></text:p>
      <text:p text:style-name="P272"><text:span text:style-name="T63">done</text:span></text:p>
      <text:p text:style-name="P272"><text:span text:style-name="T63"/></text:p>
      <text:p text:style-name="P272"><text:span text:style-name="T63"/></text:p>
      <text:p text:style-name="P272"><text:span text:style-name="T63">for fichier in `ls`</text:span></text:p>
      <text:p text:style-name="P272"><text:span text:style-name="T63">do</text:span></text:p>
      <text:p text:style-name="P267"><text:span text:style-name="T63"><text:s text:c="10"/></text:span><text:span text:style-name="T85">mv $fichier $fichier-old</text:span></text:p>
      <text:p text:style-name="P272"><text:span text:style-name="T63">done</text:span></text:p>
      <text:p text:style-name="P272"><text:span text:style-name="T63"/></text:p>
      <text:p text:style-name="P273"><text:soft-page-break/><text:span text:style-name="T63">for i in `seq 1 10`</text:span></text:p>
      <text:p text:style-name="P273"><text:span text:style-name="T63">do</text:span></text:p>
      <text:p text:style-name="P268"><text:span text:style-name="T63"><text:s text:c="10"/></text:span><text:span text:style-name="T86">echo $i</text:span></text:p>
      <text:p text:style-name="P273"><text:span text:style-name="T63">done</text:span></text:p>
      <text:p text:style-name="P237"><text:span text:style-name="T63">(seq va générer les nombres de 1 à 10, on va donc faire 10 tours de boucles et afficher i qui prendra les valeurs 1 à 10)</text:span></text:p>
      <text:p text:style-name="P237"><text:span text:style-name="T63">(On peut aussi définir un pas. Par exemple de 1 à 10 en avançant de 2 = seq 1 2 10)</text:span></text:p>
      <text:p text:style-name="P237"><text:span text:style-name="T63"/></text:p>
      <text:p text:style-name="P237"><text:span text:style-name="T63"/></text:p>
      <text:p text:style-name="P238"><text:span text:style-name="T63">Fonctions</text:span></text:p>
      <text:p text:style-name="P239"><text:span text:style-name="T63">Il y a deux manières de déclarer une fonction :</text:span></text:p>
      <text:p text:style-name="P239"><text:span text:style-name="T63"/></text:p>
      <text:p text:style-name="P274"><text:span text:style-name="T63">maFonction()</text:span></text:p>
      <text:p text:style-name="P274"><text:span text:style-name="T63">{</text:span></text:p>
      <text:p text:style-name="P269"><text:span text:style-name="T63"><text:s text:c="10"/></text:span><text:span text:style-name="T87">bloc d’instruction</text:span></text:p>
      <text:p text:style-name="P274"><text:span text:style-name="T63">}</text:span></text:p>
      <text:p text:style-name="P274"><text:span text:style-name="T87"/></text:p>
      <text:p text:style-name="P240"><text:span text:style-name="T63">ou</text:span></text:p>
      <text:p text:style-name="P240"><text:span text:style-name="T63"/></text:p>
      <text:p text:style-name="P275"><text:span text:style-name="T63">fonction maFonction</text:span></text:p>
      <text:p text:style-name="P275"><text:span text:style-name="T63">{</text:span></text:p>
      <text:p text:style-name="P270"><text:span text:style-name="T63"><text:s text:c="10"/></text:span><text:span text:style-name="T87">bloc d’instruction</text:span></text:p>
      <text:p text:style-name="P275"><text:span text:style-name="T87">}</text:span></text:p>
      <text:p text:style-name="P275"><text:span text:style-name="T87"/></text:p>
      <text:p text:style-name="P241"><text:span text:style-name="T87">a</text:span><text:span text:style-name="T63">ppel : </text:span><text:span text:style-name="T75">maFonction</text:span></text:p>
      <text:p text:style-name="P241"><text:span text:style-name="T63"/></text:p>
      <text:p text:style-name="P241"><text:span text:style-name="T63">on peut passer des paramètres, de la même manière que quand on exécute un script : $# $1 $2 etc</text:span></text:p>
      <text:p text:style-name="P241"><text:span text:style-name="T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0:16:02.541795016</meta:creation-date>
    <meta:generator>LibreOffice/6.0.3.2$Linux_X86_64 LibreOffice_project/00m0$Build-2</meta:generator>
    <dc:date>2018-06-21T23:13:09.482075574</dc:date>
    <meta:editing-duration>PT17H7M46S</meta:editing-duration>
    <meta:editing-cycles>135</meta:editing-cycles>
    <meta:document-statistic meta:table-count="0" meta:image-count="0" meta:object-count="0" meta:page-count="23" meta:paragraph-count="855" meta:word-count="10055" meta:character-count="57095" meta:non-whitespace-character-count="47359"/>
  </office:meta>
</office:document-meta>
</file>